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ource 1</text:p>
          </table:table-cell>
          <table:covered-table-cell table:number-columns-repeated="3" table:style-name="ce3"/>
          <table:table-cell table:style-name="ce1" office:value-type="string" calcext:value-type="string" table:number-columns-spanned="4" table:number-rows-spanned="1">
            <text:p>Source 2</text:p>
          </table:table-cell>
          <table:covered-table-cell table:number-columns-repeated="3" table:style-name="ce3"/>
          <table:table-cell table:style-name="ce1" office:value-type="string" calcext:value-type="string" table:number-columns-spanned="4" table:number-rows-spanned="1">
            <text:p>Source 3</text:p>
          </table:table-cell>
          <table:covered-table-cell table:number-columns-repeated="3" table:style-name="ce3"/>
          <table:table-cell table:style-name="ce1" office:value-type="string" calcext:value-type="string" table:number-columns-spanned="4" table:number-rows-spanned="1">
            <text:p>AVERAGED</text:p>
          </table:table-cell>
          <table:covered-table-cell table:number-columns-repeated="3" table:style-name="ce3"/>
        </table:table-row>
        <table:table-row table:style-name="ro1"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U0adim</text:p>
          </table:table-cell>
          <table:table-cell table:style-name="ce3" office:value-type="string" calcext:value-type="string">
            <text:p>Umean0</text:p>
          </table:table-cell>
          <table:table-cell table:style-name="ce3" office:value-type="string" calcext:value-type="string">
            <text:p>Umean0adim</text:p>
          </table:table-cell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U0adim</text:p>
          </table:table-cell>
          <table:table-cell table:style-name="ce3" office:value-type="string" calcext:value-type="string">
            <text:p>Umean0</text:p>
          </table:table-cell>
          <table:table-cell table:style-name="ce3" office:value-type="string" calcext:value-type="string">
            <text:p>Umean0adim</text:p>
          </table:table-cell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U0adim</text:p>
          </table:table-cell>
          <table:table-cell table:style-name="ce3" office:value-type="string" calcext:value-type="string">
            <text:p>Umean0</text:p>
          </table:table-cell>
          <table:table-cell table:style-name="ce3" office:value-type="string" calcext:value-type="string">
            <text:p>Umean0adim</text:p>
          </table:table-cell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U0adim</text:p>
          </table:table-cell>
          <table:table-cell table:style-name="ce3" office:value-type="string" calcext:value-type="string">
            <text:p>Umean0</text:p>
          </table:table-cell>
          <table:table-cell table:style-name="ce3" office:value-type="string" calcext:value-type="string">
            <text:p>Umean0adim</text:p>
          </table:table-cell>
        </table:table-row>
        <table:table-row table:style-name="ro1">
          <table:table-cell office:value-type="float" office:value="14.697" calcext:value-type="float">
            <text:p>14.697</text:p>
          </table:table-cell>
          <table:table-cell table:formula="of:=[.A3]/[.$A$3]" office:value-type="float" office:value="1" calcext:value-type="float">
            <text:p>1</text:p>
          </table:table-cell>
          <table:table-cell office:value-type="float" office:value="14.704" calcext:value-type="float">
            <text:p>14.704</text:p>
          </table:table-cell>
          <table:table-cell table:formula="of:=[.C3]/[.$C$3]" office:value-type="float" office:value="1" calcext:value-type="float">
            <text:p>1</text:p>
          </table:table-cell>
          <table:table-cell office:value-type="float" office:value="14.69" calcext:value-type="float">
            <text:p>14.69</text:p>
          </table:table-cell>
          <table:table-cell table:formula="of:=[.E3]/[.$E$3]" office:value-type="float" office:value="1" calcext:value-type="float">
            <text:p>1</text:p>
          </table:table-cell>
          <table:table-cell office:value-type="float" office:value="14.697" calcext:value-type="float">
            <text:p>14.697</text:p>
          </table:table-cell>
          <table:table-cell table:formula="of:=[.G3]/[.$G$3]" office:value-type="float" office:value="1" calcext:value-type="float">
            <text:p>1</text:p>
          </table:table-cell>
          <table:table-cell office:value-type="float" office:value="14.705" calcext:value-type="float">
            <text:p>14.705</text:p>
          </table:table-cell>
          <table:table-cell table:formula="of:=[.I3]/[.$I$3]" office:value-type="float" office:value="1" calcext:value-type="float">
            <text:p>1</text:p>
          </table:table-cell>
          <table:table-cell office:value-type="float" office:value="14.713" calcext:value-type="float">
            <text:p>14.713</text:p>
          </table:table-cell>
          <table:table-cell table:formula="of:=[.K3]/[.$K$3]" office:value-type="float" office:value="1" calcext:value-type="float">
            <text:p>1</text:p>
          </table:table-cell>
          <table:table-cell table:formula="of:=AVERAGE([.A3];[.E3];[.I3])" office:value-type="float" office:value="14.6973333333333" calcext:value-type="float">
            <text:p>14.6973333333333</text:p>
          </table:table-cell>
          <table:table-cell table:formula="of:=AVERAGE([.B3];[.F3];[.J3])" office:value-type="float" office:value="1" calcext:value-type="float">
            <text:p>1</text:p>
          </table:table-cell>
          <table:table-cell table:formula="of:=AVERAGE([.C3];[.G3];[.K3])" office:value-type="float" office:value="14.7046666666667" calcext:value-type="float">
            <text:p>14.7046666666667</text:p>
          </table:table-cell>
          <table:table-cell table:formula="of:=AVERAGE([.D3];[.H3];[.L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684" calcext:value-type="float">
            <text:p>14.684</text:p>
          </table:table-cell>
          <table:table-cell table:formula="of:=[.A4]/[.$A$3]" office:value-type="float" office:value="0.999115465741308" calcext:value-type="float">
            <text:p>0.999115465741308</text:p>
          </table:table-cell>
          <table:table-cell office:value-type="float" office:value="14.692" calcext:value-type="float">
            <text:p>14.692</text:p>
          </table:table-cell>
          <table:table-cell table:formula="of:=[.C4]/[.$C$3]" office:value-type="float" office:value="0.999183895538629" calcext:value-type="float">
            <text:p>0.999183895538629</text:p>
          </table:table-cell>
          <table:table-cell office:value-type="float" office:value="14.677" calcext:value-type="float">
            <text:p>14.677</text:p>
          </table:table-cell>
          <table:table-cell table:formula="of:=[.E4]/[.$E$3]" office:value-type="float" office:value="0.999115044247788" calcext:value-type="float">
            <text:p>0.999115044247788</text:p>
          </table:table-cell>
          <table:table-cell office:value-type="float" office:value="14.684" calcext:value-type="float">
            <text:p>14.684</text:p>
          </table:table-cell>
          <table:table-cell table:formula="of:=[.G4]/[.$G$3]" office:value-type="float" office:value="0.999115465741308" calcext:value-type="float">
            <text:p>0.999115465741308</text:p>
          </table:table-cell>
          <table:table-cell office:value-type="float" office:value="14.693" calcext:value-type="float">
            <text:p>14.693</text:p>
          </table:table-cell>
          <table:table-cell table:formula="of:=[.I4]/[.$I$3]" office:value-type="float" office:value="0.999183951037062" calcext:value-type="float">
            <text:p>0.999183951037062</text:p>
          </table:table-cell>
          <table:table-cell office:value-type="float" office:value="14.701" calcext:value-type="float">
            <text:p>14.701</text:p>
          </table:table-cell>
          <table:table-cell table:formula="of:=[.K4]/[.$K$3]" office:value-type="float" office:value="0.99918439475294" calcext:value-type="float">
            <text:p>0.99918439475294</text:p>
          </table:table-cell>
          <table:table-cell table:formula="of:=AVERAGE([.A4];[.E4];[.I4])" office:value-type="float" office:value="14.6846666666667" calcext:value-type="float">
            <text:p>14.6846666666667</text:p>
          </table:table-cell>
          <table:table-cell table:formula="of:=AVERAGE([.B4];[.F4];[.J4])" office:value-type="float" office:value="0.999138153675386" calcext:value-type="float">
            <text:p>0.999138153675386</text:p>
          </table:table-cell>
          <table:table-cell table:formula="of:=AVERAGE([.C4];[.G4];[.K4])" office:value-type="float" office:value="14.6923333333333" calcext:value-type="float">
            <text:p>14.6923333333333</text:p>
          </table:table-cell>
          <table:table-cell table:formula="of:=AVERAGE([.D4];[.H4];[.L4])" office:value-type="float" office:value="0.999161252010959" calcext:value-type="float">
            <text:p>0.999161252010959</text:p>
          </table:table-cell>
        </table:table-row>
        <table:table-row table:style-name="ro1">
          <table:table-cell office:value-type="float" office:value="14.671" calcext:value-type="float">
            <text:p>14.671</text:p>
          </table:table-cell>
          <table:table-cell table:formula="of:=[.A5]/[.$A$3]" office:value-type="float" office:value="0.998230931482616" calcext:value-type="float">
            <text:p>0.998230931482616</text:p>
          </table:table-cell>
          <table:table-cell office:value-type="float" office:value="14.679" calcext:value-type="float">
            <text:p>14.679</text:p>
          </table:table-cell>
          <table:table-cell table:formula="of:=[.C5]/[.$C$3]" office:value-type="float" office:value="0.998299782372144" calcext:value-type="float">
            <text:p>0.998299782372144</text:p>
          </table:table-cell>
          <table:table-cell office:value-type="float" office:value="14.663" calcext:value-type="float">
            <text:p>14.663</text:p>
          </table:table-cell>
          <table:table-cell table:formula="of:=[.E5]/[.$E$3]" office:value-type="float" office:value="0.998162014976174" calcext:value-type="float">
            <text:p>0.998162014976174</text:p>
          </table:table-cell>
          <table:table-cell office:value-type="float" office:value="14.671" calcext:value-type="float">
            <text:p>14.671</text:p>
          </table:table-cell>
          <table:table-cell table:formula="of:=[.G5]/[.$G$3]" office:value-type="float" office:value="0.998230931482616" calcext:value-type="float">
            <text:p>0.998230931482616</text:p>
          </table:table-cell>
          <table:table-cell office:value-type="float" office:value="14.68" calcext:value-type="float">
            <text:p>14.68</text:p>
          </table:table-cell>
          <table:table-cell table:formula="of:=[.I5]/[.$I$3]" office:value-type="float" office:value="0.99829989799388" calcext:value-type="float">
            <text:p>0.99829989799388</text:p>
          </table:table-cell>
          <table:table-cell office:value-type="float" office:value="14.688" calcext:value-type="float">
            <text:p>14.688</text:p>
          </table:table-cell>
          <table:table-cell table:formula="of:=[.K5]/[.$K$3]" office:value-type="float" office:value="0.998300822401957" calcext:value-type="float">
            <text:p>0.998300822401957</text:p>
          </table:table-cell>
          <table:table-cell table:formula="of:=AVERAGE([.A5];[.E5];[.I5])" office:value-type="float" office:value="14.6713333333333" calcext:value-type="float">
            <text:p>14.6713333333333</text:p>
          </table:table-cell>
          <table:table-cell table:formula="of:=AVERAGE([.B5];[.F5];[.J5])" office:value-type="float" office:value="0.99823094815089" calcext:value-type="float">
            <text:p>0.99823094815089</text:p>
          </table:table-cell>
          <table:table-cell table:formula="of:=AVERAGE([.C5];[.G5];[.K5])" office:value-type="float" office:value="14.6793333333333" calcext:value-type="float">
            <text:p>14.6793333333333</text:p>
          </table:table-cell>
          <table:table-cell table:formula="of:=AVERAGE([.D5];[.H5];[.L5])" office:value-type="float" office:value="0.998277178752239" calcext:value-type="float">
            <text:p>0.998277178752239</text:p>
          </table:table-cell>
        </table:table-row>
        <table:table-row table:style-name="ro1">
          <table:table-cell office:value-type="float" office:value="14.657" calcext:value-type="float">
            <text:p>14.657</text:p>
          </table:table-cell>
          <table:table-cell table:formula="of:=[.A6]/[.$A$3]" office:value-type="float" office:value="0.997278356127101" calcext:value-type="float">
            <text:p>0.997278356127101</text:p>
          </table:table-cell>
          <table:table-cell office:value-type="float" office:value="14.665" calcext:value-type="float">
            <text:p>14.665</text:p>
          </table:table-cell>
          <table:table-cell table:formula="of:=[.C6]/[.$C$3]" office:value-type="float" office:value="0.997347660500544" calcext:value-type="float">
            <text:p>0.997347660500544</text:p>
          </table:table-cell>
          <table:table-cell office:value-type="float" office:value="14.649" calcext:value-type="float">
            <text:p>14.649</text:p>
          </table:table-cell>
          <table:table-cell table:formula="of:=[.E6]/[.$E$3]" office:value-type="float" office:value="0.997208985704561" calcext:value-type="float">
            <text:p>0.997208985704561</text:p>
          </table:table-cell>
          <table:table-cell office:value-type="float" office:value="14.657" calcext:value-type="float">
            <text:p>14.657</text:p>
          </table:table-cell>
          <table:table-cell table:formula="of:=[.G6]/[.$G$3]" office:value-type="float" office:value="0.997278356127101" calcext:value-type="float">
            <text:p>0.997278356127101</text:p>
          </table:table-cell>
          <table:table-cell office:value-type="float" office:value="14.667" calcext:value-type="float">
            <text:p>14.667</text:p>
          </table:table-cell>
          <table:table-cell table:formula="of:=[.I6]/[.$I$3]" office:value-type="float" office:value="0.997415844950697" calcext:value-type="float">
            <text:p>0.997415844950697</text:p>
          </table:table-cell>
          <table:table-cell office:value-type="float" office:value="14.675" calcext:value-type="float">
            <text:p>14.675</text:p>
          </table:table-cell>
          <table:table-cell table:formula="of:=[.K6]/[.$K$3]" office:value-type="float" office:value="0.997417250050975" calcext:value-type="float">
            <text:p>0.997417250050975</text:p>
          </table:table-cell>
          <table:table-cell table:formula="of:=AVERAGE([.A6];[.E6];[.I6])" office:value-type="float" office:value="14.6576666666667" calcext:value-type="float">
            <text:p>14.6576666666667</text:p>
          </table:table-cell>
          <table:table-cell table:formula="of:=AVERAGE([.B6];[.F6];[.J6])" office:value-type="float" office:value="0.997301062260786" calcext:value-type="float">
            <text:p>0.997301062260786</text:p>
          </table:table-cell>
          <table:table-cell table:formula="of:=AVERAGE([.C6];[.G6];[.K6])" office:value-type="float" office:value="14.6656666666667" calcext:value-type="float">
            <text:p>14.6656666666667</text:p>
          </table:table-cell>
          <table:table-cell table:formula="of:=AVERAGE([.D6];[.H6];[.L6])" office:value-type="float" office:value="0.99734775555954" calcext:value-type="float">
            <text:p>0.99734775555954</text:p>
          </table:table-cell>
        </table:table-row>
        <table:table-row table:style-name="ro1">
          <table:table-cell office:value-type="float" office:value="14.642" calcext:value-type="float">
            <text:p>14.642</text:p>
          </table:table-cell>
          <table:table-cell table:formula="of:=[.A7]/[.$A$3]" office:value-type="float" office:value="0.996257739674764" calcext:value-type="float">
            <text:p>0.996257739674764</text:p>
          </table:table-cell>
          <table:table-cell office:value-type="float" office:value="14.651" calcext:value-type="float">
            <text:p>14.651</text:p>
          </table:table-cell>
          <table:table-cell table:formula="of:=[.C7]/[.$C$3]" office:value-type="float" office:value="0.996395538628944" calcext:value-type="float">
            <text:p>0.996395538628944</text:p>
          </table:table-cell>
          <table:table-cell office:value-type="float" office:value="14.633" calcext:value-type="float">
            <text:p>14.633</text:p>
          </table:table-cell>
          <table:table-cell table:formula="of:=[.E7]/[.$E$3]" office:value-type="float" office:value="0.996119809394146" calcext:value-type="float">
            <text:p>0.996119809394146</text:p>
          </table:table-cell>
          <table:table-cell office:value-type="float" office:value="14.642" calcext:value-type="float">
            <text:p>14.642</text:p>
          </table:table-cell>
          <table:table-cell table:formula="of:=[.G7]/[.$G$3]" office:value-type="float" office:value="0.996257739674764" calcext:value-type="float">
            <text:p>0.996257739674764</text:p>
          </table:table-cell>
          <table:table-cell office:value-type="float" office:value="14.653" calcext:value-type="float">
            <text:p>14.653</text:p>
          </table:table-cell>
          <table:table-cell table:formula="of:=[.I7]/[.$I$3]" office:value-type="float" office:value="0.99646378782727" calcext:value-type="float">
            <text:p>0.99646378782727</text:p>
          </table:table-cell>
          <table:table-cell office:value-type="float" office:value="14.661" calcext:value-type="float">
            <text:p>14.661</text:p>
          </table:table-cell>
          <table:table-cell table:formula="of:=[.K7]/[.$K$3]" office:value-type="float" office:value="0.996465710596072" calcext:value-type="float">
            <text:p>0.996465710596072</text:p>
          </table:table-cell>
          <table:table-cell table:formula="of:=AVERAGE([.A7];[.E7];[.I7])" office:value-type="float" office:value="14.6426666666667" calcext:value-type="float">
            <text:p>14.6426666666667</text:p>
          </table:table-cell>
          <table:table-cell table:formula="of:=AVERAGE([.B7];[.F7];[.J7])" office:value-type="float" office:value="0.99628044563206" calcext:value-type="float">
            <text:p>0.99628044563206</text:p>
          </table:table-cell>
          <table:table-cell table:formula="of:=AVERAGE([.C7];[.G7];[.K7])" office:value-type="float" office:value="14.6513333333333" calcext:value-type="float">
            <text:p>14.6513333333333</text:p>
          </table:table-cell>
          <table:table-cell table:formula="of:=AVERAGE([.D7];[.H7];[.L7])" office:value-type="float" office:value="0.996372996299927" calcext:value-type="float">
            <text:p>0.996372996299927</text:p>
          </table:table-cell>
        </table:table-row>
        <table:table-row table:style-name="ro1">
          <table:table-cell office:value-type="float" office:value="14.627" calcext:value-type="float">
            <text:p>14.627</text:p>
          </table:table-cell>
          <table:table-cell table:formula="of:=[.A8]/[.$A$3]" office:value-type="float" office:value="0.995237123222426" calcext:value-type="float">
            <text:p>0.995237123222426</text:p>
          </table:table-cell>
          <table:table-cell office:value-type="float" office:value="14.636" calcext:value-type="float">
            <text:p>14.636</text:p>
          </table:table-cell>
          <table:table-cell table:formula="of:=[.C8]/[.$C$3]" office:value-type="float" office:value="0.995375408052231" calcext:value-type="float">
            <text:p>0.995375408052231</text:p>
          </table:table-cell>
          <table:table-cell office:value-type="float" office:value="14.618" calcext:value-type="float">
            <text:p>14.618</text:p>
          </table:table-cell>
          <table:table-cell table:formula="of:=[.E8]/[.$E$3]" office:value-type="float" office:value="0.995098706603132" calcext:value-type="float">
            <text:p>0.995098706603132</text:p>
          </table:table-cell>
          <table:table-cell office:value-type="float" office:value="14.627" calcext:value-type="float">
            <text:p>14.627</text:p>
          </table:table-cell>
          <table:table-cell table:formula="of:=[.G8]/[.$G$3]" office:value-type="float" office:value="0.995237123222426" calcext:value-type="float">
            <text:p>0.995237123222426</text:p>
          </table:table-cell>
          <table:table-cell office:value-type="float" office:value="14.638" calcext:value-type="float">
            <text:p>14.638</text:p>
          </table:table-cell>
          <table:table-cell table:formula="of:=[.I8]/[.$I$3]" office:value-type="float" office:value="0.995443726623597" calcext:value-type="float">
            <text:p>0.995443726623597</text:p>
          </table:table-cell>
          <table:table-cell office:value-type="float" office:value="14.648" calcext:value-type="float">
            <text:p>14.648</text:p>
          </table:table-cell>
          <table:table-cell table:formula="of:=[.K8]/[.$K$3]" office:value-type="float" office:value="0.995582138245089" calcext:value-type="float">
            <text:p>0.995582138245089</text:p>
          </table:table-cell>
          <table:table-cell table:formula="of:=AVERAGE([.A8];[.E8];[.I8])" office:value-type="float" office:value="14.6276666666667" calcext:value-type="float">
            <text:p>14.6276666666667</text:p>
          </table:table-cell>
          <table:table-cell table:formula="of:=AVERAGE([.B8];[.F8];[.J8])" office:value-type="float" office:value="0.995259852149718" calcext:value-type="float">
            <text:p>0.995259852149718</text:p>
          </table:table-cell>
          <table:table-cell table:formula="of:=AVERAGE([.C8];[.G8];[.K8])" office:value-type="float" office:value="14.637" calcext:value-type="float">
            <text:p>14.637</text:p>
          </table:table-cell>
          <table:table-cell table:formula="of:=AVERAGE([.D8];[.H8];[.L8])" office:value-type="float" office:value="0.995398223173249" calcext:value-type="float">
            <text:p>0.995398223173249</text:p>
          </table:table-cell>
        </table:table-row>
        <table:table-row table:style-name="ro1">
          <table:table-cell office:value-type="float" office:value="14.611" calcext:value-type="float">
            <text:p>14.611</text:p>
          </table:table-cell>
          <table:table-cell table:formula="of:=[.A9]/[.$A$3]" office:value-type="float" office:value="0.994148465673267" calcext:value-type="float">
            <text:p>0.994148465673267</text:p>
          </table:table-cell>
          <table:table-cell office:value-type="float" office:value="14.621" calcext:value-type="float">
            <text:p>14.621</text:p>
          </table:table-cell>
          <table:table-cell table:formula="of:=[.C9]/[.$C$3]" office:value-type="float" office:value="0.994355277475517" calcext:value-type="float">
            <text:p>0.994355277475517</text:p>
          </table:table-cell>
          <table:table-cell office:value-type="float" office:value="14.601" calcext:value-type="float">
            <text:p>14.601</text:p>
          </table:table-cell>
          <table:table-cell table:formula="of:=[.E9]/[.$E$3]" office:value-type="float" office:value="0.993941456773315" calcext:value-type="float">
            <text:p>0.993941456773315</text:p>
          </table:table-cell>
          <table:table-cell office:value-type="float" office:value="14.611" calcext:value-type="float">
            <text:p>14.611</text:p>
          </table:table-cell>
          <table:table-cell table:formula="of:=[.G9]/[.$G$3]" office:value-type="float" office:value="0.994148465673267" calcext:value-type="float">
            <text:p>0.994148465673267</text:p>
          </table:table-cell>
          <table:table-cell office:value-type="float" office:value="14.623" calcext:value-type="float">
            <text:p>14.623</text:p>
          </table:table-cell>
          <table:table-cell table:formula="of:=[.I9]/[.$I$3]" office:value-type="float" office:value="0.994423665419925" calcext:value-type="float">
            <text:p>0.994423665419925</text:p>
          </table:table-cell>
          <table:table-cell office:value-type="float" office:value="14.633" calcext:value-type="float">
            <text:p>14.633</text:p>
          </table:table-cell>
          <table:table-cell table:formula="of:=[.K9]/[.$K$3]" office:value-type="float" office:value="0.994562631686264" calcext:value-type="float">
            <text:p>0.994562631686264</text:p>
          </table:table-cell>
          <table:table-cell table:formula="of:=AVERAGE([.A9];[.E9];[.I9])" office:value-type="float" office:value="14.6116666666667" calcext:value-type="float">
            <text:p>14.6116666666667</text:p>
          </table:table-cell>
          <table:table-cell table:formula="of:=AVERAGE([.B9];[.F9];[.J9])" office:value-type="float" office:value="0.994171195955502" calcext:value-type="float">
            <text:p>0.994171195955502</text:p>
          </table:table-cell>
          <table:table-cell table:formula="of:=AVERAGE([.C9];[.G9];[.K9])" office:value-type="float" office:value="14.6216666666667" calcext:value-type="float">
            <text:p>14.6216666666667</text:p>
          </table:table-cell>
          <table:table-cell table:formula="of:=AVERAGE([.D9];[.H9];[.L9])" office:value-type="float" office:value="0.994355458278349" calcext:value-type="float">
            <text:p>0.994355458278349</text:p>
          </table:table-cell>
        </table:table-row>
        <table:table-row table:style-name="ro1">
          <table:table-cell office:value-type="float" office:value="14.594" calcext:value-type="float">
            <text:p>14.594</text:p>
          </table:table-cell>
          <table:table-cell table:formula="of:=[.A10]/[.$A$3]" office:value-type="float" office:value="0.992991767027285" calcext:value-type="float">
            <text:p>0.992991767027285</text:p>
          </table:table-cell>
          <table:table-cell office:value-type="float" office:value="14.604" calcext:value-type="float">
            <text:p>14.604</text:p>
          </table:table-cell>
          <table:table-cell table:formula="of:=[.C10]/[.$C$3]" office:value-type="float" office:value="0.993199129488574" calcext:value-type="float">
            <text:p>0.993199129488574</text:p>
          </table:table-cell>
          <table:table-cell office:value-type="float" office:value="14.583" calcext:value-type="float">
            <text:p>14.583</text:p>
          </table:table-cell>
          <table:table-cell table:formula="of:=[.E10]/[.$E$3]" office:value-type="float" office:value="0.992716133424098" calcext:value-type="float">
            <text:p>0.992716133424098</text:p>
          </table:table-cell>
          <table:table-cell office:value-type="float" office:value="14.593" calcext:value-type="float">
            <text:p>14.593</text:p>
          </table:table-cell>
          <table:table-cell table:formula="of:=[.G10]/[.$G$3]" office:value-type="float" office:value="0.992923725930462" calcext:value-type="float">
            <text:p>0.992923725930462</text:p>
          </table:table-cell>
          <table:table-cell office:value-type="float" office:value="14.607" calcext:value-type="float">
            <text:p>14.607</text:p>
          </table:table-cell>
          <table:table-cell table:formula="of:=[.I10]/[.$I$3]" office:value-type="float" office:value="0.993335600136008" calcext:value-type="float">
            <text:p>0.993335600136008</text:p>
          </table:table-cell>
          <table:table-cell office:value-type="float" office:value="14.617" calcext:value-type="float">
            <text:p>14.617</text:p>
          </table:table-cell>
          <table:table-cell table:formula="of:=[.K10]/[.$K$3]" office:value-type="float" office:value="0.993475158023517" calcext:value-type="float">
            <text:p>0.993475158023517</text:p>
          </table:table-cell>
          <table:table-cell table:formula="of:=AVERAGE([.A10];[.E10];[.I10])" office:value-type="float" office:value="14.5946666666667" calcext:value-type="float">
            <text:p>14.5946666666667</text:p>
          </table:table-cell>
          <table:table-cell table:formula="of:=AVERAGE([.B10];[.F10];[.J10])" office:value-type="float" office:value="0.993014500195797" calcext:value-type="float">
            <text:p>0.993014500195797</text:p>
          </table:table-cell>
          <table:table-cell table:formula="of:=AVERAGE([.C10];[.G10];[.K10])" office:value-type="float" office:value="14.6046666666667" calcext:value-type="float">
            <text:p>14.6046666666667</text:p>
          </table:table-cell>
          <table:table-cell table:formula="of:=AVERAGE([.D10];[.H10];[.L10])" office:value-type="float" office:value="0.993199337814184" calcext:value-type="float">
            <text:p>0.993199337814184</text:p>
          </table:table-cell>
        </table:table-row>
        <table:table-row table:style-name="ro1">
          <table:table-cell office:value-type="float" office:value="14.576" calcext:value-type="float">
            <text:p>14.576</text:p>
          </table:table-cell>
          <table:table-cell table:formula="of:=[.A11]/[.$A$3]" office:value-type="float" office:value="0.99176702728448" calcext:value-type="float">
            <text:p>0.99176702728448</text:p>
          </table:table-cell>
          <table:table-cell office:value-type="float" office:value="14.586" calcext:value-type="float">
            <text:p>14.586</text:p>
          </table:table-cell>
          <table:table-cell table:formula="of:=[.C11]/[.$C$3]" office:value-type="float" office:value="0.991974972796518" calcext:value-type="float">
            <text:p>0.991974972796518</text:p>
          </table:table-cell>
          <table:table-cell office:value-type="float" office:value="14.564" calcext:value-type="float">
            <text:p>14.564</text:p>
          </table:table-cell>
          <table:table-cell table:formula="of:=[.E11]/[.$E$3]" office:value-type="float" office:value="0.99142273655548" calcext:value-type="float">
            <text:p>0.99142273655548</text:p>
          </table:table-cell>
          <table:table-cell office:value-type="float" office:value="14.575" calcext:value-type="float">
            <text:p>14.575</text:p>
          </table:table-cell>
          <table:table-cell table:formula="of:=[.G11]/[.$G$3]" office:value-type="float" office:value="0.991698986187657" calcext:value-type="float">
            <text:p>0.991698986187657</text:p>
          </table:table-cell>
          <table:table-cell office:value-type="float" office:value="14.59" calcext:value-type="float">
            <text:p>14.59</text:p>
          </table:table-cell>
          <table:table-cell table:formula="of:=[.I11]/[.$I$3]" office:value-type="float" office:value="0.992179530771846" calcext:value-type="float">
            <text:p>0.992179530771846</text:p>
          </table:table-cell>
          <table:table-cell office:value-type="float" office:value="14.6" calcext:value-type="float">
            <text:p>14.6</text:p>
          </table:table-cell>
          <table:table-cell table:formula="of:=[.K11]/[.$K$3]" office:value-type="float" office:value="0.992319717256848" calcext:value-type="float">
            <text:p>0.992319717256848</text:p>
          </table:table-cell>
          <table:table-cell table:formula="of:=AVERAGE([.A11];[.E11];[.I11])" office:value-type="float" office:value="14.5766666666667" calcext:value-type="float">
            <text:p>14.5766666666667</text:p>
          </table:table-cell>
          <table:table-cell table:formula="of:=AVERAGE([.B11];[.F11];[.J11])" office:value-type="float" office:value="0.991789764870602" calcext:value-type="float">
            <text:p>0.991789764870602</text:p>
          </table:table-cell>
          <table:table-cell table:formula="of:=AVERAGE([.C11];[.G11];[.K11])" office:value-type="float" office:value="14.587" calcext:value-type="float">
            <text:p>14.587</text:p>
          </table:table-cell>
          <table:table-cell table:formula="of:=AVERAGE([.D11];[.H11];[.L11])" office:value-type="float" office:value="0.991997892080341" calcext:value-type="float">
            <text:p>0.991997892080341</text:p>
          </table:table-cell>
        </table:table-row>
        <table:table-row table:style-name="ro1">
          <table:table-cell office:value-type="float" office:value="14.557" calcext:value-type="float">
            <text:p>14.557</text:p>
          </table:table-cell>
          <table:table-cell table:formula="of:=[.A12]/[.$A$3]" office:value-type="float" office:value="0.990474246444853" calcext:value-type="float">
            <text:p>0.990474246444853</text:p>
          </table:table-cell>
          <table:table-cell office:value-type="float" office:value="14.568" calcext:value-type="float">
            <text:p>14.568</text:p>
          </table:table-cell>
          <table:table-cell table:formula="of:=[.C12]/[.$C$3]" office:value-type="float" office:value="0.990750816104461" calcext:value-type="float">
            <text:p>0.990750816104461</text:p>
          </table:table-cell>
          <table:table-cell office:value-type="float" office:value="14.545" calcext:value-type="float">
            <text:p>14.545</text:p>
          </table:table-cell>
          <table:table-cell table:formula="of:=[.E12]/[.$E$3]" office:value-type="float" office:value="0.990129339686862" calcext:value-type="float">
            <text:p>0.990129339686862</text:p>
          </table:table-cell>
          <table:table-cell office:value-type="float" office:value="14.556" calcext:value-type="float">
            <text:p>14.556</text:p>
          </table:table-cell>
          <table:table-cell table:formula="of:=[.G12]/[.$G$3]" office:value-type="float" office:value="0.99040620534803" calcext:value-type="float">
            <text:p>0.99040620534803</text:p>
          </table:table-cell>
          <table:table-cell office:value-type="float" office:value="14.572" calcext:value-type="float">
            <text:p>14.572</text:p>
          </table:table-cell>
          <table:table-cell table:formula="of:=[.I12]/[.$I$3]" office:value-type="float" office:value="0.99095545732744" calcext:value-type="float">
            <text:p>0.99095545732744</text:p>
          </table:table-cell>
          <table:table-cell office:value-type="float" office:value="14.583" calcext:value-type="float">
            <text:p>14.583</text:p>
          </table:table-cell>
          <table:table-cell table:formula="of:=[.K12]/[.$K$3]" office:value-type="float" office:value="0.991164276490179" calcext:value-type="float">
            <text:p>0.991164276490179</text:p>
          </table:table-cell>
          <table:table-cell table:formula="of:=AVERAGE([.A12];[.E12];[.I12])" office:value-type="float" office:value="14.558" calcext:value-type="float">
            <text:p>14.558</text:p>
          </table:table-cell>
          <table:table-cell table:formula="of:=AVERAGE([.B12];[.F12];[.J12])" office:value-type="float" office:value="0.990519681153051" calcext:value-type="float">
            <text:p>0.990519681153051</text:p>
          </table:table-cell>
          <table:table-cell table:formula="of:=AVERAGE([.C12];[.G12];[.K12])" office:value-type="float" office:value="14.569" calcext:value-type="float">
            <text:p>14.569</text:p>
          </table:table-cell>
          <table:table-cell table:formula="of:=AVERAGE([.D12];[.H12];[.L12])" office:value-type="float" office:value="0.99077376598089" calcext:value-type="float">
            <text:p>0.99077376598089</text:p>
          </table:table-cell>
        </table:table-row>
        <table:table-row table:style-name="ro1">
          <table:table-cell office:value-type="float" office:value="14.538" calcext:value-type="float">
            <text:p>14.538</text:p>
          </table:table-cell>
          <table:table-cell table:formula="of:=[.A13]/[.$A$3]" office:value-type="float" office:value="0.989181465605225" calcext:value-type="float">
            <text:p>0.989181465605225</text:p>
          </table:table-cell>
          <table:table-cell office:value-type="float" office:value="14.549" calcext:value-type="float">
            <text:p>14.549</text:p>
          </table:table-cell>
          <table:table-cell table:formula="of:=[.C13]/[.$C$3]" office:value-type="float" office:value="0.98945865070729" calcext:value-type="float">
            <text:p>0.98945865070729</text:p>
          </table:table-cell>
          <table:table-cell office:value-type="float" office:value="14.525" calcext:value-type="float">
            <text:p>14.525</text:p>
          </table:table-cell>
          <table:table-cell table:formula="of:=[.E13]/[.$E$3]" office:value-type="float" office:value="0.988767869298843" calcext:value-type="float">
            <text:p>0.988767869298843</text:p>
          </table:table-cell>
          <table:table-cell office:value-type="float" office:value="14.536" calcext:value-type="float">
            <text:p>14.536</text:p>
          </table:table-cell>
          <table:table-cell table:formula="of:=[.G13]/[.$G$3]" office:value-type="float" office:value="0.989045383411581" calcext:value-type="float">
            <text:p>0.989045383411581</text:p>
          </table:table-cell>
          <table:table-cell office:value-type="float" office:value="14.553" calcext:value-type="float">
            <text:p>14.553</text:p>
          </table:table-cell>
          <table:table-cell table:formula="of:=[.I13]/[.$I$3]" office:value-type="float" office:value="0.989663379802788" calcext:value-type="float">
            <text:p>0.989663379802788</text:p>
          </table:table-cell>
          <table:table-cell office:value-type="float" office:value="14.565" calcext:value-type="float">
            <text:p>14.565</text:p>
          </table:table-cell>
          <table:table-cell table:formula="of:=[.K13]/[.$K$3]" office:value-type="float" office:value="0.989940868619588" calcext:value-type="float">
            <text:p>0.989940868619588</text:p>
          </table:table-cell>
          <table:table-cell table:formula="of:=AVERAGE([.A13];[.E13];[.I13])" office:value-type="float" office:value="14.5386666666667" calcext:value-type="float">
            <text:p>14.5386666666667</text:p>
          </table:table-cell>
          <table:table-cell table:formula="of:=AVERAGE([.B13];[.F13];[.J13])" office:value-type="float" office:value="0.989204238235619" calcext:value-type="float">
            <text:p>0.989204238235619</text:p>
          </table:table-cell>
          <table:table-cell table:formula="of:=AVERAGE([.C13];[.G13];[.K13])" office:value-type="float" office:value="14.55" calcext:value-type="float">
            <text:p>14.55</text:p>
          </table:table-cell>
          <table:table-cell table:formula="of:=AVERAGE([.D13];[.H13];[.L13])" office:value-type="float" office:value="0.989481634246153" calcext:value-type="float">
            <text:p>0.989481634246153</text:p>
          </table:table-cell>
        </table:table-row>
        <table:table-row table:style-name="ro1">
          <table:table-cell office:value-type="float" office:value="14.517" calcext:value-type="float">
            <text:p>14.517</text:p>
          </table:table-cell>
          <table:table-cell table:formula="of:=[.A14]/[.$A$3]" office:value-type="float" office:value="0.987752602571953" calcext:value-type="float">
            <text:p>0.987752602571953</text:p>
          </table:table-cell>
          <table:table-cell office:value-type="float" office:value="14.529" calcext:value-type="float">
            <text:p>14.529</text:p>
          </table:table-cell>
          <table:table-cell table:formula="of:=[.C14]/[.$C$3]" office:value-type="float" office:value="0.988098476605005" calcext:value-type="float">
            <text:p>0.988098476605005</text:p>
          </table:table-cell>
          <table:table-cell office:value-type="float" office:value="14.503" calcext:value-type="float">
            <text:p>14.503</text:p>
          </table:table-cell>
          <table:table-cell table:formula="of:=[.E14]/[.$E$3]" office:value-type="float" office:value="0.987270251872022" calcext:value-type="float">
            <text:p>0.987270251872022</text:p>
          </table:table-cell>
          <table:table-cell office:value-type="float" office:value="14.515" calcext:value-type="float">
            <text:p>14.515</text:p>
          </table:table-cell>
          <table:table-cell table:formula="of:=[.G14]/[.$G$3]" office:value-type="float" office:value="0.987616520378309" calcext:value-type="float">
            <text:p>0.987616520378309</text:p>
          </table:table-cell>
          <table:table-cell office:value-type="float" office:value="14.534" calcext:value-type="float">
            <text:p>14.534</text:p>
          </table:table-cell>
          <table:table-cell table:formula="of:=[.I14]/[.$I$3]" office:value-type="float" office:value="0.988371302278137" calcext:value-type="float">
            <text:p>0.988371302278137</text:p>
          </table:table-cell>
          <table:table-cell office:value-type="float" office:value="14.546" calcext:value-type="float">
            <text:p>14.546</text:p>
          </table:table-cell>
          <table:table-cell table:formula="of:=[.K14]/[.$K$3]" office:value-type="float" office:value="0.988649493645076" calcext:value-type="float">
            <text:p>0.988649493645076</text:p>
          </table:table-cell>
          <table:table-cell table:formula="of:=AVERAGE([.A14];[.E14];[.I14])" office:value-type="float" office:value="14.518" calcext:value-type="float">
            <text:p>14.518</text:p>
          </table:table-cell>
          <table:table-cell table:formula="of:=AVERAGE([.B14];[.F14];[.J14])" office:value-type="float" office:value="0.987798052240704" calcext:value-type="float">
            <text:p>0.987798052240704</text:p>
          </table:table-cell>
          <table:table-cell table:formula="of:=AVERAGE([.C14];[.G14];[.K14])" office:value-type="float" office:value="14.53" calcext:value-type="float">
            <text:p>14.53</text:p>
          </table:table-cell>
          <table:table-cell table:formula="of:=AVERAGE([.D14];[.H14];[.L14])" office:value-type="float" office:value="0.98812149687613" calcext:value-type="float">
            <text:p>0.98812149687613</text:p>
          </table:table-cell>
        </table:table-row>
        <table:table-row table:style-name="ro1">
          <table:table-cell office:value-type="float" office:value="14.495" calcext:value-type="float">
            <text:p>14.495</text:p>
          </table:table-cell>
          <table:table-cell table:formula="of:=[.A15]/[.$A$3]" office:value-type="float" office:value="0.986255698441859" calcext:value-type="float">
            <text:p>0.986255698441859</text:p>
          </table:table-cell>
          <table:table-cell office:value-type="float" office:value="14.508" calcext:value-type="float">
            <text:p>14.508</text:p>
          </table:table-cell>
          <table:table-cell table:formula="of:=[.C15]/[.$C$3]" office:value-type="float" office:value="0.986670293797606" calcext:value-type="float">
            <text:p>0.986670293797606</text:p>
          </table:table-cell>
          <table:table-cell office:value-type="float" office:value="14.481" calcext:value-type="float">
            <text:p>14.481</text:p>
          </table:table-cell>
          <table:table-cell table:formula="of:=[.E15]/[.$E$3]" office:value-type="float" office:value="0.985772634445201" calcext:value-type="float">
            <text:p>0.985772634445201</text:p>
          </table:table-cell>
          <table:table-cell office:value-type="float" office:value="14.493" calcext:value-type="float">
            <text:p>14.493</text:p>
          </table:table-cell>
          <table:table-cell table:formula="of:=[.G15]/[.$G$3]" office:value-type="float" office:value="0.986119616248214" calcext:value-type="float">
            <text:p>0.986119616248214</text:p>
          </table:table-cell>
          <table:table-cell office:value-type="float" office:value="14.513" calcext:value-type="float">
            <text:p>14.513</text:p>
          </table:table-cell>
          <table:table-cell table:formula="of:=[.I15]/[.$I$3]" office:value-type="float" office:value="0.986943216592996" calcext:value-type="float">
            <text:p>0.986943216592996</text:p>
          </table:table-cell>
          <table:table-cell office:value-type="float" office:value="14.526" calcext:value-type="float">
            <text:p>14.526</text:p>
          </table:table-cell>
          <table:table-cell table:formula="of:=[.K15]/[.$K$3]" office:value-type="float" office:value="0.987290151566642" calcext:value-type="float">
            <text:p>0.987290151566642</text:p>
          </table:table-cell>
          <table:table-cell table:formula="of:=AVERAGE([.A15];[.E15];[.I15])" office:value-type="float" office:value="14.4963333333333" calcext:value-type="float">
            <text:p>14.4963333333333</text:p>
          </table:table-cell>
          <table:table-cell table:formula="of:=AVERAGE([.B15];[.F15];[.J15])" office:value-type="float" office:value="0.986323849826685" calcext:value-type="float">
            <text:p>0.986323849826685</text:p>
          </table:table-cell>
          <table:table-cell table:formula="of:=AVERAGE([.C15];[.G15];[.K15])" office:value-type="float" office:value="14.509" calcext:value-type="float">
            <text:p>14.509</text:p>
          </table:table-cell>
          <table:table-cell table:formula="of:=AVERAGE([.D15];[.H15];[.L15])" office:value-type="float" office:value="0.98669335387082" calcext:value-type="float">
            <text:p>0.98669335387082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table:formula="of:=[.A16]/[.$A$3]" office:value-type="float" office:value="0.984690753214942" calcext:value-type="float">
            <text:p>0.984690753214942</text:p>
          </table:table-cell>
          <table:table-cell office:value-type="float" office:value="14.486" calcext:value-type="float">
            <text:p>14.486</text:p>
          </table:table-cell>
          <table:table-cell table:formula="of:=[.C16]/[.$C$3]" office:value-type="float" office:value="0.985174102285093" calcext:value-type="float">
            <text:p>0.985174102285093</text:p>
          </table:table-cell>
          <table:table-cell office:value-type="float" office:value="14.456" calcext:value-type="float">
            <text:p>14.456</text:p>
          </table:table-cell>
          <table:table-cell table:formula="of:=[.E16]/[.$E$3]" office:value-type="float" office:value="0.984070796460177" calcext:value-type="float">
            <text:p>0.984070796460177</text:p>
          </table:table-cell>
          <table:table-cell office:value-type="float" office:value="14.469" calcext:value-type="float">
            <text:p>14.469</text:p>
          </table:table-cell>
          <table:table-cell table:formula="of:=[.G16]/[.$G$3]" office:value-type="float" office:value="0.984486629924474" calcext:value-type="float">
            <text:p>0.984486629924474</text:p>
          </table:table-cell>
          <table:table-cell office:value-type="float" office:value="14.491" calcext:value-type="float">
            <text:p>14.491</text:p>
          </table:table-cell>
          <table:table-cell table:formula="of:=[.I16]/[.$I$3]" office:value-type="float" office:value="0.98544712682761" calcext:value-type="float">
            <text:p>0.98544712682761</text:p>
          </table:table-cell>
          <table:table-cell office:value-type="float" office:value="14.505" calcext:value-type="float">
            <text:p>14.505</text:p>
          </table:table-cell>
          <table:table-cell table:formula="of:=[.K16]/[.$K$3]" office:value-type="float" office:value="0.985862842384286" calcext:value-type="float">
            <text:p>0.985862842384286</text:p>
          </table:table-cell>
          <table:table-cell table:formula="of:=AVERAGE([.A16];[.E16];[.I16])" office:value-type="float" office:value="14.473" calcext:value-type="float">
            <text:p>14.473</text:p>
          </table:table-cell>
          <table:table-cell table:formula="of:=AVERAGE([.B16];[.F16];[.J16])" office:value-type="float" office:value="0.984736225500909" calcext:value-type="float">
            <text:p>0.984736225500909</text:p>
          </table:table-cell>
          <table:table-cell table:formula="of:=AVERAGE([.C16];[.G16];[.K16])" office:value-type="float" office:value="14.4866666666667" calcext:value-type="float">
            <text:p>14.4866666666667</text:p>
          </table:table-cell>
          <table:table-cell table:formula="of:=AVERAGE([.D16];[.H16];[.L16])" office:value-type="float" office:value="0.985174524864618" calcext:value-type="float">
            <text:p>0.985174524864618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table:formula="of:=[.A17]/[.$A$3]" office:value-type="float" office:value="0.983057766891202" calcext:value-type="float">
            <text:p>0.983057766891202</text:p>
          </table:table-cell>
          <table:table-cell office:value-type="float" office:value="14.462" calcext:value-type="float">
            <text:p>14.462</text:p>
          </table:table-cell>
          <table:table-cell table:formula="of:=[.C17]/[.$C$3]" office:value-type="float" office:value="0.98354189336235" calcext:value-type="float">
            <text:p>0.98354189336235</text:p>
          </table:table-cell>
          <table:table-cell office:value-type="float" office:value="14.431" calcext:value-type="float">
            <text:p>14.431</text:p>
          </table:table-cell>
          <table:table-cell table:formula="of:=[.E17]/[.$E$3]" office:value-type="float" office:value="0.982368958475153" calcext:value-type="float">
            <text:p>0.982368958475153</text:p>
          </table:table-cell>
          <table:table-cell office:value-type="float" office:value="14.445" calcext:value-type="float">
            <text:p>14.445</text:p>
          </table:table-cell>
          <table:table-cell table:formula="of:=[.G17]/[.$G$3]" office:value-type="float" office:value="0.982853643600735" calcext:value-type="float">
            <text:p>0.982853643600735</text:p>
          </table:table-cell>
          <table:table-cell office:value-type="float" office:value="14.468" calcext:value-type="float">
            <text:p>14.468</text:p>
          </table:table-cell>
          <table:table-cell table:formula="of:=[.I17]/[.$I$3]" office:value-type="float" office:value="0.983883032981979" calcext:value-type="float">
            <text:p>0.983883032981979</text:p>
          </table:table-cell>
          <table:table-cell office:value-type="float" office:value="14.483" calcext:value-type="float">
            <text:p>14.483</text:p>
          </table:table-cell>
          <table:table-cell table:formula="of:=[.K17]/[.$K$3]" office:value-type="float" office:value="0.984367566098009" calcext:value-type="float">
            <text:p>0.984367566098009</text:p>
          </table:table-cell>
          <table:table-cell table:formula="of:=AVERAGE([.A17];[.E17];[.I17])" office:value-type="float" office:value="14.449" calcext:value-type="float">
            <text:p>14.449</text:p>
          </table:table-cell>
          <table:table-cell table:formula="of:=AVERAGE([.B17];[.F17];[.J17])" office:value-type="float" office:value="0.983103252782778" calcext:value-type="float">
            <text:p>0.983103252782778</text:p>
          </table:table-cell>
          <table:table-cell table:formula="of:=AVERAGE([.C17];[.G17];[.K17])" office:value-type="float" office:value="14.4633333333333" calcext:value-type="float">
            <text:p>14.4633333333333</text:p>
          </table:table-cell>
          <table:table-cell table:formula="of:=AVERAGE([.D17];[.H17];[.L17])" office:value-type="float" office:value="0.983587701020365" calcext:value-type="float">
            <text:p>0.983587701020365</text:p>
          </table:table-cell>
        </table:table-row>
        <table:table-row table:style-name="ro1">
          <table:table-cell office:value-type="float" office:value="14.422" calcext:value-type="float">
            <text:p>14.422</text:p>
          </table:table-cell>
          <table:table-cell table:formula="of:=[.A18]/[.$A$3]" office:value-type="float" office:value="0.981288698373818" calcext:value-type="float">
            <text:p>0.981288698373818</text:p>
          </table:table-cell>
          <table:table-cell office:value-type="float" office:value="14.437" calcext:value-type="float">
            <text:p>14.437</text:p>
          </table:table-cell>
          <table:table-cell table:formula="of:=[.C18]/[.$C$3]" office:value-type="float" office:value="0.981841675734494" calcext:value-type="float">
            <text:p>0.981841675734494</text:p>
          </table:table-cell>
          <table:table-cell office:value-type="float" office:value="14.404" calcext:value-type="float">
            <text:p>14.404</text:p>
          </table:table-cell>
          <table:table-cell table:formula="of:=[.E18]/[.$E$3]" office:value-type="float" office:value="0.980530973451327" calcext:value-type="float">
            <text:p>0.980530973451327</text:p>
          </table:table-cell>
          <table:table-cell office:value-type="float" office:value="14.419" calcext:value-type="float">
            <text:p>14.419</text:p>
          </table:table-cell>
          <table:table-cell table:formula="of:=[.G18]/[.$G$3]" office:value-type="float" office:value="0.98108457508335" calcext:value-type="float">
            <text:p>0.98108457508335</text:p>
          </table:table-cell>
          <table:table-cell office:value-type="float" office:value="14.444" calcext:value-type="float">
            <text:p>14.444</text:p>
          </table:table-cell>
          <table:table-cell table:formula="of:=[.I18]/[.$I$3]" office:value-type="float" office:value="0.982250935056103" calcext:value-type="float">
            <text:p>0.982250935056103</text:p>
          </table:table-cell>
          <table:table-cell office:value-type="float" office:value="14.46" calcext:value-type="float">
            <text:p>14.46</text:p>
          </table:table-cell>
          <table:table-cell table:formula="of:=[.K18]/[.$K$3]" office:value-type="float" office:value="0.982804322707809" calcext:value-type="float">
            <text:p>0.982804322707809</text:p>
          </table:table-cell>
          <table:table-cell table:formula="of:=AVERAGE([.A18];[.E18];[.I18])" office:value-type="float" office:value="14.4233333333333" calcext:value-type="float">
            <text:p>14.4233333333333</text:p>
          </table:table-cell>
          <table:table-cell table:formula="of:=AVERAGE([.B18];[.F18];[.J18])" office:value-type="float" office:value="0.981356868960416" calcext:value-type="float">
            <text:p>0.981356868960416</text:p>
          </table:table-cell>
          <table:table-cell table:formula="of:=AVERAGE([.C18];[.G18];[.K18])" office:value-type="float" office:value="14.4386666666667" calcext:value-type="float">
            <text:p>14.4386666666667</text:p>
          </table:table-cell>
          <table:table-cell table:formula="of:=AVERAGE([.D18];[.H18];[.L18])" office:value-type="float" office:value="0.981910191175218" calcext:value-type="float">
            <text:p>0.981910191175218</text:p>
          </table:table-cell>
        </table:table-row>
        <table:table-row table:style-name="ro1">
          <table:table-cell office:value-type="float" office:value="14.395" calcext:value-type="float">
            <text:p>14.395</text:p>
          </table:table-cell>
          <table:table-cell table:formula="of:=[.A19]/[.$A$3]" office:value-type="float" office:value="0.979451588759611" calcext:value-type="float">
            <text:p>0.979451588759611</text:p>
          </table:table-cell>
          <table:table-cell office:value-type="float" office:value="14.411" calcext:value-type="float">
            <text:p>14.411</text:p>
          </table:table-cell>
          <table:table-cell table:formula="of:=[.C19]/[.$C$3]" office:value-type="float" office:value="0.980073449401523" calcext:value-type="float">
            <text:p>0.980073449401523</text:p>
          </table:table-cell>
          <table:table-cell office:value-type="float" office:value="14.375" calcext:value-type="float">
            <text:p>14.375</text:p>
          </table:table-cell>
          <table:table-cell table:formula="of:=[.E19]/[.$E$3]" office:value-type="float" office:value="0.9785568413887" calcext:value-type="float">
            <text:p>0.9785568413887</text:p>
          </table:table-cell>
          <table:table-cell office:value-type="float" office:value="14.391" calcext:value-type="float">
            <text:p>14.391</text:p>
          </table:table-cell>
          <table:table-cell table:formula="of:=[.G19]/[.$G$3]" office:value-type="float" office:value="0.979179424372321" calcext:value-type="float">
            <text:p>0.979179424372321</text:p>
          </table:table-cell>
          <table:table-cell office:value-type="float" office:value="14.418" calcext:value-type="float">
            <text:p>14.418</text:p>
          </table:table-cell>
          <table:table-cell table:formula="of:=[.I19]/[.$I$3]" office:value-type="float" office:value="0.980482828969738" calcext:value-type="float">
            <text:p>0.980482828969738</text:p>
          </table:table-cell>
          <table:table-cell office:value-type="float" office:value="14.435" calcext:value-type="float">
            <text:p>14.435</text:p>
          </table:table-cell>
          <table:table-cell table:formula="of:=[.K19]/[.$K$3]" office:value-type="float" office:value="0.981105145109767" calcext:value-type="float">
            <text:p>0.981105145109767</text:p>
          </table:table-cell>
          <table:table-cell table:formula="of:=AVERAGE([.A19];[.E19];[.I19])" office:value-type="float" office:value="14.396" calcext:value-type="float">
            <text:p>14.396</text:p>
          </table:table-cell>
          <table:table-cell table:formula="of:=AVERAGE([.B19];[.F19];[.J19])" office:value-type="float" office:value="0.979497086372683" calcext:value-type="float">
            <text:p>0.979497086372683</text:p>
          </table:table-cell>
          <table:table-cell table:formula="of:=AVERAGE([.C19];[.G19];[.K19])" office:value-type="float" office:value="14.4123333333333" calcext:value-type="float">
            <text:p>14.4123333333333</text:p>
          </table:table-cell>
          <table:table-cell table:formula="of:=AVERAGE([.D19];[.H19];[.L19])" office:value-type="float" office:value="0.98011933962787" calcext:value-type="float">
            <text:p>0.98011933962787</text:p>
          </table:table-cell>
        </table:table-row>
        <table:table-row table:style-name="ro1">
          <table:table-cell office:value-type="float" office:value="14.366" calcext:value-type="float">
            <text:p>14.366</text:p>
          </table:table-cell>
          <table:table-cell table:formula="of:=[.A20]/[.$A$3]" office:value-type="float" office:value="0.977478396951759" calcext:value-type="float">
            <text:p>0.977478396951759</text:p>
          </table:table-cell>
          <table:table-cell office:value-type="float" office:value="14.383" calcext:value-type="float">
            <text:p>14.383</text:p>
          </table:table-cell>
          <table:table-cell table:formula="of:=[.C20]/[.$C$3]" office:value-type="float" office:value="0.978169205658324" calcext:value-type="float">
            <text:p>0.978169205658324</text:p>
          </table:table-cell>
          <table:table-cell office:value-type="float" office:value="14.345" calcext:value-type="float">
            <text:p>14.345</text:p>
          </table:table-cell>
          <table:table-cell table:formula="of:=[.E20]/[.$E$3]" office:value-type="float" office:value="0.976514635806671" calcext:value-type="float">
            <text:p>0.976514635806671</text:p>
          </table:table-cell>
          <table:table-cell office:value-type="float" office:value="14.362" calcext:value-type="float">
            <text:p>14.362</text:p>
          </table:table-cell>
          <table:table-cell table:formula="of:=[.G20]/[.$G$3]" office:value-type="float" office:value="0.977206232564469" calcext:value-type="float">
            <text:p>0.977206232564469</text:p>
          </table:table-cell>
          <table:table-cell office:value-type="float" office:value="14.391" calcext:value-type="float">
            <text:p>14.391</text:p>
          </table:table-cell>
          <table:table-cell table:formula="of:=[.I20]/[.$I$3]" office:value-type="float" office:value="0.978646718803128" calcext:value-type="float">
            <text:p>0.978646718803128</text:p>
          </table:table-cell>
          <table:table-cell office:value-type="float" office:value="14.409" calcext:value-type="float">
            <text:p>14.409</text:p>
          </table:table-cell>
          <table:table-cell table:formula="of:=[.K20]/[.$K$3]" office:value-type="float" office:value="0.979338000407803" calcext:value-type="float">
            <text:p>0.979338000407803</text:p>
          </table:table-cell>
          <table:table-cell table:formula="of:=AVERAGE([.A20];[.E20];[.I20])" office:value-type="float" office:value="14.3673333333333" calcext:value-type="float">
            <text:p>14.3673333333333</text:p>
          </table:table-cell>
          <table:table-cell table:formula="of:=AVERAGE([.B20];[.F20];[.J20])" office:value-type="float" office:value="0.977546583853853" calcext:value-type="float">
            <text:p>0.977546583853853</text:p>
          </table:table-cell>
          <table:table-cell table:formula="of:=AVERAGE([.C20];[.G20];[.K20])" office:value-type="float" office:value="14.3846666666667" calcext:value-type="float">
            <text:p>14.3846666666667</text:p>
          </table:table-cell>
          <table:table-cell table:formula="of:=AVERAGE([.D20];[.H20];[.L20])" office:value-type="float" office:value="0.978237812876865" calcext:value-type="float">
            <text:p>0.978237812876865</text:p>
          </table:table-cell>
        </table:table-row>
        <table:table-row table:style-name="ro1">
          <table:table-cell office:value-type="float" office:value="14.335" calcext:value-type="float">
            <text:p>14.335</text:p>
          </table:table-cell>
          <table:table-cell table:formula="of:=[.A21]/[.$A$3]" office:value-type="float" office:value="0.975369122950262" calcext:value-type="float">
            <text:p>0.975369122950262</text:p>
          </table:table-cell>
          <table:table-cell office:value-type="float" office:value="14.354" calcext:value-type="float">
            <text:p>14.354</text:p>
          </table:table-cell>
          <table:table-cell table:formula="of:=[.C21]/[.$C$3]" office:value-type="float" office:value="0.976196953210011" calcext:value-type="float">
            <text:p>0.976196953210011</text:p>
          </table:table-cell>
          <table:table-cell office:value-type="float" office:value="14.313" calcext:value-type="float">
            <text:p>14.313</text:p>
          </table:table-cell>
          <table:table-cell table:formula="of:=[.E21]/[.$E$3]" office:value-type="float" office:value="0.974336283185841" calcext:value-type="float">
            <text:p>0.974336283185841</text:p>
          </table:table-cell>
          <table:table-cell office:value-type="float" office:value="14.33" calcext:value-type="float">
            <text:p>14.33</text:p>
          </table:table-cell>
          <table:table-cell table:formula="of:=[.G21]/[.$G$3]" office:value-type="float" office:value="0.97502891746615" calcext:value-type="float">
            <text:p>0.97502891746615</text:p>
          </table:table-cell>
          <table:table-cell office:value-type="float" office:value="14.362" calcext:value-type="float">
            <text:p>14.362</text:p>
          </table:table-cell>
          <table:table-cell table:formula="of:=[.I21]/[.$I$3]" office:value-type="float" office:value="0.976674600476029" calcext:value-type="float">
            <text:p>0.976674600476029</text:p>
          </table:table-cell>
          <table:table-cell office:value-type="float" office:value="14.382" calcext:value-type="float">
            <text:p>14.382</text:p>
          </table:table-cell>
          <table:table-cell table:formula="of:=[.K21]/[.$K$3]" office:value-type="float" office:value="0.977502888601917" calcext:value-type="float">
            <text:p>0.977502888601917</text:p>
          </table:table-cell>
          <table:table-cell table:formula="of:=AVERAGE([.A21];[.E21];[.I21])" office:value-type="float" office:value="14.3366666666667" calcext:value-type="float">
            <text:p>14.3366666666667</text:p>
          </table:table-cell>
          <table:table-cell table:formula="of:=AVERAGE([.B21];[.F21];[.J21])" office:value-type="float" office:value="0.975460002204044" calcext:value-type="float">
            <text:p>0.975460002204044</text:p>
          </table:table-cell>
          <table:table-cell table:formula="of:=AVERAGE([.C21];[.G21];[.K21])" office:value-type="float" office:value="14.3553333333333" calcext:value-type="float">
            <text:p>14.3553333333333</text:p>
          </table:table-cell>
          <table:table-cell table:formula="of:=AVERAGE([.D21];[.H21];[.L21])" office:value-type="float" office:value="0.976242919759359" calcext:value-type="float">
            <text:p>0.976242919759359</text:p>
          </table:table-cell>
        </table:table-row>
        <table:table-row table:style-name="ro1">
          <table:table-cell office:value-type="float" office:value="14.302" calcext:value-type="float">
            <text:p>14.302</text:p>
          </table:table-cell>
          <table:table-cell table:formula="of:=[.A22]/[.$A$3]" office:value-type="float" office:value="0.97312376675512" calcext:value-type="float">
            <text:p>0.97312376675512</text:p>
          </table:table-cell>
          <table:table-cell office:value-type="float" office:value="14.323" calcext:value-type="float">
            <text:p>14.323</text:p>
          </table:table-cell>
          <table:table-cell table:formula="of:=[.C22]/[.$C$3]" office:value-type="float" office:value="0.974088683351469" calcext:value-type="float">
            <text:p>0.974088683351469</text:p>
          </table:table-cell>
          <table:table-cell office:value-type="float" office:value="14.279" calcext:value-type="float">
            <text:p>14.279</text:p>
          </table:table-cell>
          <table:table-cell table:formula="of:=[.E22]/[.$E$3]" office:value-type="float" office:value="0.972021783526208" calcext:value-type="float">
            <text:p>0.972021783526208</text:p>
          </table:table-cell>
          <table:table-cell office:value-type="float" office:value="14.298" calcext:value-type="float">
            <text:p>14.298</text:p>
          </table:table-cell>
          <table:table-cell table:formula="of:=[.G22]/[.$G$3]" office:value-type="float" office:value="0.97285160236783" calcext:value-type="float">
            <text:p>0.97285160236783</text:p>
          </table:table-cell>
          <table:table-cell office:value-type="float" office:value="14.332" calcext:value-type="float">
            <text:p>14.332</text:p>
          </table:table-cell>
          <table:table-cell table:formula="of:=[.I22]/[.$I$3]" office:value-type="float" office:value="0.974634478068684" calcext:value-type="float">
            <text:p>0.974634478068684</text:p>
          </table:table-cell>
          <table:table-cell office:value-type="float" office:value="14.354" calcext:value-type="float">
            <text:p>14.354</text:p>
          </table:table-cell>
          <table:table-cell table:formula="of:=[.K22]/[.$K$3]" office:value-type="float" office:value="0.975599809692109" calcext:value-type="float">
            <text:p>0.975599809692109</text:p>
          </table:table-cell>
          <table:table-cell table:formula="of:=AVERAGE([.A22];[.E22];[.I22])" office:value-type="float" office:value="14.3043333333333" calcext:value-type="float">
            <text:p>14.3043333333333</text:p>
          </table:table-cell>
          <table:table-cell table:formula="of:=AVERAGE([.B22];[.F22];[.J22])" office:value-type="float" office:value="0.973260009450004" calcext:value-type="float">
            <text:p>0.973260009450004</text:p>
          </table:table-cell>
          <table:table-cell table:formula="of:=AVERAGE([.C22];[.G22];[.K22])" office:value-type="float" office:value="14.325" calcext:value-type="float">
            <text:p>14.325</text:p>
          </table:table-cell>
          <table:table-cell table:formula="of:=AVERAGE([.D22];[.H22];[.L22])" office:value-type="float" office:value="0.974180031803803" calcext:value-type="float">
            <text:p>0.974180031803803</text:p>
          </table:table-cell>
        </table:table-row>
        <table:table-row table:style-name="ro1">
          <table:table-cell office:value-type="float" office:value="14.268" calcext:value-type="float">
            <text:p>14.268</text:p>
          </table:table-cell>
          <table:table-cell table:formula="of:=[.A23]/[.$A$3]" office:value-type="float" office:value="0.970810369463156" calcext:value-type="float">
            <text:p>0.970810369463156</text:p>
          </table:table-cell>
          <table:table-cell office:value-type="float" office:value="14.29" calcext:value-type="float">
            <text:p>14.29</text:p>
          </table:table-cell>
          <table:table-cell table:formula="of:=[.C23]/[.$C$3]" office:value-type="float" office:value="0.971844396082699" calcext:value-type="float">
            <text:p>0.971844396082699</text:p>
          </table:table-cell>
          <table:table-cell office:value-type="float" office:value="14.242" calcext:value-type="float">
            <text:p>14.242</text:p>
          </table:table-cell>
          <table:table-cell table:formula="of:=[.E23]/[.$E$3]" office:value-type="float" office:value="0.969503063308373" calcext:value-type="float">
            <text:p>0.969503063308373</text:p>
          </table:table-cell>
          <table:table-cell office:value-type="float" office:value="14.263" calcext:value-type="float">
            <text:p>14.263</text:p>
          </table:table-cell>
          <table:table-cell table:formula="of:=[.G23]/[.$G$3]" office:value-type="float" office:value="0.970470163979043" calcext:value-type="float">
            <text:p>0.970470163979043</text:p>
          </table:table-cell>
          <table:table-cell office:value-type="float" office:value="14.3" calcext:value-type="float">
            <text:p>14.3</text:p>
          </table:table-cell>
          <table:table-cell table:formula="of:=[.I23]/[.$I$3]" office:value-type="float" office:value="0.97245834750085" calcext:value-type="float">
            <text:p>0.97245834750085</text:p>
          </table:table-cell>
          <table:table-cell office:value-type="float" office:value="14.323" calcext:value-type="float">
            <text:p>14.323</text:p>
          </table:table-cell>
          <table:table-cell table:formula="of:=[.K23]/[.$K$3]" office:value-type="float" office:value="0.973492829470536" calcext:value-type="float">
            <text:p>0.973492829470536</text:p>
          </table:table-cell>
          <table:table-cell table:formula="of:=AVERAGE([.A23];[.E23];[.I23])" office:value-type="float" office:value="14.27" calcext:value-type="float">
            <text:p>14.27</text:p>
          </table:table-cell>
          <table:table-cell table:formula="of:=AVERAGE([.B23];[.F23];[.J23])" office:value-type="float" office:value="0.97092392675746" calcext:value-type="float">
            <text:p>0.97092392675746</text:p>
          </table:table-cell>
          <table:table-cell table:formula="of:=AVERAGE([.C23];[.G23];[.K23])" office:value-type="float" office:value="14.292" calcext:value-type="float">
            <text:p>14.292</text:p>
          </table:table-cell>
          <table:table-cell table:formula="of:=AVERAGE([.D23];[.H23];[.L23])" office:value-type="float" office:value="0.971935796510759" calcext:value-type="float">
            <text:p>0.971935796510759</text:p>
          </table:table-cell>
        </table:table-row>
        <table:table-row table:style-name="ro1">
          <table:table-cell office:value-type="float" office:value="14.231" calcext:value-type="float">
            <text:p>14.231</text:p>
          </table:table-cell>
          <table:table-cell table:formula="of:=[.A24]/[.$A$3]" office:value-type="float" office:value="0.968292848880724" calcext:value-type="float">
            <text:p>0.968292848880724</text:p>
          </table:table-cell>
          <table:table-cell office:value-type="float" office:value="14.256" calcext:value-type="float">
            <text:p>14.256</text:p>
          </table:table-cell>
          <table:table-cell table:formula="of:=[.C24]/[.$C$3]" office:value-type="float" office:value="0.969532100108814" calcext:value-type="float">
            <text:p>0.969532100108814</text:p>
          </table:table-cell>
          <table:table-cell office:value-type="float" office:value="14.203" calcext:value-type="float">
            <text:p>14.203</text:p>
          </table:table-cell>
          <table:table-cell table:formula="of:=[.E24]/[.$E$3]" office:value-type="float" office:value="0.966848196051736" calcext:value-type="float">
            <text:p>0.966848196051736</text:p>
          </table:table-cell>
          <table:table-cell office:value-type="float" office:value="14.226" calcext:value-type="float">
            <text:p>14.226</text:p>
          </table:table-cell>
          <table:table-cell table:formula="of:=[.G24]/[.$G$3]" office:value-type="float" office:value="0.967952643396612" calcext:value-type="float">
            <text:p>0.967952643396612</text:p>
          </table:table-cell>
          <table:table-cell office:value-type="float" office:value="14.265" calcext:value-type="float">
            <text:p>14.265</text:p>
          </table:table-cell>
          <table:table-cell table:formula="of:=[.I24]/[.$I$3]" office:value-type="float" office:value="0.970078204692281" calcext:value-type="float">
            <text:p>0.970078204692281</text:p>
          </table:table-cell>
          <table:table-cell office:value-type="float" office:value="14.291" calcext:value-type="float">
            <text:p>14.291</text:p>
          </table:table-cell>
          <table:table-cell table:formula="of:=[.K24]/[.$K$3]" office:value-type="float" office:value="0.971317882145042" calcext:value-type="float">
            <text:p>0.971317882145042</text:p>
          </table:table-cell>
          <table:table-cell table:formula="of:=AVERAGE([.A24];[.E24];[.I24])" office:value-type="float" office:value="14.233" calcext:value-type="float">
            <text:p>14.233</text:p>
          </table:table-cell>
          <table:table-cell table:formula="of:=AVERAGE([.B24];[.F24];[.J24])" office:value-type="float" office:value="0.96840641654158" calcext:value-type="float">
            <text:p>0.96840641654158</text:p>
          </table:table-cell>
          <table:table-cell table:formula="of:=AVERAGE([.C24];[.G24];[.K24])" office:value-type="float" office:value="14.2576666666667" calcext:value-type="float">
            <text:p>14.2576666666667</text:p>
          </table:table-cell>
          <table:table-cell table:formula="of:=AVERAGE([.D24];[.H24];[.L24])" office:value-type="float" office:value="0.969600875216822" calcext:value-type="float">
            <text:p>0.969600875216822</text:p>
          </table:table-cell>
        </table:table-row>
        <table:table-row table:style-name="ro1">
          <table:table-cell office:value-type="float" office:value="14.191" calcext:value-type="float">
            <text:p>14.191</text:p>
          </table:table-cell>
          <table:table-cell table:formula="of:=[.A25]/[.$A$3]" office:value-type="float" office:value="0.965571205007825" calcext:value-type="float">
            <text:p>0.965571205007825</text:p>
          </table:table-cell>
          <table:table-cell office:value-type="float" office:value="14.218" calcext:value-type="float">
            <text:p>14.218</text:p>
          </table:table-cell>
          <table:table-cell table:formula="of:=[.C25]/[.$C$3]" office:value-type="float" office:value="0.966947769314472" calcext:value-type="float">
            <text:p>0.966947769314472</text:p>
          </table:table-cell>
          <table:table-cell office:value-type="float" office:value="14.161" calcext:value-type="float">
            <text:p>14.161</text:p>
          </table:table-cell>
          <table:table-cell table:formula="of:=[.E25]/[.$E$3]" office:value-type="float" office:value="0.963989108236896" calcext:value-type="float">
            <text:p>0.963989108236896</text:p>
          </table:table-cell>
          <table:table-cell office:value-type="float" office:value="14.186" calcext:value-type="float">
            <text:p>14.186</text:p>
          </table:table-cell>
          <table:table-cell table:formula="of:=[.G25]/[.$G$3]" office:value-type="float" office:value="0.965230999523712" calcext:value-type="float">
            <text:p>0.965230999523712</text:p>
          </table:table-cell>
          <table:table-cell office:value-type="float" office:value="14.228" calcext:value-type="float">
            <text:p>14.228</text:p>
          </table:table-cell>
          <table:table-cell table:formula="of:=[.I25]/[.$I$3]" office:value-type="float" office:value="0.967562053723223" calcext:value-type="float">
            <text:p>0.967562053723223</text:p>
          </table:table-cell>
          <table:table-cell office:value-type="float" office:value="14.257" calcext:value-type="float">
            <text:p>14.257</text:p>
          </table:table-cell>
          <table:table-cell table:formula="of:=[.K25]/[.$K$3]" office:value-type="float" office:value="0.969007000611704" calcext:value-type="float">
            <text:p>0.969007000611704</text:p>
          </table:table-cell>
          <table:table-cell table:formula="of:=AVERAGE([.A25];[.E25];[.I25])" office:value-type="float" office:value="14.1933333333333" calcext:value-type="float">
            <text:p>14.1933333333333</text:p>
          </table:table-cell>
          <table:table-cell table:formula="of:=AVERAGE([.B25];[.F25];[.J25])" office:value-type="float" office:value="0.965707455655981" calcext:value-type="float">
            <text:p>0.965707455655981</text:p>
          </table:table-cell>
          <table:table-cell table:formula="of:=AVERAGE([.C25];[.G25];[.K25])" office:value-type="float" office:value="14.2203333333333" calcext:value-type="float">
            <text:p>14.2203333333333</text:p>
          </table:table-cell>
          <table:table-cell table:formula="of:=AVERAGE([.D25];[.H25];[.L25])" office:value-type="float" office:value="0.967061923149963" calcext:value-type="float">
            <text:p>0.967061923149963</text:p>
          </table:table-cell>
        </table:table-row>
        <table:table-row table:style-name="ro1">
          <table:table-cell office:value-type="float" office:value="14.148" calcext:value-type="float">
            <text:p>14.148</text:p>
          </table:table-cell>
          <table:table-cell table:formula="of:=[.A26]/[.$A$3]" office:value-type="float" office:value="0.962645437844458" calcext:value-type="float">
            <text:p>0.962645437844458</text:p>
          </table:table-cell>
          <table:table-cell office:value-type="float" office:value="14.179" calcext:value-type="float">
            <text:p>14.179</text:p>
          </table:table-cell>
          <table:table-cell table:formula="of:=[.C26]/[.$C$3]" office:value-type="float" office:value="0.964295429815016" calcext:value-type="float">
            <text:p>0.964295429815016</text:p>
          </table:table-cell>
          <table:table-cell office:value-type="float" office:value="14.116" calcext:value-type="float">
            <text:p>14.116</text:p>
          </table:table-cell>
          <table:table-cell table:formula="of:=[.E26]/[.$E$3]" office:value-type="float" office:value="0.960925799863853" calcext:value-type="float">
            <text:p>0.960925799863853</text:p>
          </table:table-cell>
          <table:table-cell office:value-type="float" office:value="14.143" calcext:value-type="float">
            <text:p>14.143</text:p>
          </table:table-cell>
          <table:table-cell table:formula="of:=[.G26]/[.$G$3]" office:value-type="float" office:value="0.962305232360346" calcext:value-type="float">
            <text:p>0.962305232360346</text:p>
          </table:table-cell>
          <table:table-cell office:value-type="float" office:value="14.189" calcext:value-type="float">
            <text:p>14.189</text:p>
          </table:table-cell>
          <table:table-cell table:formula="of:=[.I26]/[.$I$3]" office:value-type="float" office:value="0.964909894593676" calcext:value-type="float">
            <text:p>0.964909894593676</text:p>
          </table:table-cell>
          <table:table-cell office:value-type="float" office:value="14.221" calcext:value-type="float">
            <text:p>14.221</text:p>
          </table:table-cell>
          <table:table-cell table:formula="of:=[.K26]/[.$K$3]" office:value-type="float" office:value="0.966560184870523" calcext:value-type="float">
            <text:p>0.966560184870523</text:p>
          </table:table-cell>
          <table:table-cell table:formula="of:=AVERAGE([.A26];[.E26];[.I26])" office:value-type="float" office:value="14.151" calcext:value-type="float">
            <text:p>14.151</text:p>
          </table:table-cell>
          <table:table-cell table:formula="of:=AVERAGE([.B26];[.F26];[.J26])" office:value-type="float" office:value="0.962827044100662" calcext:value-type="float">
            <text:p>0.962827044100662</text:p>
          </table:table-cell>
          <table:table-cell table:formula="of:=AVERAGE([.C26];[.G26];[.K26])" office:value-type="float" office:value="14.181" calcext:value-type="float">
            <text:p>14.181</text:p>
          </table:table-cell>
          <table:table-cell table:formula="of:=AVERAGE([.D26];[.H26];[.L26])" office:value-type="float" office:value="0.964386949015295" calcext:value-type="float">
            <text:p>0.964386949015295</text:p>
          </table:table-cell>
        </table:table-row>
        <table:table-row table:style-name="ro1">
          <table:table-cell office:value-type="float" office:value="14.102" calcext:value-type="float">
            <text:p>14.102</text:p>
          </table:table-cell>
          <table:table-cell table:formula="of:=[.A27]/[.$A$3]" office:value-type="float" office:value="0.959515547390624" calcext:value-type="float">
            <text:p>0.959515547390624</text:p>
          </table:table-cell>
          <table:table-cell office:value-type="float" office:value="14.137" calcext:value-type="float">
            <text:p>14.137</text:p>
          </table:table-cell>
          <table:table-cell table:formula="of:=[.C27]/[.$C$3]" office:value-type="float" office:value="0.961439064200218" calcext:value-type="float">
            <text:p>0.961439064200218</text:p>
          </table:table-cell>
          <table:table-cell office:value-type="float" office:value="14.068" calcext:value-type="float">
            <text:p>14.068</text:p>
          </table:table-cell>
          <table:table-cell table:formula="of:=[.E27]/[.$E$3]" office:value-type="float" office:value="0.957658270932607" calcext:value-type="float">
            <text:p>0.957658270932607</text:p>
          </table:table-cell>
          <table:table-cell office:value-type="float" office:value="14.098" calcext:value-type="float">
            <text:p>14.098</text:p>
          </table:table-cell>
          <table:table-cell table:formula="of:=[.G27]/[.$G$3]" office:value-type="float" office:value="0.959243383003334" calcext:value-type="float">
            <text:p>0.959243383003334</text:p>
          </table:table-cell>
          <table:table-cell office:value-type="float" office:value="14.147" calcext:value-type="float">
            <text:p>14.147</text:p>
          </table:table-cell>
          <table:table-cell table:formula="of:=[.I27]/[.$I$3]" office:value-type="float" office:value="0.962053723223393" calcext:value-type="float">
            <text:p>0.962053723223393</text:p>
          </table:table-cell>
          <table:table-cell office:value-type="float" office:value="14.183" calcext:value-type="float">
            <text:p>14.183</text:p>
          </table:table-cell>
          <table:table-cell table:formula="of:=[.K27]/[.$K$3]" office:value-type="float" office:value="0.963977434921498" calcext:value-type="float">
            <text:p>0.963977434921498</text:p>
          </table:table-cell>
          <table:table-cell table:formula="of:=AVERAGE([.A27];[.E27];[.I27])" office:value-type="float" office:value="14.1056666666667" calcext:value-type="float">
            <text:p>14.1056666666667</text:p>
          </table:table-cell>
          <table:table-cell table:formula="of:=AVERAGE([.B27];[.F27];[.J27])" office:value-type="float" office:value="0.959742513848875" calcext:value-type="float">
            <text:p>0.959742513848875</text:p>
          </table:table-cell>
          <table:table-cell table:formula="of:=AVERAGE([.C27];[.G27];[.K27])" office:value-type="float" office:value="14.1393333333333" calcext:value-type="float">
            <text:p>14.1393333333333</text:p>
          </table:table-cell>
          <table:table-cell table:formula="of:=AVERAGE([.D27];[.H27];[.L27])" office:value-type="float" office:value="0.961553294041683" calcext:value-type="float">
            <text:p>0.961553294041683</text:p>
          </table:table-cell>
        </table:table-row>
        <table:table-row table:style-name="ro1">
          <table:table-cell office:value-type="float" office:value="14.053" calcext:value-type="float">
            <text:p>14.053</text:p>
          </table:table-cell>
          <table:table-cell table:formula="of:=[.A28]/[.$A$3]" office:value-type="float" office:value="0.956181533646322" calcext:value-type="float">
            <text:p>0.956181533646322</text:p>
          </table:table-cell>
          <table:table-cell office:value-type="float" office:value="14.092" calcext:value-type="float">
            <text:p>14.092</text:p>
          </table:table-cell>
          <table:table-cell table:formula="of:=[.C28]/[.$C$3]" office:value-type="float" office:value="0.958378672470076" calcext:value-type="float">
            <text:p>0.958378672470076</text:p>
          </table:table-cell>
          <table:table-cell office:value-type="float" office:value="14.017" calcext:value-type="float">
            <text:p>14.017</text:p>
          </table:table-cell>
          <table:table-cell table:formula="of:=[.E28]/[.$E$3]" office:value-type="float" office:value="0.954186521443159" calcext:value-type="float">
            <text:p>0.954186521443159</text:p>
          </table:table-cell>
          <table:table-cell office:value-type="float" office:value="14.05" calcext:value-type="float">
            <text:p>14.05</text:p>
          </table:table-cell>
          <table:table-cell table:formula="of:=[.G28]/[.$G$3]" office:value-type="float" office:value="0.955977410355855" calcext:value-type="float">
            <text:p>0.955977410355855</text:p>
          </table:table-cell>
          <table:table-cell office:value-type="float" office:value="14.102" calcext:value-type="float">
            <text:p>14.102</text:p>
          </table:table-cell>
          <table:table-cell table:formula="of:=[.I28]/[.$I$3]" office:value-type="float" office:value="0.958993539612377" calcext:value-type="float">
            <text:p>0.958993539612377</text:p>
          </table:table-cell>
          <table:table-cell office:value-type="float" office:value="14.143" calcext:value-type="float">
            <text:p>14.143</text:p>
          </table:table-cell>
          <table:table-cell table:formula="of:=[.K28]/[.$K$3]" office:value-type="float" office:value="0.96125875076463" calcext:value-type="float">
            <text:p>0.96125875076463</text:p>
          </table:table-cell>
          <table:table-cell table:formula="of:=AVERAGE([.A28];[.E28];[.I28])" office:value-type="float" office:value="14.0573333333333" calcext:value-type="float">
            <text:p>14.0573333333333</text:p>
          </table:table-cell>
          <table:table-cell table:formula="of:=AVERAGE([.B28];[.F28];[.J28])" office:value-type="float" office:value="0.956453864900619" calcext:value-type="float">
            <text:p>0.956453864900619</text:p>
          </table:table-cell>
          <table:table-cell table:formula="of:=AVERAGE([.C28];[.G28];[.K28])" office:value-type="float" office:value="14.095" calcext:value-type="float">
            <text:p>14.095</text:p>
          </table:table-cell>
          <table:table-cell table:formula="of:=AVERAGE([.D28];[.H28];[.L28])" office:value-type="float" office:value="0.95853827786352" calcext:value-type="float">
            <text:p>0.958538277863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29]/[.$A$3]" office:value-type="float" office:value="0.952575355514731" calcext:value-type="float">
            <text:p>0.952575355514731</text:p>
          </table:table-cell>
          <table:table-cell office:value-type="float" office:value="14.044" calcext:value-type="float">
            <text:p>14.044</text:p>
          </table:table-cell>
          <table:table-cell table:formula="of:=[.C29]/[.$C$3]" office:value-type="float" office:value="0.955114254624592" calcext:value-type="float">
            <text:p>0.955114254624592</text:p>
          </table:table-cell>
          <table:table-cell office:value-type="float" office:value="13.96" calcext:value-type="float">
            <text:p>13.96</text:p>
          </table:table-cell>
          <table:table-cell table:formula="of:=[.E29]/[.$E$3]" office:value-type="float" office:value="0.950306330837304" calcext:value-type="float">
            <text:p>0.950306330837304</text:p>
          </table:table-cell>
          <table:table-cell office:value-type="float" office:value="13.998" calcext:value-type="float">
            <text:p>13.998</text:p>
          </table:table-cell>
          <table:table-cell table:formula="of:=[.G29]/[.$G$3]" office:value-type="float" office:value="0.952439273321086" calcext:value-type="float">
            <text:p>0.952439273321086</text:p>
          </table:table-cell>
          <table:table-cell office:value-type="float" office:value="14.052" calcext:value-type="float">
            <text:p>14.052</text:p>
          </table:table-cell>
          <table:table-cell table:formula="of:=[.I29]/[.$I$3]" office:value-type="float" office:value="0.955593335600136" calcext:value-type="float">
            <text:p>0.955593335600136</text:p>
          </table:table-cell>
          <table:table-cell office:value-type="float" office:value="14.099" calcext:value-type="float">
            <text:p>14.099</text:p>
          </table:table-cell>
          <table:table-cell table:formula="of:=[.K29]/[.$K$3]" office:value-type="float" office:value="0.958268198192075" calcext:value-type="float">
            <text:p>0.958268198192075</text:p>
          </table:table-cell>
          <table:table-cell table:formula="of:=AVERAGE([.A29];[.E29];[.I29])" office:value-type="float" office:value="14.004" calcext:value-type="float">
            <text:p>14.004</text:p>
          </table:table-cell>
          <table:table-cell table:formula="of:=AVERAGE([.B29];[.F29];[.J29])" office:value-type="float" office:value="0.95282500731739" calcext:value-type="float">
            <text:p>0.95282500731739</text:p>
          </table:table-cell>
          <table:table-cell table:formula="of:=AVERAGE([.C29];[.G29];[.K29])" office:value-type="float" office:value="14.047" calcext:value-type="float">
            <text:p>14.047</text:p>
          </table:table-cell>
          <table:table-cell table:formula="of:=AVERAGE([.D29];[.H29];[.L29])" office:value-type="float" office:value="0.955273908712584" calcext:value-type="float">
            <text:p>0.955273908712584</text:p>
          </table:table-cell>
        </table:table-row>
        <table:table-row table:style-name="ro1">
          <table:table-cell office:value-type="float" office:value="13.941" calcext:value-type="float">
            <text:p>13.941</text:p>
          </table:table-cell>
          <table:table-cell table:formula="of:=[.A30]/[.$A$3]" office:value-type="float" office:value="0.948560930802205" calcext:value-type="float">
            <text:p>0.948560930802205</text:p>
          </table:table-cell>
          <table:table-cell office:value-type="float" office:value="13.993" calcext:value-type="float">
            <text:p>13.993</text:p>
          </table:table-cell>
          <table:table-cell table:formula="of:=[.C30]/[.$C$3]" office:value-type="float" office:value="0.951645810663765" calcext:value-type="float">
            <text:p>0.951645810663765</text:p>
          </table:table-cell>
          <table:table-cell office:value-type="float" office:value="13.898" calcext:value-type="float">
            <text:p>13.898</text:p>
          </table:table-cell>
          <table:table-cell table:formula="of:=[.E30]/[.$E$3]" office:value-type="float" office:value="0.946085772634445" calcext:value-type="float">
            <text:p>0.946085772634445</text:p>
          </table:table-cell>
          <table:table-cell office:value-type="float" office:value="13.942" calcext:value-type="float">
            <text:p>13.942</text:p>
          </table:table-cell>
          <table:table-cell table:formula="of:=[.G30]/[.$G$3]" office:value-type="float" office:value="0.948628971899027" calcext:value-type="float">
            <text:p>0.948628971899027</text:p>
          </table:table-cell>
          <table:table-cell office:value-type="float" office:value="13.999" calcext:value-type="float">
            <text:p>13.999</text:p>
          </table:table-cell>
          <table:table-cell table:formula="of:=[.I30]/[.$I$3]" office:value-type="float" office:value="0.951989119347161" calcext:value-type="float">
            <text:p>0.951989119347161</text:p>
          </table:table-cell>
          <table:table-cell office:value-type="float" office:value="14.053" calcext:value-type="float">
            <text:p>14.053</text:p>
          </table:table-cell>
          <table:table-cell table:formula="of:=[.K30]/[.$K$3]" office:value-type="float" office:value="0.955141711411677" calcext:value-type="float">
            <text:p>0.955141711411677</text:p>
          </table:table-cell>
          <table:table-cell table:formula="of:=AVERAGE([.A30];[.E30];[.I30])" office:value-type="float" office:value="13.946" calcext:value-type="float">
            <text:p>13.946</text:p>
          </table:table-cell>
          <table:table-cell table:formula="of:=AVERAGE([.B30];[.F30];[.J30])" office:value-type="float" office:value="0.948878607594604" calcext:value-type="float">
            <text:p>0.948878607594604</text:p>
          </table:table-cell>
          <table:table-cell table:formula="of:=AVERAGE([.C30];[.G30];[.K30])" office:value-type="float" office:value="13.996" calcext:value-type="float">
            <text:p>13.996</text:p>
          </table:table-cell>
          <table:table-cell table:formula="of:=AVERAGE([.D30];[.H30];[.L30])" office:value-type="float" office:value="0.95180549799149" calcext:value-type="float">
            <text:p>0.95180549799149</text:p>
          </table:table-cell>
        </table:table-row>
        <table:table-row table:style-name="ro1">
          <table:table-cell office:value-type="float" office:value="13.877" calcext:value-type="float">
            <text:p>13.877</text:p>
          </table:table-cell>
          <table:table-cell table:formula="of:=[.A31]/[.$A$3]" office:value-type="float" office:value="0.944206300605566" calcext:value-type="float">
            <text:p>0.944206300605566</text:p>
          </table:table-cell>
          <table:table-cell office:value-type="float" office:value="13.937" calcext:value-type="float">
            <text:p>13.937</text:p>
          </table:table-cell>
          <table:table-cell table:formula="of:=[.C31]/[.$C$3]" office:value-type="float" office:value="0.947837323177366" calcext:value-type="float">
            <text:p>0.947837323177366</text:p>
          </table:table-cell>
          <table:table-cell office:value-type="float" office:value="13.83" calcext:value-type="float">
            <text:p>13.83</text:p>
          </table:table-cell>
          <table:table-cell table:formula="of:=[.E31]/[.$E$3]" office:value-type="float" office:value="0.94145677331518" calcext:value-type="float">
            <text:p>0.94145677331518</text:p>
          </table:table-cell>
          <table:table-cell office:value-type="float" office:value="13.881" calcext:value-type="float">
            <text:p>13.881</text:p>
          </table:table-cell>
          <table:table-cell table:formula="of:=[.G31]/[.$G$3]" office:value-type="float" office:value="0.944478464992856" calcext:value-type="float">
            <text:p>0.944478464992856</text:p>
          </table:table-cell>
          <table:table-cell office:value-type="float" office:value="13.942" calcext:value-type="float">
            <text:p>13.942</text:p>
          </table:table-cell>
          <table:table-cell table:formula="of:=[.I31]/[.$I$3]" office:value-type="float" office:value="0.948112886773206" calcext:value-type="float">
            <text:p>0.948112886773206</text:p>
          </table:table-cell>
          <table:table-cell office:value-type="float" office:value="14.005" calcext:value-type="float">
            <text:p>14.005</text:p>
          </table:table-cell>
          <table:table-cell table:formula="of:=[.K31]/[.$K$3]" office:value-type="float" office:value="0.951879290423435" calcext:value-type="float">
            <text:p>0.951879290423435</text:p>
          </table:table-cell>
          <table:table-cell table:formula="of:=AVERAGE([.A31];[.E31];[.I31])" office:value-type="float" office:value="13.883" calcext:value-type="float">
            <text:p>13.883</text:p>
          </table:table-cell>
          <table:table-cell table:formula="of:=AVERAGE([.B31];[.F31];[.J31])" office:value-type="float" office:value="0.944591986897984" calcext:value-type="float">
            <text:p>0.944591986897984</text:p>
          </table:table-cell>
          <table:table-cell table:formula="of:=AVERAGE([.C31];[.G31];[.K31])" office:value-type="float" office:value="13.941" calcext:value-type="float">
            <text:p>13.941</text:p>
          </table:table-cell>
          <table:table-cell table:formula="of:=AVERAGE([.D31];[.H31];[.L31])" office:value-type="float" office:value="0.948065026197886" calcext:value-type="float">
            <text:p>0.948065026197886</text:p>
          </table:table-cell>
        </table:table-row>
        <table:table-row table:style-name="ro1">
          <table:table-cell office:value-type="float" office:value="13.807" calcext:value-type="float">
            <text:p>13.807</text:p>
          </table:table-cell>
          <table:table-cell table:formula="of:=[.A32]/[.$A$3]" office:value-type="float" office:value="0.939443423827992" calcext:value-type="float">
            <text:p>0.939443423827992</text:p>
          </table:table-cell>
          <table:table-cell office:value-type="float" office:value="13.878" calcext:value-type="float">
            <text:p>13.878</text:p>
          </table:table-cell>
          <table:table-cell table:formula="of:=[.C32]/[.$C$3]" office:value-type="float" office:value="0.943824809575626" calcext:value-type="float">
            <text:p>0.943824809575626</text:p>
          </table:table-cell>
          <table:table-cell office:value-type="float" office:value="13.756" calcext:value-type="float">
            <text:p>13.756</text:p>
          </table:table-cell>
          <table:table-cell table:formula="of:=[.E32]/[.$E$3]" office:value-type="float" office:value="0.93641933287951" calcext:value-type="float">
            <text:p>0.93641933287951</text:p>
          </table:table-cell>
          <table:table-cell office:value-type="float" office:value="13.816" calcext:value-type="float">
            <text:p>13.816</text:p>
          </table:table-cell>
          <table:table-cell table:formula="of:=[.G32]/[.$G$3]" office:value-type="float" office:value="0.940055793699395" calcext:value-type="float">
            <text:p>0.940055793699395</text:p>
          </table:table-cell>
          <table:table-cell office:value-type="float" office:value="13.88" calcext:value-type="float">
            <text:p>13.88</text:p>
          </table:table-cell>
          <table:table-cell table:formula="of:=[.I32]/[.$I$3]" office:value-type="float" office:value="0.943896633798028" calcext:value-type="float">
            <text:p>0.943896633798028</text:p>
          </table:table-cell>
          <table:table-cell office:value-type="float" office:value="13.953" calcext:value-type="float">
            <text:p>13.953</text:p>
          </table:table-cell>
          <table:table-cell table:formula="of:=[.K32]/[.$K$3]" office:value-type="float" office:value="0.948345001019507" calcext:value-type="float">
            <text:p>0.948345001019507</text:p>
          </table:table-cell>
          <table:table-cell table:formula="of:=AVERAGE([.A32];[.E32];[.I32])" office:value-type="float" office:value="13.8143333333333" calcext:value-type="float">
            <text:p>13.8143333333333</text:p>
          </table:table-cell>
          <table:table-cell table:formula="of:=AVERAGE([.B32];[.F32];[.J32])" office:value-type="float" office:value="0.939919796835177" calcext:value-type="float">
            <text:p>0.939919796835177</text:p>
          </table:table-cell>
          <table:table-cell table:formula="of:=AVERAGE([.C32];[.G32];[.K32])" office:value-type="float" office:value="13.8823333333333" calcext:value-type="float">
            <text:p>13.8823333333333</text:p>
          </table:table-cell>
          <table:table-cell table:formula="of:=AVERAGE([.D32];[.H32];[.L32])" office:value-type="float" office:value="0.944075201431509" calcext:value-type="float">
            <text:p>0.944075201431509</text:p>
          </table:table-cell>
        </table:table-row>
        <table:table-row table:style-name="ro1">
          <table:table-cell office:value-type="float" office:value="13.729" calcext:value-type="float">
            <text:p>13.729</text:p>
          </table:table-cell>
          <table:table-cell table:formula="of:=[.A33]/[.$A$3]" office:value-type="float" office:value="0.934136218275838" calcext:value-type="float">
            <text:p>0.934136218275838</text:p>
          </table:table-cell>
          <table:table-cell office:value-type="float" office:value="13.813" calcext:value-type="float">
            <text:p>13.813</text:p>
          </table:table-cell>
          <table:table-cell table:formula="of:=[.C33]/[.$C$3]" office:value-type="float" office:value="0.939404243743199" calcext:value-type="float">
            <text:p>0.939404243743199</text:p>
          </table:table-cell>
          <table:table-cell office:value-type="float" office:value="13.672" calcext:value-type="float">
            <text:p>13.672</text:p>
          </table:table-cell>
          <table:table-cell table:formula="of:=[.E33]/[.$E$3]" office:value-type="float" office:value="0.93070115724983" calcext:value-type="float">
            <text:p>0.93070115724983</text:p>
          </table:table-cell>
          <table:table-cell office:value-type="float" office:value="13.745" calcext:value-type="float">
            <text:p>13.745</text:p>
          </table:table-cell>
          <table:table-cell table:formula="of:=[.G33]/[.$G$3]" office:value-type="float" office:value="0.935224875824998" calcext:value-type="float">
            <text:p>0.935224875824998</text:p>
          </table:table-cell>
          <table:table-cell office:value-type="float" office:value="13.81" calcext:value-type="float">
            <text:p>13.81</text:p>
          </table:table-cell>
          <table:table-cell table:formula="of:=[.I33]/[.$I$3]" office:value-type="float" office:value="0.939136348180891" calcext:value-type="float">
            <text:p>0.939136348180891</text:p>
          </table:table-cell>
          <table:table-cell office:value-type="float" office:value="13.896" calcext:value-type="float">
            <text:p>13.896</text:p>
          </table:table-cell>
          <table:table-cell table:formula="of:=[.K33]/[.$K$3]" office:value-type="float" office:value="0.94447087609597" calcext:value-type="float">
            <text:p>0.94447087609597</text:p>
          </table:table-cell>
          <table:table-cell table:formula="of:=AVERAGE([.A33];[.E33];[.I33])" office:value-type="float" office:value="13.737" calcext:value-type="float">
            <text:p>13.737</text:p>
          </table:table-cell>
          <table:table-cell table:formula="of:=AVERAGE([.B33];[.F33];[.J33])" office:value-type="float" office:value="0.934657907902186" calcext:value-type="float">
            <text:p>0.934657907902186</text:p>
          </table:table-cell>
          <table:table-cell table:formula="of:=AVERAGE([.C33];[.G33];[.K33])" office:value-type="float" office:value="13.818" calcext:value-type="float">
            <text:p>13.818</text:p>
          </table:table-cell>
          <table:table-cell table:formula="of:=AVERAGE([.D33];[.H33];[.L33])" office:value-type="float" office:value="0.939699998554722" calcext:value-type="float">
            <text:p>0.939699998554722</text:p>
          </table:table-cell>
        </table:table-row>
        <table:table-row table:style-name="ro1">
          <table:table-cell office:value-type="float" office:value="13.64" calcext:value-type="float">
            <text:p>13.64</text:p>
          </table:table-cell>
          <table:table-cell table:formula="of:=[.A34]/[.$A$3]" office:value-type="float" office:value="0.928080560658638" calcext:value-type="float">
            <text:p>0.928080560658638</text:p>
          </table:table-cell>
          <table:table-cell office:value-type="float" office:value="13.742" calcext:value-type="float">
            <text:p>13.742</text:p>
          </table:table-cell>
          <table:table-cell table:formula="of:=[.C34]/[.$C$3]" office:value-type="float" office:value="0.934575625680087" calcext:value-type="float">
            <text:p>0.934575625680087</text:p>
          </table:table-cell>
          <table:table-cell office:value-type="float" office:value="13.577" calcext:value-type="float">
            <text:p>13.577</text:p>
          </table:table-cell>
          <table:table-cell table:formula="of:=[.E34]/[.$E$3]" office:value-type="float" office:value="0.924234172906739" calcext:value-type="float">
            <text:p>0.924234172906739</text:p>
          </table:table-cell>
          <table:table-cell office:value-type="float" office:value="13.666" calcext:value-type="float">
            <text:p>13.666</text:p>
          </table:table-cell>
          <table:table-cell table:formula="of:=[.G34]/[.$G$3]" office:value-type="float" office:value="0.929849629176022" calcext:value-type="float">
            <text:p>0.929849629176022</text:p>
          </table:table-cell>
          <table:table-cell office:value-type="float" office:value="13.734" calcext:value-type="float">
            <text:p>13.734</text:p>
          </table:table-cell>
          <table:table-cell table:formula="of:=[.I34]/[.$I$3]" office:value-type="float" office:value="0.933968038082285" calcext:value-type="float">
            <text:p>0.933968038082285</text:p>
          </table:table-cell>
          <table:table-cell office:value-type="float" office:value="13.835" calcext:value-type="float">
            <text:p>13.835</text:p>
          </table:table-cell>
          <table:table-cell table:formula="of:=[.K34]/[.$K$3]" office:value-type="float" office:value="0.940324882756746" calcext:value-type="float">
            <text:p>0.940324882756746</text:p>
          </table:table-cell>
          <table:table-cell table:formula="of:=AVERAGE([.A34];[.E34];[.I34])" office:value-type="float" office:value="13.6503333333333" calcext:value-type="float">
            <text:p>13.6503333333333</text:p>
          </table:table-cell>
          <table:table-cell table:formula="of:=AVERAGE([.B34];[.F34];[.J34])" office:value-type="float" office:value="0.928760923882554" calcext:value-type="float">
            <text:p>0.928760923882554</text:p>
          </table:table-cell>
          <table:table-cell table:formula="of:=AVERAGE([.C34];[.G34];[.K34])" office:value-type="float" office:value="13.7476666666667" calcext:value-type="float">
            <text:p>13.7476666666667</text:p>
          </table:table-cell>
          <table:table-cell table:formula="of:=AVERAGE([.D34];[.H34];[.L34])" office:value-type="float" office:value="0.934916712537619" calcext:value-type="float">
            <text:p>0.934916712537619</text:p>
          </table:table-cell>
        </table:table-row>
        <table:table-row table:style-name="ro1">
          <table:table-cell office:value-type="float" office:value="13.541" calcext:value-type="float">
            <text:p>13.541</text:p>
          </table:table-cell>
          <table:table-cell table:formula="of:=[.A35]/[.$A$3]" office:value-type="float" office:value="0.921344492073212" calcext:value-type="float">
            <text:p>0.921344492073212</text:p>
          </table:table-cell>
          <table:table-cell office:value-type="float" office:value="13.665" calcext:value-type="float">
            <text:p>13.665</text:p>
          </table:table-cell>
          <table:table-cell table:formula="of:=[.C35]/[.$C$3]" office:value-type="float" office:value="0.929338955386289" calcext:value-type="float">
            <text:p>0.929338955386289</text:p>
          </table:table-cell>
          <table:table-cell office:value-type="float" office:value="13.47" calcext:value-type="float">
            <text:p>13.47</text:p>
          </table:table-cell>
          <table:table-cell table:formula="of:=[.E35]/[.$E$3]" office:value-type="float" office:value="0.916950306330837" calcext:value-type="float">
            <text:p>0.916950306330837</text:p>
          </table:table-cell>
          <table:table-cell office:value-type="float" office:value="13.579" calcext:value-type="float">
            <text:p>13.579</text:p>
          </table:table-cell>
          <table:table-cell table:formula="of:=[.G35]/[.$G$3]" office:value-type="float" office:value="0.923930053752467" calcext:value-type="float">
            <text:p>0.923930053752467</text:p>
          </table:table-cell>
          <table:table-cell office:value-type="float" office:value="13.651" calcext:value-type="float">
            <text:p>13.651</text:p>
          </table:table-cell>
          <table:table-cell table:formula="of:=[.I35]/[.$I$3]" office:value-type="float" office:value="0.928323699421965" calcext:value-type="float">
            <text:p>0.928323699421965</text:p>
          </table:table-cell>
          <table:table-cell office:value-type="float" office:value="13.77" calcext:value-type="float">
            <text:p>13.77</text:p>
          </table:table-cell>
          <table:table-cell table:formula="of:=[.K35]/[.$K$3]" office:value-type="float" office:value="0.935907021001835" calcext:value-type="float">
            <text:p>0.935907021001835</text:p>
          </table:table-cell>
          <table:table-cell table:formula="of:=AVERAGE([.A35];[.E35];[.I35])" office:value-type="float" office:value="13.554" calcext:value-type="float">
            <text:p>13.554</text:p>
          </table:table-cell>
          <table:table-cell table:formula="of:=AVERAGE([.B35];[.F35];[.J35])" office:value-type="float" office:value="0.922206165942005" calcext:value-type="float">
            <text:p>0.922206165942005</text:p>
          </table:table-cell>
          <table:table-cell table:formula="of:=AVERAGE([.C35];[.G35];[.K35])" office:value-type="float" office:value="13.6713333333333" calcext:value-type="float">
            <text:p>13.6713333333333</text:p>
          </table:table-cell>
          <table:table-cell table:formula="of:=AVERAGE([.D35];[.H35];[.L35])" office:value-type="float" office:value="0.929725343380197" calcext:value-type="float">
            <text:p>0.929725343380197</text:p>
          </table:table-cell>
        </table:table-row>
        <table:table-row table:style-name="ro1">
          <table:table-cell office:value-type="float" office:value="13.43" calcext:value-type="float">
            <text:p>13.43</text:p>
          </table:table-cell>
          <table:table-cell table:formula="of:=[.A36]/[.$A$3]" office:value-type="float" office:value="0.913791930325917" calcext:value-type="float">
            <text:p>0.913791930325917</text:p>
          </table:table-cell>
          <table:table-cell office:value-type="float" office:value="13.581" calcext:value-type="float">
            <text:p>13.581</text:p>
          </table:table-cell>
          <table:table-cell table:formula="of:=[.C36]/[.$C$3]" office:value-type="float" office:value="0.923626224156692" calcext:value-type="float">
            <text:p>0.923626224156692</text:p>
          </table:table-cell>
          <table:table-cell office:value-type="float" office:value="13.35" calcext:value-type="float">
            <text:p>13.35</text:p>
          </table:table-cell>
          <table:table-cell table:formula="of:=[.E36]/[.$E$3]" office:value-type="float" office:value="0.908781484002723" calcext:value-type="float">
            <text:p>0.908781484002723</text:p>
          </table:table-cell>
          <table:table-cell office:value-type="float" office:value="13.485" calcext:value-type="float">
            <text:p>13.485</text:p>
          </table:table-cell>
          <table:table-cell table:formula="of:=[.G36]/[.$G$3]" office:value-type="float" office:value="0.917534190651153" calcext:value-type="float">
            <text:p>0.917534190651153</text:p>
          </table:table-cell>
          <table:table-cell office:value-type="float" office:value="13.557" calcext:value-type="float">
            <text:p>13.557</text:p>
          </table:table-cell>
          <table:table-cell table:formula="of:=[.I36]/[.$I$3]" office:value-type="float" office:value="0.921931315878953" calcext:value-type="float">
            <text:p>0.921931315878953</text:p>
          </table:table-cell>
          <table:table-cell office:value-type="float" office:value="13.699" calcext:value-type="float">
            <text:p>13.699</text:p>
          </table:table-cell>
          <table:table-cell table:formula="of:=[.K36]/[.$K$3]" office:value-type="float" office:value="0.931081356623394" calcext:value-type="float">
            <text:p>0.931081356623394</text:p>
          </table:table-cell>
          <table:table-cell table:formula="of:=AVERAGE([.A36];[.E36];[.I36])" office:value-type="float" office:value="13.4456666666667" calcext:value-type="float">
            <text:p>13.4456666666667</text:p>
          </table:table-cell>
          <table:table-cell table:formula="of:=AVERAGE([.B36];[.F36];[.J36])" office:value-type="float" office:value="0.914834910069198" calcext:value-type="float">
            <text:p>0.914834910069198</text:p>
          </table:table-cell>
          <table:table-cell table:formula="of:=AVERAGE([.C36];[.G36];[.K36])" office:value-type="float" office:value="13.5883333333333" calcext:value-type="float">
            <text:p>13.5883333333333</text:p>
          </table:table-cell>
          <table:table-cell table:formula="of:=AVERAGE([.D36];[.H36];[.L36])" office:value-type="float" office:value="0.92408059047708" calcext:value-type="float">
            <text:p>0.92408059047708</text:p>
          </table:table-cell>
        </table:table-row>
        <table:table-row table:style-name="ro1">
          <table:table-cell office:value-type="float" office:value="13.295" calcext:value-type="float">
            <text:p>13.295</text:p>
          </table:table-cell>
          <table:table-cell table:formula="of:=[.A37]/[.$A$3]" office:value-type="float" office:value="0.904606382254882" calcext:value-type="float">
            <text:p>0.904606382254882</text:p>
          </table:table-cell>
          <table:table-cell office:value-type="float" office:value="13.485" calcext:value-type="float">
            <text:p>13.485</text:p>
          </table:table-cell>
          <table:table-cell table:formula="of:=[.C37]/[.$C$3]" office:value-type="float" office:value="0.917097388465723" calcext:value-type="float">
            <text:p>0.917097388465723</text:p>
          </table:table-cell>
          <table:table-cell office:value-type="float" office:value="13.2" calcext:value-type="float">
            <text:p>13.2</text:p>
          </table:table-cell>
          <table:table-cell table:formula="of:=[.E37]/[.$E$3]" office:value-type="float" office:value="0.89857045609258" calcext:value-type="float">
            <text:p>0.89857045609258</text:p>
          </table:table-cell>
          <table:table-cell office:value-type="float" office:value="13.377" calcext:value-type="float">
            <text:p>13.377</text:p>
          </table:table-cell>
          <table:table-cell table:formula="of:=[.G37]/[.$G$3]" office:value-type="float" office:value="0.910185752194325" calcext:value-type="float">
            <text:p>0.910185752194325</text:p>
          </table:table-cell>
          <table:table-cell office:value-type="float" office:value="13.45" calcext:value-type="float">
            <text:p>13.45</text:p>
          </table:table-cell>
          <table:table-cell table:formula="of:=[.I37]/[.$I$3]" office:value-type="float" office:value="0.914654879292757" calcext:value-type="float">
            <text:p>0.914654879292757</text:p>
          </table:table-cell>
          <table:table-cell office:value-type="float" office:value="13.62" calcext:value-type="float">
            <text:p>13.62</text:p>
          </table:table-cell>
          <table:table-cell table:formula="of:=[.K37]/[.$K$3]" office:value-type="float" office:value="0.92571195541358" calcext:value-type="float">
            <text:p>0.92571195541358</text:p>
          </table:table-cell>
          <table:table-cell table:formula="of:=AVERAGE([.A37];[.E37];[.I37])" office:value-type="float" office:value="13.315" calcext:value-type="float">
            <text:p>13.315</text:p>
          </table:table-cell>
          <table:table-cell table:formula="of:=AVERAGE([.B37];[.F37];[.J37])" office:value-type="float" office:value="0.905943905880073" calcext:value-type="float">
            <text:p>0.905943905880073</text:p>
          </table:table-cell>
          <table:table-cell table:formula="of:=AVERAGE([.C37];[.G37];[.K37])" office:value-type="float" office:value="13.494" calcext:value-type="float">
            <text:p>13.494</text:p>
          </table:table-cell>
          <table:table-cell table:formula="of:=AVERAGE([.D37];[.H37];[.L37])" office:value-type="float" office:value="0.917665032024543" calcext:value-type="float">
            <text:p>0.917665032024543</text:p>
          </table:table-cell>
        </table:table-row>
        <table:table-row table:style-name="ro1">
          <table:table-cell office:value-type="float" office:value="13.138" calcext:value-type="float">
            <text:p>13.138</text:p>
          </table:table-cell>
          <table:table-cell table:formula="of:=[.A38]/[.$A$3]" office:value-type="float" office:value="0.893923930053752" calcext:value-type="float">
            <text:p>0.893923930053752</text:p>
          </table:table-cell>
          <table:table-cell office:value-type="float" office:value="13.378" calcext:value-type="float">
            <text:p>13.378</text:p>
          </table:table-cell>
          <table:table-cell table:formula="of:=[.C38]/[.$C$3]" office:value-type="float" office:value="0.909820457018498" calcext:value-type="float">
            <text:p>0.909820457018498</text:p>
          </table:table-cell>
          <table:table-cell office:value-type="float" office:value="13.022" calcext:value-type="float">
            <text:p>13.022</text:p>
          </table:table-cell>
          <table:table-cell table:formula="of:=[.E38]/[.$E$3]" office:value-type="float" office:value="0.88645336963921" calcext:value-type="float">
            <text:p>0.88645336963921</text:p>
          </table:table-cell>
          <table:table-cell office:value-type="float" office:value="13.253" calcext:value-type="float">
            <text:p>13.253</text:p>
          </table:table-cell>
          <table:table-cell table:formula="of:=[.G38]/[.$G$3]" office:value-type="float" office:value="0.901748656188338" calcext:value-type="float">
            <text:p>0.901748656188338</text:p>
          </table:table-cell>
          <table:table-cell office:value-type="float" office:value="13.331" calcext:value-type="float">
            <text:p>13.331</text:p>
          </table:table-cell>
          <table:table-cell table:formula="of:=[.I38]/[.$I$3]" office:value-type="float" office:value="0.906562393743624" calcext:value-type="float">
            <text:p>0.906562393743624</text:p>
          </table:table-cell>
          <table:table-cell office:value-type="float" office:value="13.535" calcext:value-type="float">
            <text:p>13.535</text:p>
          </table:table-cell>
          <table:table-cell table:formula="of:=[.K38]/[.$K$3]" office:value-type="float" office:value="0.919934751580235" calcext:value-type="float">
            <text:p>0.919934751580235</text:p>
          </table:table-cell>
          <table:table-cell table:formula="of:=AVERAGE([.A38];[.E38];[.I38])" office:value-type="float" office:value="13.1636666666667" calcext:value-type="float">
            <text:p>13.1636666666667</text:p>
          </table:table-cell>
          <table:table-cell table:formula="of:=AVERAGE([.B38];[.F38];[.J38])" office:value-type="float" office:value="0.895646564478862" calcext:value-type="float">
            <text:p>0.895646564478862</text:p>
          </table:table-cell>
          <table:table-cell table:formula="of:=AVERAGE([.C38];[.G38];[.K38])" office:value-type="float" office:value="13.3886666666667" calcext:value-type="float">
            <text:p>13.3886666666667</text:p>
          </table:table-cell>
          <table:table-cell table:formula="of:=AVERAGE([.D38];[.H38];[.L38])" office:value-type="float" office:value="0.910501288262357" calcext:value-type="float">
            <text:p>0.910501288262357</text:p>
          </table:table-cell>
        </table:table-row>
        <table:table-row table:style-name="ro1">
          <table:table-cell office:value-type="float" office:value="12.958" calcext:value-type="float">
            <text:p>12.958</text:p>
          </table:table-cell>
          <table:table-cell table:formula="of:=[.A39]/[.$A$3]" office:value-type="float" office:value="0.881676532625706" calcext:value-type="float">
            <text:p>0.881676532625706</text:p>
          </table:table-cell>
          <table:table-cell office:value-type="float" office:value="13.259" calcext:value-type="float">
            <text:p>13.259</text:p>
          </table:table-cell>
          <table:table-cell table:formula="of:=[.C39]/[.$C$3]" office:value-type="float" office:value="0.901727421109902" calcext:value-type="float">
            <text:p>0.901727421109902</text:p>
          </table:table-cell>
          <table:table-cell office:value-type="float" office:value="12.816" calcext:value-type="float">
            <text:p>12.816</text:p>
          </table:table-cell>
          <table:table-cell table:formula="of:=[.E39]/[.$E$3]" office:value-type="float" office:value="0.872430224642614" calcext:value-type="float">
            <text:p>0.872430224642614</text:p>
          </table:table-cell>
          <table:table-cell office:value-type="float" office:value="13.116" calcext:value-type="float">
            <text:p>13.116</text:p>
          </table:table-cell>
          <table:table-cell table:formula="of:=[.G39]/[.$G$3]" office:value-type="float" office:value="0.892427025923658" calcext:value-type="float">
            <text:p>0.892427025923658</text:p>
          </table:table-cell>
          <table:table-cell office:value-type="float" office:value="13.202" calcext:value-type="float">
            <text:p>13.202</text:p>
          </table:table-cell>
          <table:table-cell table:formula="of:=[.I39]/[.$I$3]" office:value-type="float" office:value="0.897789867392043" calcext:value-type="float">
            <text:p>0.897789867392043</text:p>
          </table:table-cell>
          <table:table-cell office:value-type="float" office:value="13.445" calcext:value-type="float">
            <text:p>13.445</text:p>
          </table:table-cell>
          <table:table-cell table:formula="of:=[.K39]/[.$K$3]" office:value-type="float" office:value="0.913817712227282" calcext:value-type="float">
            <text:p>0.913817712227282</text:p>
          </table:table-cell>
          <table:table-cell table:formula="of:=AVERAGE([.A39];[.E39];[.I39])" office:value-type="float" office:value="12.992" calcext:value-type="float">
            <text:p>12.992</text:p>
          </table:table-cell>
          <table:table-cell table:formula="of:=AVERAGE([.B39];[.F39];[.J39])" office:value-type="float" office:value="0.883965541553454" calcext:value-type="float">
            <text:p>0.883965541553454</text:p>
          </table:table-cell>
          <table:table-cell table:formula="of:=AVERAGE([.C39];[.G39];[.K39])" office:value-type="float" office:value="13.2733333333333" calcext:value-type="float">
            <text:p>13.2733333333333</text:p>
          </table:table-cell>
          <table:table-cell table:formula="of:=AVERAGE([.D39];[.H39];[.L39])" office:value-type="float" office:value="0.902657386420281" calcext:value-type="float">
            <text:p>0.902657386420281</text:p>
          </table:table-cell>
        </table:table-row>
        <table:table-row table:style-name="ro1">
          <table:table-cell office:value-type="float" office:value="12.745" calcext:value-type="float">
            <text:p>12.745</text:p>
          </table:table-cell>
          <table:table-cell table:formula="of:=[.A40]/[.$A$3]" office:value-type="float" office:value="0.867183779002517" calcext:value-type="float">
            <text:p>0.867183779002517</text:p>
          </table:table-cell>
          <table:table-cell office:value-type="float" office:value="13.122" calcext:value-type="float">
            <text:p>13.122</text:p>
          </table:table-cell>
          <table:table-cell table:formula="of:=[.C40]/[.$C$3]" office:value-type="float" office:value="0.892410228509249" calcext:value-type="float">
            <text:p>0.892410228509249</text:p>
          </table:table-cell>
          <table:table-cell office:value-type="float" office:value="12.561" calcext:value-type="float">
            <text:p>12.561</text:p>
          </table:table-cell>
          <table:table-cell table:formula="of:=[.E40]/[.$E$3]" office:value-type="float" office:value="0.855071477195371" calcext:value-type="float">
            <text:p>0.855071477195371</text:p>
          </table:table-cell>
          <table:table-cell office:value-type="float" office:value="12.958" calcext:value-type="float">
            <text:p>12.958</text:p>
          </table:table-cell>
          <table:table-cell table:formula="of:=[.G40]/[.$G$3]" office:value-type="float" office:value="0.881676532625706" calcext:value-type="float">
            <text:p>0.881676532625706</text:p>
          </table:table-cell>
          <table:table-cell office:value-type="float" office:value="13.046" calcext:value-type="float">
            <text:p>13.046</text:p>
          </table:table-cell>
          <table:table-cell table:formula="of:=[.I40]/[.$I$3]" office:value-type="float" office:value="0.887181230873852" calcext:value-type="float">
            <text:p>0.887181230873852</text:p>
          </table:table-cell>
          <table:table-cell office:value-type="float" office:value="13.337" calcext:value-type="float">
            <text:p>13.337</text:p>
          </table:table-cell>
          <table:table-cell table:formula="of:=[.K40]/[.$K$3]" office:value-type="float" office:value="0.906477265003738" calcext:value-type="float">
            <text:p>0.906477265003738</text:p>
          </table:table-cell>
          <table:table-cell table:formula="of:=AVERAGE([.A40];[.E40];[.I40])" office:value-type="float" office:value="12.784" calcext:value-type="float">
            <text:p>12.784</text:p>
          </table:table-cell>
          <table:table-cell table:formula="of:=AVERAGE([.B40];[.F40];[.J40])" office:value-type="float" office:value="0.869812162357247" calcext:value-type="float">
            <text:p>0.869812162357247</text:p>
          </table:table-cell>
          <table:table-cell table:formula="of:=AVERAGE([.C40];[.G40];[.K40])" office:value-type="float" office:value="13.139" calcext:value-type="float">
            <text:p>13.139</text:p>
          </table:table-cell>
          <table:table-cell table:formula="of:=AVERAGE([.D40];[.H40];[.L40])" office:value-type="float" office:value="0.893521342046231" calcext:value-type="float">
            <text:p>0.893521342046231</text:p>
          </table:table-cell>
        </table:table-row>
        <table:table-row table:style-name="ro1">
          <table:table-cell office:value-type="float" office:value="12.534" calcext:value-type="float">
            <text:p>12.534</text:p>
          </table:table-cell>
          <table:table-cell table:formula="of:=[.A41]/[.$A$3]" office:value-type="float" office:value="0.852827107572974" calcext:value-type="float">
            <text:p>0.852827107572974</text:p>
          </table:table-cell>
          <table:table-cell office:value-type="float" office:value="12.978" calcext:value-type="float">
            <text:p>12.978</text:p>
          </table:table-cell>
          <table:table-cell table:formula="of:=[.C41]/[.$C$3]" office:value-type="float" office:value="0.882616974972796" calcext:value-type="float">
            <text:p>0.882616974972796</text:p>
          </table:table-cell>
          <table:table-cell office:value-type="float" office:value="12.307" calcext:value-type="float">
            <text:p>12.307</text:p>
          </table:table-cell>
          <table:table-cell table:formula="of:=[.E41]/[.$E$3]" office:value-type="float" office:value="0.837780803267529" calcext:value-type="float">
            <text:p>0.837780803267529</text:p>
          </table:table-cell>
          <table:table-cell office:value-type="float" office:value="12.789" calcext:value-type="float">
            <text:p>12.789</text:p>
          </table:table-cell>
          <table:table-cell table:formula="of:=[.G41]/[.$G$3]" office:value-type="float" office:value="0.870177587262707" calcext:value-type="float">
            <text:p>0.870177587262707</text:p>
          </table:table-cell>
          <table:table-cell office:value-type="float" office:value="12.911" calcext:value-type="float">
            <text:p>12.911</text:p>
          </table:table-cell>
          <table:table-cell table:formula="of:=[.I41]/[.$I$3]" office:value-type="float" office:value="0.878000680040802" calcext:value-type="float">
            <text:p>0.878000680040802</text:p>
          </table:table-cell>
          <table:table-cell office:value-type="float" office:value="13.235" calcext:value-type="float">
            <text:p>13.235</text:p>
          </table:table-cell>
          <table:table-cell table:formula="of:=[.K41]/[.$K$3]" office:value-type="float" office:value="0.899544620403725" calcext:value-type="float">
            <text:p>0.899544620403725</text:p>
          </table:table-cell>
          <table:table-cell table:formula="of:=AVERAGE([.A41];[.E41];[.I41])" office:value-type="float" office:value="12.584" calcext:value-type="float">
            <text:p>12.584</text:p>
          </table:table-cell>
          <table:table-cell table:formula="of:=AVERAGE([.B41];[.F41];[.J41])" office:value-type="float" office:value="0.856202863627102" calcext:value-type="float">
            <text:p>0.856202863627102</text:p>
          </table:table-cell>
          <table:table-cell table:formula="of:=AVERAGE([.C41];[.G41];[.K41])" office:value-type="float" office:value="13.0006666666667" calcext:value-type="float">
            <text:p>13.0006666666667</text:p>
          </table:table-cell>
          <table:table-cell table:formula="of:=AVERAGE([.D41];[.H41];[.L41])" office:value-type="float" office:value="0.884113060879743" calcext:value-type="float">
            <text:p>0.884113060879743</text:p>
          </table:table-cell>
        </table:table-row>
        <table:table-row table:style-name="ro1">
          <table:table-cell office:value-type="float" office:value="12.308" calcext:value-type="float">
            <text:p>12.308</text:p>
          </table:table-cell>
          <table:table-cell table:formula="of:=[.A42]/[.$A$3]" office:value-type="float" office:value="0.837449819691093" calcext:value-type="float">
            <text:p>0.837449819691093</text:p>
          </table:table-cell>
          <table:table-cell office:value-type="float" office:value="12.823" calcext:value-type="float">
            <text:p>12.823</text:p>
          </table:table-cell>
          <table:table-cell table:formula="of:=[.C42]/[.$C$3]" office:value-type="float" office:value="0.872075625680087" calcext:value-type="float">
            <text:p>0.872075625680087</text:p>
          </table:table-cell>
          <table:table-cell office:value-type="float" office:value="12.022" calcext:value-type="float">
            <text:p>12.022</text:p>
          </table:table-cell>
          <table:table-cell table:formula="of:=[.E42]/[.$E$3]" office:value-type="float" office:value="0.818379850238257" calcext:value-type="float">
            <text:p>0.818379850238257</text:p>
          </table:table-cell>
          <table:table-cell office:value-type="float" office:value="12.605" calcext:value-type="float">
            <text:p>12.605</text:p>
          </table:table-cell>
          <table:table-cell table:formula="of:=[.G42]/[.$G$3]" office:value-type="float" office:value="0.85765802544737" calcext:value-type="float">
            <text:p>0.85765802544737</text:p>
          </table:table-cell>
          <table:table-cell office:value-type="float" office:value="12.782" calcext:value-type="float">
            <text:p>12.782</text:p>
          </table:table-cell>
          <table:table-cell table:formula="of:=[.I42]/[.$I$3]" office:value-type="float" office:value="0.869228153689221" calcext:value-type="float">
            <text:p>0.869228153689221</text:p>
          </table:table-cell>
          <table:table-cell office:value-type="float" office:value="13.132" calcext:value-type="float">
            <text:p>13.132</text:p>
          </table:table-cell>
          <table:table-cell table:formula="of:=[.K42]/[.$K$3]" office:value-type="float" office:value="0.892544008699789" calcext:value-type="float">
            <text:p>0.892544008699789</text:p>
          </table:table-cell>
          <table:table-cell table:formula="of:=AVERAGE([.A42];[.E42];[.I42])" office:value-type="float" office:value="12.3706666666667" calcext:value-type="float">
            <text:p>12.3706666666667</text:p>
          </table:table-cell>
          <table:table-cell table:formula="of:=AVERAGE([.B42];[.F42];[.J42])" office:value-type="float" office:value="0.841685941206191" calcext:value-type="float">
            <text:p>0.841685941206191</text:p>
          </table:table-cell>
          <table:table-cell table:formula="of:=AVERAGE([.C42];[.G42];[.K42])" office:value-type="float" office:value="12.8533333333333" calcext:value-type="float">
            <text:p>12.8533333333333</text:p>
          </table:table-cell>
          <table:table-cell table:formula="of:=AVERAGE([.D42];[.H42];[.L42])" office:value-type="float" office:value="0.874092553275749" calcext:value-type="float">
            <text:p>0.874092553275749</text:p>
          </table:table-cell>
        </table:table-row>
        <table:table-row table:style-name="ro1">
          <table:table-cell office:value-type="float" office:value="12.009" calcext:value-type="float">
            <text:p>12.009</text:p>
          </table:table-cell>
          <table:table-cell table:formula="of:=[.A43]/[.$A$3]" office:value-type="float" office:value="0.817105531741172" calcext:value-type="float">
            <text:p>0.817105531741172</text:p>
          </table:table-cell>
          <table:table-cell office:value-type="float" office:value="12.631" calcext:value-type="float">
            <text:p>12.631</text:p>
          </table:table-cell>
          <table:table-cell table:formula="of:=[.C43]/[.$C$3]" office:value-type="float" office:value="0.85901795429815" calcext:value-type="float">
            <text:p>0.85901795429815</text:p>
          </table:table-cell>
          <table:table-cell office:value-type="float" office:value="11.598" calcext:value-type="float">
            <text:p>11.598</text:p>
          </table:table-cell>
          <table:table-cell table:formula="of:=[.E43]/[.$E$3]" office:value-type="float" office:value="0.789516678012253" calcext:value-type="float">
            <text:p>0.789516678012253</text:p>
          </table:table-cell>
          <table:table-cell office:value-type="float" office:value="12.378" calcext:value-type="float">
            <text:p>12.378</text:p>
          </table:table-cell>
          <table:table-cell table:formula="of:=[.G43]/[.$G$3]" office:value-type="float" office:value="0.842212696468667" calcext:value-type="float">
            <text:p>0.842212696468667</text:p>
          </table:table-cell>
          <table:table-cell office:value-type="float" office:value="12.609" calcext:value-type="float">
            <text:p>12.609</text:p>
          </table:table-cell>
          <table:table-cell table:formula="of:=[.I43]/[.$I$3]" office:value-type="float" office:value="0.857463447806869" calcext:value-type="float">
            <text:p>0.857463447806869</text:p>
          </table:table-cell>
          <table:table-cell office:value-type="float" office:value="12.997" calcext:value-type="float">
            <text:p>12.997</text:p>
          </table:table-cell>
          <table:table-cell table:formula="of:=[.K43]/[.$K$3]" office:value-type="float" office:value="0.88336844967036" calcext:value-type="float">
            <text:p>0.88336844967036</text:p>
          </table:table-cell>
          <table:table-cell table:formula="of:=AVERAGE([.A43];[.E43];[.I43])" office:value-type="float" office:value="12.072" calcext:value-type="float">
            <text:p>12.072</text:p>
          </table:table-cell>
          <table:table-cell table:formula="of:=AVERAGE([.B43];[.F43];[.J43])" office:value-type="float" office:value="0.821361885853431" calcext:value-type="float">
            <text:p>0.821361885853431</text:p>
          </table:table-cell>
          <table:table-cell table:formula="of:=AVERAGE([.C43];[.G43];[.K43])" office:value-type="float" office:value="12.6686666666667" calcext:value-type="float">
            <text:p>12.6686666666667</text:p>
          </table:table-cell>
          <table:table-cell table:formula="of:=AVERAGE([.D43];[.H43];[.L43])" office:value-type="float" office:value="0.861533033479059" calcext:value-type="float">
            <text:p>0.861533033479059</text:p>
          </table:table-cell>
        </table:table-row>
        <table:table-row table:style-name="ro1">
          <table:table-cell office:value-type="float" office:value="11.308" calcext:value-type="float">
            <text:p>11.308</text:p>
          </table:table-cell>
          <table:table-cell table:formula="of:=[.A44]/[.$A$3]" office:value-type="float" office:value="0.769408722868613" calcext:value-type="float">
            <text:p>0.769408722868613</text:p>
          </table:table-cell>
          <table:table-cell office:value-type="float" office:value="12.264" calcext:value-type="float">
            <text:p>12.264</text:p>
          </table:table-cell>
          <table:table-cell table:formula="of:=[.C44]/[.$C$3]" office:value-type="float" office:value="0.834058759521219" calcext:value-type="float">
            <text:p>0.834058759521219</text:p>
          </table:table-cell>
          <table:table-cell office:value-type="float" office:value="10.628" calcext:value-type="float">
            <text:p>10.628</text:p>
          </table:table-cell>
          <table:table-cell table:formula="of:=[.E44]/[.$E$3]" office:value-type="float" office:value="0.723485364193329" calcext:value-type="float">
            <text:p>0.723485364193329</text:p>
          </table:table-cell>
          <table:table-cell office:value-type="float" office:value="11.95" calcext:value-type="float">
            <text:p>11.95</text:p>
          </table:table-cell>
          <table:table-cell table:formula="of:=[.G44]/[.$G$3]" office:value-type="float" office:value="0.813091107028645" calcext:value-type="float">
            <text:p>0.813091107028645</text:p>
          </table:table-cell>
          <table:table-cell office:value-type="float" office:value="12.224" calcext:value-type="float">
            <text:p>12.224</text:p>
          </table:table-cell>
          <table:table-cell table:formula="of:=[.I44]/[.$I$3]" office:value-type="float" office:value="0.831281876912615" calcext:value-type="float">
            <text:p>0.831281876912615</text:p>
          </table:table-cell>
          <table:table-cell office:value-type="float" office:value="12.755" calcext:value-type="float">
            <text:p>12.755</text:p>
          </table:table-cell>
          <table:table-cell table:formula="of:=[.K44]/[.$K$3]" office:value-type="float" office:value="0.866920410521308" calcext:value-type="float">
            <text:p>0.866920410521308</text:p>
          </table:table-cell>
          <table:table-cell table:formula="of:=AVERAGE([.A44];[.E44];[.I44])" office:value-type="float" office:value="11.3866666666667" calcext:value-type="float">
            <text:p>11.3866666666667</text:p>
          </table:table-cell>
          <table:table-cell table:formula="of:=AVERAGE([.B44];[.F44];[.J44])" office:value-type="float" office:value="0.774725321324852" calcext:value-type="float">
            <text:p>0.774725321324852</text:p>
          </table:table-cell>
          <table:table-cell table:formula="of:=AVERAGE([.C44];[.G44];[.K44])" office:value-type="float" office:value="12.323" calcext:value-type="float">
            <text:p>12.323</text:p>
          </table:table-cell>
          <table:table-cell table:formula="of:=AVERAGE([.D44];[.H44];[.L44])" office:value-type="float" office:value="0.838023425690391" calcext:value-type="float">
            <text:p>0.838023425690391</text:p>
          </table:table-cell>
        </table:table-row>
        <table:table-row table:style-name="ro1">
          <table:table-cell office:value-type="float" office:value="10.429" calcext:value-type="float">
            <text:p>10.429</text:p>
          </table:table-cell>
          <table:table-cell table:formula="of:=[.A45]/[.$A$3]" office:value-type="float" office:value="0.709600598761652" calcext:value-type="float">
            <text:p>0.709600598761652</text:p>
          </table:table-cell>
          <table:table-cell office:value-type="float" office:value="11.809" calcext:value-type="float">
            <text:p>11.809</text:p>
          </table:table-cell>
          <table:table-cell table:formula="of:=[.C45]/[.$C$3]" office:value-type="float" office:value="0.803114798694233" calcext:value-type="float">
            <text:p>0.803114798694233</text:p>
          </table:table-cell>
          <table:table-cell office:value-type="float" office:value="9.4212" calcext:value-type="float">
            <text:p>9.4212</text:p>
          </table:table-cell>
          <table:table-cell table:formula="of:=[.E45]/[.$E$3]" office:value-type="float" office:value="0.641334240980259" calcext:value-type="float">
            <text:p>0.641334240980259</text:p>
          </table:table-cell>
          <table:table-cell office:value-type="float" office:value="11.419" calcext:value-type="float">
            <text:p>11.419</text:p>
          </table:table-cell>
          <table:table-cell table:formula="of:=[.G45]/[.$G$3]" office:value-type="float" office:value="0.776961284615908" calcext:value-type="float">
            <text:p>0.776961284615908</text:p>
          </table:table-cell>
          <table:table-cell office:value-type="float" office:value="11.722" calcext:value-type="float">
            <text:p>11.722</text:p>
          </table:table-cell>
          <table:table-cell table:formula="of:=[.I45]/[.$I$3]" office:value-type="float" office:value="0.797143828629718" calcext:value-type="float">
            <text:p>0.797143828629718</text:p>
          </table:table-cell>
          <table:table-cell office:value-type="float" office:value="12.449" calcext:value-type="float">
            <text:p>12.449</text:p>
          </table:table-cell>
          <table:table-cell table:formula="of:=[.K45]/[.$K$3]" office:value-type="float" office:value="0.846122476721267" calcext:value-type="float">
            <text:p>0.846122476721267</text:p>
          </table:table-cell>
          <table:table-cell table:formula="of:=AVERAGE([.A45];[.E45];[.I45])" office:value-type="float" office:value="10.5240666666667" calcext:value-type="float">
            <text:p>10.5240666666667</text:p>
          </table:table-cell>
          <table:table-cell table:formula="of:=AVERAGE([.B45];[.F45];[.J45])" office:value-type="float" office:value="0.716026222790543" calcext:value-type="float">
            <text:p>0.716026222790543</text:p>
          </table:table-cell>
          <table:table-cell table:formula="of:=AVERAGE([.C45];[.G45];[.K45])" office:value-type="float" office:value="11.8923333333333" calcext:value-type="float">
            <text:p>11.8923333333333</text:p>
          </table:table-cell>
          <table:table-cell table:formula="of:=AVERAGE([.D45];[.H45];[.L45])" office:value-type="float" office:value="0.808732853343803" calcext:value-type="float">
            <text:p>0.808732853343803</text:p>
          </table:table-cell>
        </table:table-row>
        <table:table-row table:style-name="ro1">
          <table:table-cell office:value-type="float" office:value="9.7538" calcext:value-type="float">
            <text:p>9.7538</text:p>
          </table:table-cell>
          <table:table-cell table:formula="of:=[.A46]/[.$A$3]" office:value-type="float" office:value="0.663659250187113" calcext:value-type="float">
            <text:p>0.663659250187113</text:p>
          </table:table-cell>
          <table:table-cell office:value-type="float" office:value="11.348" calcext:value-type="float">
            <text:p>11.348</text:p>
          </table:table-cell>
          <table:table-cell table:formula="of:=[.C46]/[.$C$3]" office:value-type="float" office:value="0.771762785636562" calcext:value-type="float">
            <text:p>0.771762785636562</text:p>
          </table:table-cell>
          <table:table-cell office:value-type="float" office:value="8.5977" calcext:value-type="float">
            <text:p>8.5977</text:p>
          </table:table-cell>
          <table:table-cell table:formula="of:=[.E46]/[.$E$3]" office:value-type="float" office:value="0.585275697753574" calcext:value-type="float">
            <text:p>0.585275697753574</text:p>
          </table:table-cell>
          <table:table-cell office:value-type="float" office:value="10.89" calcext:value-type="float">
            <text:p>10.89</text:p>
          </table:table-cell>
          <table:table-cell table:formula="of:=[.G46]/[.$G$3]" office:value-type="float" office:value="0.740967544396816" calcext:value-type="float">
            <text:p>0.740967544396816</text:p>
          </table:table-cell>
          <table:table-cell office:value-type="float" office:value="11.249" calcext:value-type="float">
            <text:p>11.249</text:p>
          </table:table-cell>
          <table:table-cell table:formula="of:=[.I46]/[.$I$3]" office:value-type="float" office:value="0.76497789867392" calcext:value-type="float">
            <text:p>0.76497789867392</text:p>
          </table:table-cell>
          <table:table-cell office:value-type="float" office:value="12.107" calcext:value-type="float">
            <text:p>12.107</text:p>
          </table:table-cell>
          <table:table-cell table:formula="of:=[.K46]/[.$K$3]" office:value-type="float" office:value="0.822877727180045" calcext:value-type="float">
            <text:p>0.822877727180045</text:p>
          </table:table-cell>
          <table:table-cell table:formula="of:=AVERAGE([.A46];[.E46];[.I46])" office:value-type="float" office:value="9.86683333333333" calcext:value-type="float">
            <text:p>9.86683333333333</text:p>
          </table:table-cell>
          <table:table-cell table:formula="of:=AVERAGE([.B46];[.F46];[.J46])" office:value-type="float" office:value="0.671304282204869" calcext:value-type="float">
            <text:p>0.671304282204869</text:p>
          </table:table-cell>
          <table:table-cell table:formula="of:=AVERAGE([.C46];[.G46];[.K46])" office:value-type="float" office:value="11.4483333333333" calcext:value-type="float">
            <text:p>11.4483333333333</text:p>
          </table:table-cell>
          <table:table-cell table:formula="of:=AVERAGE([.D46];[.H46];[.L46])" office:value-type="float" office:value="0.778536019071141" calcext:value-type="float">
            <text:p>0.778536019071141</text:p>
          </table:table-cell>
        </table:table-row>
        <table:table-row table:style-name="ro1">
          <table:table-cell office:value-type="float" office:value="9.63" calcext:value-type="float">
            <text:p>9.63</text:p>
          </table:table-cell>
          <table:table-cell table:formula="of:=[.A47]/[.$A$3]" office:value-type="float" office:value="0.65523576240049" calcext:value-type="float">
            <text:p>0.65523576240049</text:p>
          </table:table-cell>
          <table:table-cell office:value-type="float" office:value="11.071" calcext:value-type="float">
            <text:p>11.071</text:p>
          </table:table-cell>
          <table:table-cell table:formula="of:=[.C47]/[.$C$3]" office:value-type="float" office:value="0.752924374319913" calcext:value-type="float">
            <text:p>0.752924374319913</text:p>
          </table:table-cell>
          <table:table-cell office:value-type="float" office:value="8.5581" calcext:value-type="float">
            <text:p>8.5581</text:p>
          </table:table-cell>
          <table:table-cell table:formula="of:=[.E47]/[.$E$3]" office:value-type="float" office:value="0.582579986385296" calcext:value-type="float">
            <text:p>0.582579986385296</text:p>
          </table:table-cell>
          <table:table-cell office:value-type="float" office:value="10.578" calcext:value-type="float">
            <text:p>10.578</text:p>
          </table:table-cell>
          <table:table-cell table:formula="of:=[.G47]/[.$G$3]" office:value-type="float" office:value="0.719738722188202" calcext:value-type="float">
            <text:p>0.719738722188202</text:p>
          </table:table-cell>
          <table:table-cell office:value-type="float" office:value="11.109" calcext:value-type="float">
            <text:p>11.109</text:p>
          </table:table-cell>
          <table:table-cell table:formula="of:=[.I47]/[.$I$3]" office:value-type="float" office:value="0.755457327439646" calcext:value-type="float">
            <text:p>0.755457327439646</text:p>
          </table:table-cell>
          <table:table-cell office:value-type="float" office:value="11.91" calcext:value-type="float">
            <text:p>11.91</text:p>
          </table:table-cell>
          <table:table-cell table:formula="of:=[.K47]/[.$K$3]" office:value-type="float" office:value="0.80948820770747" calcext:value-type="float">
            <text:p>0.80948820770747</text:p>
          </table:table-cell>
          <table:table-cell table:formula="of:=AVERAGE([.A47];[.E47];[.I47])" office:value-type="float" office:value="9.7657" calcext:value-type="float">
            <text:p>9.7657</text:p>
          </table:table-cell>
          <table:table-cell table:formula="of:=AVERAGE([.B47];[.F47];[.J47])" office:value-type="float" office:value="0.664424358741811" calcext:value-type="float">
            <text:p>0.664424358741811</text:p>
          </table:table-cell>
          <table:table-cell table:formula="of:=AVERAGE([.C47];[.G47];[.K47])" office:value-type="float" office:value="11.1863333333333" calcext:value-type="float">
            <text:p>11.1863333333333</text:p>
          </table:table-cell>
          <table:table-cell table:formula="of:=AVERAGE([.D47];[.H47];[.L47])" office:value-type="float" office:value="0.760717101405195" calcext:value-type="float">
            <text:p>0.760717101405195</text:p>
          </table:table-cell>
        </table:table-row>
        <table:table-row table:style-name="ro1">
          <table:table-cell office:value-type="float" office:value="9.9294" calcext:value-type="float">
            <text:p>9.9294</text:p>
          </table:table-cell>
          <table:table-cell table:formula="of:=[.A48]/[.$A$3]" office:value-type="float" office:value="0.675607266789141" calcext:value-type="float">
            <text:p>0.675607266789141</text:p>
          </table:table-cell>
          <table:table-cell office:value-type="float" office:value="10.928" calcext:value-type="float">
            <text:p>10.928</text:p>
          </table:table-cell>
          <table:table-cell table:formula="of:=[.C48]/[.$C$3]" office:value-type="float" office:value="0.743199129488575" calcext:value-type="float">
            <text:p>0.743199129488575</text:p>
          </table:table-cell>
          <table:table-cell office:value-type="float" office:value="9.1264" calcext:value-type="float">
            <text:p>9.1264</text:p>
          </table:table-cell>
          <table:table-cell table:formula="of:=[.E48]/[.$E$3]" office:value-type="float" office:value="0.621266167460858" calcext:value-type="float">
            <text:p>0.621266167460858</text:p>
          </table:table-cell>
          <table:table-cell office:value-type="float" office:value="10.428" calcext:value-type="float">
            <text:p>10.428</text:p>
          </table:table-cell>
          <table:table-cell table:formula="of:=[.G48]/[.$G$3]" office:value-type="float" office:value="0.70953255766483" calcext:value-type="float">
            <text:p>0.70953255766483</text:p>
          </table:table-cell>
          <table:table-cell office:value-type="float" office:value="11.206" calcext:value-type="float">
            <text:p>11.206</text:p>
          </table:table-cell>
          <table:table-cell table:formula="of:=[.I48]/[.$I$3]" office:value-type="float" office:value="0.762053723223393" calcext:value-type="float">
            <text:p>0.762053723223393</text:p>
          </table:table-cell>
          <table:table-cell office:value-type="float" office:value="11.797" calcext:value-type="float">
            <text:p>11.797</text:p>
          </table:table-cell>
          <table:table-cell table:formula="of:=[.K48]/[.$K$3]" office:value-type="float" office:value="0.801807924964317" calcext:value-type="float">
            <text:p>0.801807924964317</text:p>
          </table:table-cell>
          <table:table-cell table:formula="of:=AVERAGE([.A48];[.E48];[.I48])" office:value-type="float" office:value="10.0872666666667" calcext:value-type="float">
            <text:p>10.0872666666667</text:p>
          </table:table-cell>
          <table:table-cell table:formula="of:=AVERAGE([.B48];[.F48];[.J48])" office:value-type="float" office:value="0.686309052491131" calcext:value-type="float">
            <text:p>0.686309052491131</text:p>
          </table:table-cell>
          <table:table-cell table:formula="of:=AVERAGE([.C48];[.G48];[.K48])" office:value-type="float" office:value="11.051" calcext:value-type="float">
            <text:p>11.051</text:p>
          </table:table-cell>
          <table:table-cell table:formula="of:=AVERAGE([.D48];[.H48];[.L48])" office:value-type="float" office:value="0.751513204039241" calcext:value-type="float">
            <text:p>0.751513204039241</text:p>
          </table:table-cell>
        </table:table-row>
        <table:table-row table:style-name="ro1">
          <table:table-cell office:value-type="float" office:value="10.133" calcext:value-type="float">
            <text:p>10.133</text:p>
          </table:table-cell>
          <table:table-cell table:formula="of:=[.A49]/[.$A$3]" office:value-type="float" office:value="0.689460434102198" calcext:value-type="float">
            <text:p>0.689460434102198</text:p>
          </table:table-cell>
          <table:table-cell office:value-type="float" office:value="10.806" calcext:value-type="float">
            <text:p>10.806</text:p>
          </table:table-cell>
          <table:table-cell table:formula="of:=[.C49]/[.$C$3]" office:value-type="float" office:value="0.734902067464635" calcext:value-type="float">
            <text:p>0.734902067464635</text:p>
          </table:table-cell>
          <table:table-cell office:value-type="float" office:value="9.5042" calcext:value-type="float">
            <text:p>9.5042</text:p>
          </table:table-cell>
          <table:table-cell table:formula="of:=[.E49]/[.$E$3]" office:value-type="float" office:value="0.646984343090538" calcext:value-type="float">
            <text:p>0.646984343090538</text:p>
          </table:table-cell>
          <table:table-cell office:value-type="float" office:value="10.307" calcext:value-type="float">
            <text:p>10.307</text:p>
          </table:table-cell>
          <table:table-cell table:formula="of:=[.G49]/[.$G$3]" office:value-type="float" office:value="0.701299584949309" calcext:value-type="float">
            <text:p>0.701299584949309</text:p>
          </table:table-cell>
          <table:table-cell office:value-type="float" office:value="11.246" calcext:value-type="float">
            <text:p>11.246</text:p>
          </table:table-cell>
          <table:table-cell table:formula="of:=[.I49]/[.$I$3]" office:value-type="float" office:value="0.764773886433186" calcext:value-type="float">
            <text:p>0.764773886433186</text:p>
          </table:table-cell>
          <table:table-cell office:value-type="float" office:value="11.68" calcext:value-type="float">
            <text:p>11.68</text:p>
          </table:table-cell>
          <table:table-cell table:formula="of:=[.K49]/[.$K$3]" office:value-type="float" office:value="0.793855773805478" calcext:value-type="float">
            <text:p>0.793855773805478</text:p>
          </table:table-cell>
          <table:table-cell table:formula="of:=AVERAGE([.A49];[.E49];[.I49])" office:value-type="float" office:value="10.2944" calcext:value-type="float">
            <text:p>10.2944</text:p>
          </table:table-cell>
          <table:table-cell table:formula="of:=AVERAGE([.B49];[.F49];[.J49])" office:value-type="float" office:value="0.70040622120864" calcext:value-type="float">
            <text:p>0.70040622120864</text:p>
          </table:table-cell>
          <table:table-cell table:formula="of:=AVERAGE([.C49];[.G49];[.K49])" office:value-type="float" office:value="10.931" calcext:value-type="float">
            <text:p>10.931</text:p>
          </table:table-cell>
          <table:table-cell table:formula="of:=AVERAGE([.D49];[.H49];[.L49])" office:value-type="float" office:value="0.743352475406474" calcext:value-type="float">
            <text:p>0.743352475406474</text:p>
          </table:table-cell>
        </table:table-row>
        <table:table-row table:style-name="ro1">
          <table:table-cell office:value-type="float" office:value="10.19" calcext:value-type="float">
            <text:p>10.19</text:p>
          </table:table-cell>
          <table:table-cell table:formula="of:=[.A50]/[.$A$3]" office:value-type="float" office:value="0.693338776621079" calcext:value-type="float">
            <text:p>0.693338776621079</text:p>
          </table:table-cell>
          <table:table-cell office:value-type="float" office:value="10.633" calcext:value-type="float">
            <text:p>10.633</text:p>
          </table:table-cell>
          <table:table-cell table:formula="of:=[.C50]/[.$C$3]" office:value-type="float" office:value="0.723136561479869" calcext:value-type="float">
            <text:p>0.723136561479869</text:p>
          </table:table-cell>
          <table:table-cell office:value-type="float" office:value="9.6772" calcext:value-type="float">
            <text:p>9.6772</text:p>
          </table:table-cell>
          <table:table-cell table:formula="of:=[.E50]/[.$E$3]" office:value-type="float" office:value="0.658761061946903" calcext:value-type="float">
            <text:p>0.658761061946903</text:p>
          </table:table-cell>
          <table:table-cell office:value-type="float" office:value="10.133" calcext:value-type="float">
            <text:p>10.133</text:p>
          </table:table-cell>
          <table:table-cell table:formula="of:=[.G50]/[.$G$3]" office:value-type="float" office:value="0.689460434102198" calcext:value-type="float">
            <text:p>0.689460434102198</text:p>
          </table:table-cell>
          <table:table-cell office:value-type="float" office:value="11.186" calcext:value-type="float">
            <text:p>11.186</text:p>
          </table:table-cell>
          <table:table-cell table:formula="of:=[.I50]/[.$I$3]" office:value-type="float" office:value="0.760693641618497" calcext:value-type="float">
            <text:p>0.760693641618497</text:p>
          </table:table-cell>
          <table:table-cell office:value-type="float" office:value="11.518" calcext:value-type="float">
            <text:p>11.518</text:p>
          </table:table-cell>
          <table:table-cell table:formula="of:=[.K50]/[.$K$3]" office:value-type="float" office:value="0.782845102970162" calcext:value-type="float">
            <text:p>0.782845102970162</text:p>
          </table:table-cell>
          <table:table-cell table:formula="of:=AVERAGE([.A50];[.E50];[.I50])" office:value-type="float" office:value="10.3510666666667" calcext:value-type="float">
            <text:p>10.3510666666667</text:p>
          </table:table-cell>
          <table:table-cell table:formula="of:=AVERAGE([.B50];[.F50];[.J50])" office:value-type="float" office:value="0.704264493395493" calcext:value-type="float">
            <text:p>0.704264493395493</text:p>
          </table:table-cell>
          <table:table-cell table:formula="of:=AVERAGE([.C50];[.G50];[.K50])" office:value-type="float" office:value="10.7613333333333" calcext:value-type="float">
            <text:p>10.7613333333333</text:p>
          </table:table-cell>
          <table:table-cell table:formula="of:=AVERAGE([.D50];[.H50];[.L50])" office:value-type="float" office:value="0.731814032850743" calcext:value-type="float">
            <text:p>0.731814032850743</text:p>
          </table:table-cell>
        </table:table-row>
        <table:table-row table:style-name="ro1">
          <table:table-cell office:value-type="float" office:value="10.003" calcext:value-type="float">
            <text:p>10.003</text:p>
          </table:table-cell>
          <table:table-cell table:formula="of:=[.A51]/[.$A$3]" office:value-type="float" office:value="0.680615091515275" calcext:value-type="float">
            <text:p>0.680615091515275</text:p>
          </table:table-cell>
          <table:table-cell office:value-type="float" office:value="10.394" calcext:value-type="float">
            <text:p>10.394</text:p>
          </table:table-cell>
          <table:table-cell table:formula="of:=[.C51]/[.$C$3]" office:value-type="float" office:value="0.706882480957563" calcext:value-type="float">
            <text:p>0.706882480957563</text:p>
          </table:table-cell>
          <table:table-cell office:value-type="float" office:value="9.5028" calcext:value-type="float">
            <text:p>9.5028</text:p>
          </table:table-cell>
          <table:table-cell table:formula="of:=[.E51]/[.$E$3]" office:value-type="float" office:value="0.646889040163377" calcext:value-type="float">
            <text:p>0.646889040163377</text:p>
          </table:table-cell>
          <table:table-cell office:value-type="float" office:value="9.8844" calcext:value-type="float">
            <text:p>9.8844</text:p>
          </table:table-cell>
          <table:table-cell table:formula="of:=[.G51]/[.$G$3]" office:value-type="float" office:value="0.672545417432129" calcext:value-type="float">
            <text:p>0.672545417432129</text:p>
          </table:table-cell>
          <table:table-cell office:value-type="float" office:value="10.981" calcext:value-type="float">
            <text:p>10.981</text:p>
          </table:table-cell>
          <table:table-cell table:formula="of:=[.I51]/[.$I$3]" office:value-type="float" office:value="0.74675280516831" calcext:value-type="float">
            <text:p>0.74675280516831</text:p>
          </table:table-cell>
          <table:table-cell office:value-type="float" office:value="11.292" calcext:value-type="float">
            <text:p>11.292</text:p>
          </table:table-cell>
          <table:table-cell table:formula="of:=[.K51]/[.$K$3]" office:value-type="float" office:value="0.767484537483858" calcext:value-type="float">
            <text:p>0.767484537483858</text:p>
          </table:table-cell>
          <table:table-cell table:formula="of:=AVERAGE([.A51];[.E51];[.I51])" office:value-type="float" office:value="10.1622666666667" calcext:value-type="float">
            <text:p>10.1622666666667</text:p>
          </table:table-cell>
          <table:table-cell table:formula="of:=AVERAGE([.B51];[.F51];[.J51])" office:value-type="float" office:value="0.691418978948987" calcext:value-type="float">
            <text:p>0.691418978948987</text:p>
          </table:table-cell>
          <table:table-cell table:formula="of:=AVERAGE([.C51];[.G51];[.K51])" office:value-type="float" office:value="10.5234666666667" calcext:value-type="float">
            <text:p>10.5234666666667</text:p>
          </table:table-cell>
          <table:table-cell table:formula="of:=AVERAGE([.D51];[.H51];[.L51])" office:value-type="float" office:value="0.715637478624517" calcext:value-type="float">
            <text:p>0.715637478624517</text:p>
          </table:table-cell>
        </table:table-row>
        <table:table-row table:style-name="ro1">
          <table:table-cell office:value-type="float" office:value="9.8466" calcext:value-type="float">
            <text:p>9.8466</text:p>
          </table:table-cell>
          <table:table-cell table:formula="of:=[.A52]/[.$A$3]" office:value-type="float" office:value="0.669973463972239" calcext:value-type="float">
            <text:p>0.669973463972239</text:p>
          </table:table-cell>
          <table:table-cell office:value-type="float" office:value="10.185" calcext:value-type="float">
            <text:p>10.185</text:p>
          </table:table-cell>
          <table:table-cell table:formula="of:=[.C52]/[.$C$3]" office:value-type="float" office:value="0.692668661588683" calcext:value-type="float">
            <text:p>0.692668661588683</text:p>
          </table:table-cell>
          <table:table-cell office:value-type="float" office:value="9.355" calcext:value-type="float">
            <text:p>9.355</text:p>
          </table:table-cell>
          <table:table-cell table:formula="of:=[.E52]/[.$E$3]" office:value-type="float" office:value="0.636827773995916" calcext:value-type="float">
            <text:p>0.636827773995916</text:p>
          </table:table-cell>
          <table:table-cell office:value-type="float" office:value="9.6748" calcext:value-type="float">
            <text:p>9.6748</text:p>
          </table:table-cell>
          <table:table-cell table:formula="of:=[.G52]/[.$G$3]" office:value-type="float" office:value="0.658284003538137" calcext:value-type="float">
            <text:p>0.658284003538137</text:p>
          </table:table-cell>
          <table:table-cell office:value-type="float" office:value="10.799" calcext:value-type="float">
            <text:p>10.799</text:p>
          </table:table-cell>
          <table:table-cell table:formula="of:=[.I52]/[.$I$3]" office:value-type="float" office:value="0.734376062563754" calcext:value-type="float">
            <text:p>0.734376062563754</text:p>
          </table:table-cell>
          <table:table-cell office:value-type="float" office:value="11.088" calcext:value-type="float">
            <text:p>11.088</text:p>
          </table:table-cell>
          <table:table-cell table:formula="of:=[.K52]/[.$K$3]" office:value-type="float" office:value="0.753619248283831" calcext:value-type="float">
            <text:p>0.753619248283831</text:p>
          </table:table-cell>
          <table:table-cell table:formula="of:=AVERAGE([.A52];[.E52];[.I52])" office:value-type="float" office:value="10.0002" calcext:value-type="float">
            <text:p>10.0002</text:p>
          </table:table-cell>
          <table:table-cell table:formula="of:=AVERAGE([.B52];[.F52];[.J52])" office:value-type="float" office:value="0.680392433510636" calcext:value-type="float">
            <text:p>0.680392433510636</text:p>
          </table:table-cell>
          <table:table-cell table:formula="of:=AVERAGE([.C52];[.G52];[.K52])" office:value-type="float" office:value="10.3159333333333" calcext:value-type="float">
            <text:p>10.3159333333333</text:p>
          </table:table-cell>
          <table:table-cell table:formula="of:=AVERAGE([.D52];[.H52];[.L52])" office:value-type="float" office:value="0.701523971136884" calcext:value-type="float">
            <text:p>0.701523971136884</text:p>
          </table:table-cell>
        </table:table-row>
        <table:table-row table:style-name="ro1">
          <table:table-cell office:value-type="float" office:value="9.706" calcext:value-type="float">
            <text:p>9.706</text:p>
          </table:table-cell>
          <table:table-cell table:formula="of:=[.A53]/[.$A$3]" office:value-type="float" office:value="0.660406885758998" calcext:value-type="float">
            <text:p>0.660406885758998</text:p>
          </table:table-cell>
          <table:table-cell office:value-type="float" office:value="9.9949" calcext:value-type="float">
            <text:p>9.9949</text:p>
          </table:table-cell>
          <table:table-cell table:formula="of:=[.C53]/[.$C$3]" office:value-type="float" office:value="0.679740206746464" calcext:value-type="float">
            <text:p>0.679740206746464</text:p>
          </table:table-cell>
          <table:table-cell office:value-type="float" office:value="9.2212" calcext:value-type="float">
            <text:p>9.2212</text:p>
          </table:table-cell>
          <table:table-cell table:formula="of:=[.E53]/[.$E$3]" office:value-type="float" office:value="0.627719537100068" calcext:value-type="float">
            <text:p>0.627719537100068</text:p>
          </table:table-cell>
          <table:table-cell office:value-type="float" office:value="9.4867" calcext:value-type="float">
            <text:p>9.4867</text:p>
          </table:table-cell>
          <table:table-cell table:formula="of:=[.G53]/[.$G$3]" office:value-type="float" office:value="0.645485473225828" calcext:value-type="float">
            <text:p>0.645485473225828</text:p>
          </table:table-cell>
          <table:table-cell office:value-type="float" office:value="10.633" calcext:value-type="float">
            <text:p>10.633</text:p>
          </table:table-cell>
          <table:table-cell table:formula="of:=[.I53]/[.$I$3]" office:value-type="float" office:value="0.723087385243115" calcext:value-type="float">
            <text:p>0.723087385243115</text:p>
          </table:table-cell>
          <table:table-cell office:value-type="float" office:value="10.895" calcext:value-type="float">
            <text:p>10.895</text:p>
          </table:table-cell>
          <table:table-cell table:formula="of:=[.K53]/[.$K$3]" office:value-type="float" office:value="0.740501597226942" calcext:value-type="float">
            <text:p>0.740501597226942</text:p>
          </table:table-cell>
          <table:table-cell table:formula="of:=AVERAGE([.A53];[.E53];[.I53])" office:value-type="float" office:value="9.8534" calcext:value-type="float">
            <text:p>9.8534</text:p>
          </table:table-cell>
          <table:table-cell table:formula="of:=AVERAGE([.B53];[.F53];[.J53])" office:value-type="float" office:value="0.670404602700727" calcext:value-type="float">
            <text:p>0.670404602700727</text:p>
          </table:table-cell>
          <table:table-cell table:formula="of:=AVERAGE([.C53];[.G53];[.K53])" office:value-type="float" office:value="10.1255333333333" calcext:value-type="float">
            <text:p>10.1255333333333</text:p>
          </table:table-cell>
          <table:table-cell table:formula="of:=AVERAGE([.D53];[.H53];[.L53])" office:value-type="float" office:value="0.688575759066411" calcext:value-type="float">
            <text:p>0.688575759066411</text:p>
          </table:table-cell>
        </table:table-row>
        <table:table-row table:style-name="ro1">
          <table:table-cell office:value-type="float" office:value="9.6134" calcext:value-type="float">
            <text:p>9.6134</text:p>
          </table:table-cell>
          <table:table-cell table:formula="of:=[.A54]/[.$A$3]" office:value-type="float" office:value="0.654106280193237" calcext:value-type="float">
            <text:p>0.654106280193237</text:p>
          </table:table-cell>
          <table:table-cell office:value-type="float" office:value="9.8566" calcext:value-type="float">
            <text:p>9.8566</text:p>
          </table:table-cell>
          <table:table-cell table:formula="of:=[.C54]/[.$C$3]" office:value-type="float" office:value="0.670334602829162" calcext:value-type="float">
            <text:p>0.670334602829162</text:p>
          </table:table-cell>
          <table:table-cell office:value-type="float" office:value="9.1437" calcext:value-type="float">
            <text:p>9.1437</text:p>
          </table:table-cell>
          <table:table-cell table:formula="of:=[.E54]/[.$E$3]" office:value-type="float" office:value="0.622443839346494" calcext:value-type="float">
            <text:p>0.622443839346494</text:p>
          </table:table-cell>
          <table:table-cell office:value-type="float" office:value="9.3568" calcext:value-type="float">
            <text:p>9.3568</text:p>
          </table:table-cell>
          <table:table-cell table:formula="of:=[.G54]/[.$G$3]" office:value-type="float" office:value="0.636646934748588" calcext:value-type="float">
            <text:p>0.636646934748588</text:p>
          </table:table-cell>
          <table:table-cell office:value-type="float" office:value="10.517" calcext:value-type="float">
            <text:p>10.517</text:p>
          </table:table-cell>
          <table:table-cell table:formula="of:=[.I54]/[.$I$3]" office:value-type="float" office:value="0.715198911934716" calcext:value-type="float">
            <text:p>0.715198911934716</text:p>
          </table:table-cell>
          <table:table-cell office:value-type="float" office:value="10.745" calcext:value-type="float">
            <text:p>10.745</text:p>
          </table:table-cell>
          <table:table-cell table:formula="of:=[.K54]/[.$K$3]" office:value-type="float" office:value="0.730306531638687" calcext:value-type="float">
            <text:p>0.730306531638687</text:p>
          </table:table-cell>
          <table:table-cell table:formula="of:=AVERAGE([.A54];[.E54];[.I54])" office:value-type="float" office:value="9.75803333333333" calcext:value-type="float">
            <text:p>9.75803333333333</text:p>
          </table:table-cell>
          <table:table-cell table:formula="of:=AVERAGE([.B54];[.F54];[.J54])" office:value-type="float" office:value="0.663916343824816" calcext:value-type="float">
            <text:p>0.663916343824816</text:p>
          </table:table-cell>
          <table:table-cell table:formula="of:=AVERAGE([.C54];[.G54];[.K54])" office:value-type="float" office:value="9.98613333333333" calcext:value-type="float">
            <text:p>9.98613333333333</text:p>
          </table:table-cell>
          <table:table-cell table:formula="of:=AVERAGE([.D54];[.H54];[.L54])" office:value-type="float" office:value="0.679096023072146" calcext:value-type="float">
            <text:p>0.679096023072146</text:p>
          </table:table-cell>
        </table:table-row>
        <table:table-row table:style-name="ro1">
          <table:table-cell office:value-type="float" office:value="9.5268" calcext:value-type="float">
            <text:p>9.5268</text:p>
          </table:table-cell>
          <table:table-cell table:formula="of:=[.A55]/[.$A$3]" office:value-type="float" office:value="0.64821392120841" calcext:value-type="float">
            <text:p>0.64821392120841</text:p>
          </table:table-cell>
          <table:table-cell office:value-type="float" office:value="9.7324" calcext:value-type="float">
            <text:p>9.7324</text:p>
          </table:table-cell>
          <table:table-cell table:formula="of:=[.C55]/[.$C$3]" office:value-type="float" office:value="0.661887921653972" calcext:value-type="float">
            <text:p>0.661887921653972</text:p>
          </table:table-cell>
          <table:table-cell office:value-type="float" office:value="9.0651" calcext:value-type="float">
            <text:p>9.0651</text:p>
          </table:table-cell>
          <table:table-cell table:formula="of:=[.E55]/[.$E$3]" office:value-type="float" office:value="0.617093260721579" calcext:value-type="float">
            <text:p>0.617093260721579</text:p>
          </table:table-cell>
          <table:table-cell office:value-type="float" office:value="9.2424" calcext:value-type="float">
            <text:p>9.2424</text:p>
          </table:table-cell>
          <table:table-cell table:formula="of:=[.G55]/[.$G$3]" office:value-type="float" office:value="0.628863033272096" calcext:value-type="float">
            <text:p>0.628863033272096</text:p>
          </table:table-cell>
          <table:table-cell office:value-type="float" office:value="10.404" calcext:value-type="float">
            <text:p>10.404</text:p>
          </table:table-cell>
          <table:table-cell table:formula="of:=[.I55]/[.$I$3]" office:value-type="float" office:value="0.707514450867052" calcext:value-type="float">
            <text:p>0.707514450867052</text:p>
          </table:table-cell>
          <table:table-cell office:value-type="float" office:value="10.607" calcext:value-type="float">
            <text:p>10.607</text:p>
          </table:table-cell>
          <table:table-cell table:formula="of:=[.K55]/[.$K$3]" office:value-type="float" office:value="0.720927071297492" calcext:value-type="float">
            <text:p>0.720927071297492</text:p>
          </table:table-cell>
          <table:table-cell table:formula="of:=AVERAGE([.A55];[.E55];[.I55])" office:value-type="float" office:value="9.6653" calcext:value-type="float">
            <text:p>9.6653</text:p>
          </table:table-cell>
          <table:table-cell table:formula="of:=AVERAGE([.B55];[.F55];[.J55])" office:value-type="float" office:value="0.657607210932347" calcext:value-type="float">
            <text:p>0.657607210932347</text:p>
          </table:table-cell>
          <table:table-cell table:formula="of:=AVERAGE([.C55];[.G55];[.K55])" office:value-type="float" office:value="9.8606" calcext:value-type="float">
            <text:p>9.8606</text:p>
          </table:table-cell>
          <table:table-cell table:formula="of:=AVERAGE([.D55];[.H55];[.L55])" office:value-type="float" office:value="0.67055934207452" calcext:value-type="float">
            <text:p>0.67055934207452</text:p>
          </table:table-cell>
        </table:table-row>
        <table:table-row table:style-name="ro1">
          <table:table-cell office:value-type="float" office:value="9.4428" calcext:value-type="float">
            <text:p>9.4428</text:p>
          </table:table-cell>
          <table:table-cell table:formula="of:=[.A56]/[.$A$3]" office:value-type="float" office:value="0.642498469075322" calcext:value-type="float">
            <text:p>0.642498469075322</text:p>
          </table:table-cell>
          <table:table-cell office:value-type="float" office:value="9.6211" calcext:value-type="float">
            <text:p>9.6211</text:p>
          </table:table-cell>
          <table:table-cell table:formula="of:=[.C56]/[.$C$3]" office:value-type="float" office:value="0.654318552774755" calcext:value-type="float">
            <text:p>0.654318552774755</text:p>
          </table:table-cell>
          <table:table-cell office:value-type="float" office:value="8.9915" calcext:value-type="float">
            <text:p>8.9915</text:p>
          </table:table-cell>
          <table:table-cell table:formula="of:=[.E56]/[.$E$3]" office:value-type="float" office:value="0.612083049693669" calcext:value-type="float">
            <text:p>0.612083049693669</text:p>
          </table:table-cell>
          <table:table-cell office:value-type="float" office:value="9.1418" calcext:value-type="float">
            <text:p>9.1418</text:p>
          </table:table-cell>
          <table:table-cell table:formula="of:=[.G56]/[.$G$3]" office:value-type="float" office:value="0.622018098931755" calcext:value-type="float">
            <text:p>0.622018098931755</text:p>
          </table:table-cell>
          <table:table-cell office:value-type="float" office:value="10.301" calcext:value-type="float">
            <text:p>10.301</text:p>
          </table:table-cell>
          <table:table-cell table:formula="of:=[.I56]/[.$I$3]" office:value-type="float" office:value="0.700510030601836" calcext:value-type="float">
            <text:p>0.700510030601836</text:p>
          </table:table-cell>
          <table:table-cell office:value-type="float" office:value="10.483" calcext:value-type="float">
            <text:p>10.483</text:p>
          </table:table-cell>
          <table:table-cell table:formula="of:=[.K56]/[.$K$3]" office:value-type="float" office:value="0.712499150411201" calcext:value-type="float">
            <text:p>0.712499150411201</text:p>
          </table:table-cell>
          <table:table-cell table:formula="of:=AVERAGE([.A56];[.E56];[.I56])" office:value-type="float" office:value="9.57843333333334" calcext:value-type="float">
            <text:p>9.57843333333334</text:p>
          </table:table-cell>
          <table:table-cell table:formula="of:=AVERAGE([.B56];[.F56];[.J56])" office:value-type="float" office:value="0.651697183123609" calcext:value-type="float">
            <text:p>0.651697183123609</text:p>
          </table:table-cell>
          <table:table-cell table:formula="of:=AVERAGE([.C56];[.G56];[.K56])" office:value-type="float" office:value="9.74863333333333" calcext:value-type="float">
            <text:p>9.74863333333333</text:p>
          </table:table-cell>
          <table:table-cell table:formula="of:=AVERAGE([.D56];[.H56];[.L56])" office:value-type="float" office:value="0.66294526737257" calcext:value-type="float">
            <text:p>0.66294526737257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table:formula="of:=[.A57]/[.$A$3]" office:value-type="float" office:value="0.63686466625842" calcext:value-type="float">
            <text:p>0.63686466625842</text:p>
          </table:table-cell>
          <table:table-cell office:value-type="float" office:value="9.5183" calcext:value-type="float">
            <text:p>9.5183</text:p>
          </table:table-cell>
          <table:table-cell table:formula="of:=[.C57]/[.$C$3]" office:value-type="float" office:value="0.64732725788901" calcext:value-type="float">
            <text:p>0.64732725788901</text:p>
          </table:table-cell>
          <table:table-cell office:value-type="float" office:value="8.9155" calcext:value-type="float">
            <text:p>8.9155</text:p>
          </table:table-cell>
          <table:table-cell table:formula="of:=[.E57]/[.$E$3]" office:value-type="float" office:value="0.606909462219197" calcext:value-type="float">
            <text:p>0.606909462219197</text:p>
          </table:table-cell>
          <table:table-cell office:value-type="float" office:value="9.048" calcext:value-type="float">
            <text:p>9.048</text:p>
          </table:table-cell>
          <table:table-cell table:formula="of:=[.G57]/[.$G$3]" office:value-type="float" office:value="0.615635844049806" calcext:value-type="float">
            <text:p>0.615635844049806</text:p>
          </table:table-cell>
          <table:table-cell office:value-type="float" office:value="10.198" calcext:value-type="float">
            <text:p>10.198</text:p>
          </table:table-cell>
          <table:table-cell table:formula="of:=[.I57]/[.$I$3]" office:value-type="float" office:value="0.69350561033662" calcext:value-type="float">
            <text:p>0.69350561033662</text:p>
          </table:table-cell>
          <table:table-cell office:value-type="float" office:value="10.365" calcext:value-type="float">
            <text:p>10.365</text:p>
          </table:table-cell>
          <table:table-cell table:formula="of:=[.K57]/[.$K$3]" office:value-type="float" office:value="0.70447903214844" calcext:value-type="float">
            <text:p>0.70447903214844</text:p>
          </table:table-cell>
          <table:table-cell table:formula="of:=AVERAGE([.A57];[.E57];[.I57])" office:value-type="float" office:value="9.49116666666667" calcext:value-type="float">
            <text:p>9.49116666666667</text:p>
          </table:table-cell>
          <table:table-cell table:formula="of:=AVERAGE([.B57];[.F57];[.J57])" office:value-type="float" office:value="0.645759912938079" calcext:value-type="float">
            <text:p>0.645759912938079</text:p>
          </table:table-cell>
          <table:table-cell table:formula="of:=AVERAGE([.C57];[.G57];[.K57])" office:value-type="float" office:value="9.64376666666667" calcext:value-type="float">
            <text:p>9.64376666666667</text:p>
          </table:table-cell>
          <table:table-cell table:formula="of:=AVERAGE([.D57];[.H57];[.L57])" office:value-type="float" office:value="0.655814044695752" calcext:value-type="float">
            <text:p>0.655814044695752</text:p>
          </table:table-cell>
        </table:table-row>
        <table:table-row table:style-name="ro1">
          <table:table-cell office:value-type="float" office:value="9.2769" calcext:value-type="float">
            <text:p>9.2769</text:p>
          </table:table-cell>
          <table:table-cell table:formula="of:=[.A58]/[.$A$3]" office:value-type="float" office:value="0.631210451112472" calcext:value-type="float">
            <text:p>0.631210451112472</text:p>
          </table:table-cell>
          <table:table-cell office:value-type="float" office:value="9.4179" calcext:value-type="float">
            <text:p>9.4179</text:p>
          </table:table-cell>
          <table:table-cell table:formula="of:=[.C58]/[.$C$3]" office:value-type="float" office:value="0.640499183895539" calcext:value-type="float">
            <text:p>0.640499183895539</text:p>
          </table:table-cell>
          <table:table-cell office:value-type="float" office:value="8.8391" calcext:value-type="float">
            <text:p>8.8391</text:p>
          </table:table-cell>
          <table:table-cell table:formula="of:=[.E58]/[.$E$3]" office:value-type="float" office:value="0.601708645336964" calcext:value-type="float">
            <text:p>0.601708645336964</text:p>
          </table:table-cell>
          <table:table-cell office:value-type="float" office:value="8.9574" calcext:value-type="float">
            <text:p>8.9574</text:p>
          </table:table-cell>
          <table:table-cell table:formula="of:=[.G58]/[.$G$3]" office:value-type="float" office:value="0.609471320677689" calcext:value-type="float">
            <text:p>0.609471320677689</text:p>
          </table:table-cell>
          <table:table-cell office:value-type="float" office:value="10.098" calcext:value-type="float">
            <text:p>10.098</text:p>
          </table:table-cell>
          <table:table-cell table:formula="of:=[.I58]/[.$I$3]" office:value-type="float" office:value="0.686705202312139" calcext:value-type="float">
            <text:p>0.686705202312139</text:p>
          </table:table-cell>
          <table:table-cell office:value-type="float" office:value="10.251" calcext:value-type="float">
            <text:p>10.251</text:p>
          </table:table-cell>
          <table:table-cell table:formula="of:=[.K58]/[.$K$3]" office:value-type="float" office:value="0.696730782301366" calcext:value-type="float">
            <text:p>0.696730782301366</text:p>
          </table:table-cell>
          <table:table-cell table:formula="of:=AVERAGE([.A58];[.E58];[.I58])" office:value-type="float" office:value="9.40466666666667" calcext:value-type="float">
            <text:p>9.40466666666667</text:p>
          </table:table-cell>
          <table:table-cell table:formula="of:=AVERAGE([.B58];[.F58];[.J58])" office:value-type="float" office:value="0.639874766253858" calcext:value-type="float">
            <text:p>0.639874766253858</text:p>
          </table:table-cell>
          <table:table-cell table:formula="of:=AVERAGE([.C58];[.G58];[.K58])" office:value-type="float" office:value="9.5421" calcext:value-type="float">
            <text:p>9.5421</text:p>
          </table:table-cell>
          <table:table-cell table:formula="of:=AVERAGE([.D58];[.H58];[.L58])" office:value-type="float" office:value="0.648900428958198" calcext:value-type="float">
            <text:p>0.648900428958198</text:p>
          </table:table-cell>
        </table:table-row>
        <table:table-row table:style-name="ro1">
          <table:table-cell office:value-type="float" office:value="9.1943" calcext:value-type="float">
            <text:p>9.1943</text:p>
          </table:table-cell>
          <table:table-cell table:formula="of:=[.A59]/[.$A$3]" office:value-type="float" office:value="0.625590256514935" calcext:value-type="float">
            <text:p>0.625590256514935</text:p>
          </table:table-cell>
          <table:table-cell office:value-type="float" office:value="9.3241" calcext:value-type="float">
            <text:p>9.3241</text:p>
          </table:table-cell>
          <table:table-cell table:formula="of:=[.C59]/[.$C$3]" office:value-type="float" office:value="0.634119967355822" calcext:value-type="float">
            <text:p>0.634119967355822</text:p>
          </table:table-cell>
          <table:table-cell office:value-type="float" office:value="8.7631" calcext:value-type="float">
            <text:p>8.7631</text:p>
          </table:table-cell>
          <table:table-cell table:formula="of:=[.E59]/[.$E$3]" office:value-type="float" office:value="0.596535057862492" calcext:value-type="float">
            <text:p>0.596535057862492</text:p>
          </table:table-cell>
          <table:table-cell office:value-type="float" office:value="8.8717" calcext:value-type="float">
            <text:p>8.8717</text:p>
          </table:table-cell>
          <table:table-cell table:formula="of:=[.G59]/[.$G$3]" office:value-type="float" office:value="0.603640198680003" calcext:value-type="float">
            <text:p>0.603640198680003</text:p>
          </table:table-cell>
          <table:table-cell office:value-type="float" office:value="10.002" calcext:value-type="float">
            <text:p>10.002</text:p>
          </table:table-cell>
          <table:table-cell table:formula="of:=[.I59]/[.$I$3]" office:value-type="float" office:value="0.680176810608637" calcext:value-type="float">
            <text:p>0.680176810608637</text:p>
          </table:table-cell>
          <table:table-cell office:value-type="float" office:value="10.145" calcext:value-type="float">
            <text:p>10.145</text:p>
          </table:table-cell>
          <table:table-cell table:formula="of:=[.K59]/[.$K$3]" office:value-type="float" office:value="0.689526269285666" calcext:value-type="float">
            <text:p>0.689526269285666</text:p>
          </table:table-cell>
          <table:table-cell table:formula="of:=AVERAGE([.A59];[.E59];[.I59])" office:value-type="float" office:value="9.3198" calcext:value-type="float">
            <text:p>9.3198</text:p>
          </table:table-cell>
          <table:table-cell table:formula="of:=AVERAGE([.B59];[.F59];[.J59])" office:value-type="float" office:value="0.634100708328688" calcext:value-type="float">
            <text:p>0.634100708328688</text:p>
          </table:table-cell>
          <table:table-cell table:formula="of:=AVERAGE([.C59];[.G59];[.K59])" office:value-type="float" office:value="9.44693333333333" calcext:value-type="float">
            <text:p>9.44693333333333</text:p>
          </table:table-cell>
          <table:table-cell table:formula="of:=AVERAGE([.D59];[.H59];[.L59])" office:value-type="float" office:value="0.64242881177383" calcext:value-type="float">
            <text:p>0.64242881177383</text:p>
          </table:table-cell>
        </table:table-row>
        <table:table-row table:style-name="ro1">
          <table:table-cell office:value-type="float" office:value="9.1137" calcext:value-type="float">
            <text:p>9.1137</text:p>
          </table:table-cell>
          <table:table-cell table:formula="of:=[.A60]/[.$A$3]" office:value-type="float" office:value="0.620106144111043" calcext:value-type="float">
            <text:p>0.620106144111043</text:p>
          </table:table-cell>
          <table:table-cell office:value-type="float" office:value="9.2343" calcext:value-type="float">
            <text:p>9.2343</text:p>
          </table:table-cell>
          <table:table-cell table:formula="of:=[.C60]/[.$C$3]" office:value-type="float" office:value="0.628012785636561" calcext:value-type="float">
            <text:p>0.628012785636561</text:p>
          </table:table-cell>
          <table:table-cell office:value-type="float" office:value="8.6882" calcext:value-type="float">
            <text:p>8.6882</text:p>
          </table:table-cell>
          <table:table-cell table:formula="of:=[.E60]/[.$E$3]" office:value-type="float" office:value="0.59143635125936" calcext:value-type="float">
            <text:p>0.59143635125936</text:p>
          </table:table-cell>
          <table:table-cell office:value-type="float" office:value="8.7907" calcext:value-type="float">
            <text:p>8.7907</text:p>
          </table:table-cell>
          <table:table-cell table:formula="of:=[.G60]/[.$G$3]" office:value-type="float" office:value="0.598128869837382" calcext:value-type="float">
            <text:p>0.598128869837382</text:p>
          </table:table-cell>
          <table:table-cell office:value-type="float" office:value="9.9063" calcext:value-type="float">
            <text:p>9.9063</text:p>
          </table:table-cell>
          <table:table-cell table:formula="of:=[.I60]/[.$I$3]" office:value-type="float" office:value="0.673668820129208" calcext:value-type="float">
            <text:p>0.673668820129208</text:p>
          </table:table-cell>
          <table:table-cell office:value-type="float" office:value="10.042" calcext:value-type="float">
            <text:p>10.042</text:p>
          </table:table-cell>
          <table:table-cell table:formula="of:=[.K60]/[.$K$3]" office:value-type="float" office:value="0.68252565758173" calcext:value-type="float">
            <text:p>0.68252565758173</text:p>
          </table:table-cell>
          <table:table-cell table:formula="of:=AVERAGE([.A60];[.E60];[.I60])" office:value-type="float" office:value="9.23606666666667" calcext:value-type="float">
            <text:p>9.23606666666667</text:p>
          </table:table-cell>
          <table:table-cell table:formula="of:=AVERAGE([.B60];[.F60];[.J60])" office:value-type="float" office:value="0.628403771833204" calcext:value-type="float">
            <text:p>0.628403771833204</text:p>
          </table:table-cell>
          <table:table-cell table:formula="of:=AVERAGE([.C60];[.G60];[.K60])" office:value-type="float" office:value="9.35566666666667" calcext:value-type="float">
            <text:p>9.35566666666667</text:p>
          </table:table-cell>
          <table:table-cell table:formula="of:=AVERAGE([.D60];[.H60];[.L60])" office:value-type="float" office:value="0.636222437685225" calcext:value-type="float">
            <text:p>0.636222437685225</text:p>
          </table:table-cell>
        </table:table-row>
        <table:table-row table:style-name="ro1">
          <table:table-cell office:value-type="float" office:value="9.0347" calcext:value-type="float">
            <text:p>9.0347</text:p>
          </table:table-cell>
          <table:table-cell table:formula="of:=[.A61]/[.$A$3]" office:value-type="float" office:value="0.614730897462067" calcext:value-type="float">
            <text:p>0.614730897462067</text:p>
          </table:table-cell>
          <table:table-cell office:value-type="float" office:value="9.15" calcext:value-type="float">
            <text:p>9.15</text:p>
          </table:table-cell>
          <table:table-cell table:formula="of:=[.C61]/[.$C$3]" office:value-type="float" office:value="0.62227965179543" calcext:value-type="float">
            <text:p>0.62227965179543</text:p>
          </table:table-cell>
          <table:table-cell office:value-type="float" office:value="8.6156" calcext:value-type="float">
            <text:p>8.6156</text:p>
          </table:table-cell>
          <table:table-cell table:formula="of:=[.E61]/[.$E$3]" office:value-type="float" office:value="0.586494213750851" calcext:value-type="float">
            <text:p>0.586494213750851</text:p>
          </table:table-cell>
          <table:table-cell office:value-type="float" office:value="8.714" calcext:value-type="float">
            <text:p>8.714</text:p>
          </table:table-cell>
          <table:table-cell table:formula="of:=[.G61]/[.$G$3]" office:value-type="float" office:value="0.592910117711098" calcext:value-type="float">
            <text:p>0.592910117711098</text:p>
          </table:table-cell>
          <table:table-cell office:value-type="float" office:value="9.8163" calcext:value-type="float">
            <text:p>9.8163</text:p>
          </table:table-cell>
          <table:table-cell table:formula="of:=[.I61]/[.$I$3]" office:value-type="float" office:value="0.667548452907174" calcext:value-type="float">
            <text:p>0.667548452907174</text:p>
          </table:table-cell>
          <table:table-cell office:value-type="float" office:value="9.9472" calcext:value-type="float">
            <text:p>9.9472</text:p>
          </table:table-cell>
          <table:table-cell table:formula="of:=[.K61]/[.$K$3]" office:value-type="float" office:value="0.676082376129953" calcext:value-type="float">
            <text:p>0.676082376129953</text:p>
          </table:table-cell>
          <table:table-cell table:formula="of:=AVERAGE([.A61];[.E61];[.I61])" office:value-type="float" office:value="9.15553333333333" calcext:value-type="float">
            <text:p>9.15553333333333</text:p>
          </table:table-cell>
          <table:table-cell table:formula="of:=AVERAGE([.B61];[.F61];[.J61])" office:value-type="float" office:value="0.622924521373364" calcext:value-type="float">
            <text:p>0.622924521373364</text:p>
          </table:table-cell>
          <table:table-cell table:formula="of:=AVERAGE([.C61];[.G61];[.K61])" office:value-type="float" office:value="9.2704" calcext:value-type="float">
            <text:p>9.2704</text:p>
          </table:table-cell>
          <table:table-cell table:formula="of:=AVERAGE([.D61];[.H61];[.L61])" office:value-type="float" office:value="0.630424048545494" calcext:value-type="float">
            <text:p>0.630424048545494</text:p>
          </table:table-cell>
        </table:table-row>
        <table:table-row table:style-name="ro1">
          <table:table-cell office:value-type="float" office:value="8.9594" calcext:value-type="float">
            <text:p>8.9594</text:p>
          </table:table-cell>
          <table:table-cell table:formula="of:=[.A62]/[.$A$3]" office:value-type="float" office:value="0.609607402871334" calcext:value-type="float">
            <text:p>0.609607402871334</text:p>
          </table:table-cell>
          <table:table-cell office:value-type="float" office:value="9.0716" calcext:value-type="float">
            <text:p>9.0716</text:p>
          </table:table-cell>
          <table:table-cell table:formula="of:=[.C62]/[.$C$3]" office:value-type="float" office:value="0.616947769314472" calcext:value-type="float">
            <text:p>0.616947769314472</text:p>
          </table:table-cell>
          <table:table-cell office:value-type="float" office:value="8.5462" calcext:value-type="float">
            <text:p>8.5462</text:p>
          </table:table-cell>
          <table:table-cell table:formula="of:=[.E62]/[.$E$3]" office:value-type="float" office:value="0.581769911504425" calcext:value-type="float">
            <text:p>0.581769911504425</text:p>
          </table:table-cell>
          <table:table-cell office:value-type="float" office:value="8.6438" calcext:value-type="float">
            <text:p>8.6438</text:p>
          </table:table-cell>
          <table:table-cell table:formula="of:=[.G62]/[.$G$3]" office:value-type="float" office:value="0.588133632714159" calcext:value-type="float">
            <text:p>0.588133632714159</text:p>
          </table:table-cell>
          <table:table-cell office:value-type="float" office:value="9.728" calcext:value-type="float">
            <text:p>9.728</text:p>
          </table:table-cell>
          <table:table-cell table:formula="of:=[.I62]/[.$I$3]" office:value-type="float" office:value="0.661543692621557" calcext:value-type="float">
            <text:p>0.661543692621557</text:p>
          </table:table-cell>
          <table:table-cell office:value-type="float" office:value="9.8562" calcext:value-type="float">
            <text:p>9.8562</text:p>
          </table:table-cell>
          <table:table-cell table:formula="of:=[.K62]/[.$K$3]" office:value-type="float" office:value="0.669897369673078" calcext:value-type="float">
            <text:p>0.669897369673078</text:p>
          </table:table-cell>
          <table:table-cell table:formula="of:=AVERAGE([.A62];[.E62];[.I62])" office:value-type="float" office:value="9.07786666666667" calcext:value-type="float">
            <text:p>9.07786666666667</text:p>
          </table:table-cell>
          <table:table-cell table:formula="of:=AVERAGE([.B62];[.F62];[.J62])" office:value-type="float" office:value="0.617640335665772" calcext:value-type="float">
            <text:p>0.617640335665772</text:p>
          </table:table-cell>
          <table:table-cell table:formula="of:=AVERAGE([.C62];[.G62];[.K62])" office:value-type="float" office:value="9.19053333333333" calcext:value-type="float">
            <text:p>9.19053333333333</text:p>
          </table:table-cell>
          <table:table-cell table:formula="of:=AVERAGE([.D62];[.H62];[.L62])" office:value-type="float" office:value="0.62499292390057" calcext:value-type="float">
            <text:p>0.62499292390057</text:p>
          </table:table-cell>
        </table:table-row>
        <table:table-row table:style-name="ro1">
          <table:table-cell office:value-type="float" office:value="8.8857" calcext:value-type="float">
            <text:p>8.8857</text:p>
          </table:table-cell>
          <table:table-cell table:formula="of:=[.A63]/[.$A$3]" office:value-type="float" office:value="0.604592774035517" calcext:value-type="float">
            <text:p>0.604592774035517</text:p>
          </table:table-cell>
          <table:table-cell office:value-type="float" office:value="8.9965" calcext:value-type="float">
            <text:p>8.9965</text:p>
          </table:table-cell>
          <table:table-cell table:formula="of:=[.C63]/[.$C$3]" office:value-type="float" office:value="0.611840315560392" calcext:value-type="float">
            <text:p>0.611840315560392</text:p>
          </table:table-cell>
          <table:table-cell office:value-type="float" office:value="8.479" calcext:value-type="float">
            <text:p>8.479</text:p>
          </table:table-cell>
          <table:table-cell table:formula="of:=[.E63]/[.$E$3]" office:value-type="float" office:value="0.577195371000681" calcext:value-type="float">
            <text:p>0.577195371000681</text:p>
          </table:table-cell>
          <table:table-cell office:value-type="float" office:value="8.5763" calcext:value-type="float">
            <text:p>8.5763</text:p>
          </table:table-cell>
          <table:table-cell table:formula="of:=[.G63]/[.$G$3]" office:value-type="float" office:value="0.583540858678642" calcext:value-type="float">
            <text:p>0.583540858678642</text:p>
          </table:table-cell>
          <table:table-cell office:value-type="float" office:value="9.6443" calcext:value-type="float">
            <text:p>9.6443</text:p>
          </table:table-cell>
          <table:table-cell table:formula="of:=[.I63]/[.$I$3]" office:value-type="float" office:value="0.655851751105066" calcext:value-type="float">
            <text:p>0.655851751105066</text:p>
          </table:table-cell>
          <table:table-cell office:value-type="float" office:value="9.7713" calcext:value-type="float">
            <text:p>9.7713</text:p>
          </table:table-cell>
          <table:table-cell table:formula="of:=[.K63]/[.$K$3]" office:value-type="float" office:value="0.664126962550126" calcext:value-type="float">
            <text:p>0.664126962550126</text:p>
          </table:table-cell>
          <table:table-cell table:formula="of:=AVERAGE([.A63];[.E63];[.I63])" office:value-type="float" office:value="9.003" calcext:value-type="float">
            <text:p>9.003</text:p>
          </table:table-cell>
          <table:table-cell table:formula="of:=AVERAGE([.B63];[.F63];[.J63])" office:value-type="float" office:value="0.612546632047088" calcext:value-type="float">
            <text:p>0.612546632047088</text:p>
          </table:table-cell>
          <table:table-cell table:formula="of:=AVERAGE([.C63];[.G63];[.K63])" office:value-type="float" office:value="9.1147" calcext:value-type="float">
            <text:p>9.1147</text:p>
          </table:table-cell>
          <table:table-cell table:formula="of:=AVERAGE([.D63];[.H63];[.L63])" office:value-type="float" office:value="0.619836045596387" calcext:value-type="float">
            <text:p>0.619836045596387</text:p>
          </table:table-cell>
        </table:table-row>
        <table:table-row table:style-name="ro1">
          <table:table-cell office:value-type="float" office:value="8.8168" calcext:value-type="float">
            <text:p>8.8168</text:p>
          </table:table-cell>
          <table:table-cell table:formula="of:=[.A64]/[.$A$3]" office:value-type="float" office:value="0.599904742464449" calcext:value-type="float">
            <text:p>0.599904742464449</text:p>
          </table:table-cell>
          <table:table-cell office:value-type="float" office:value="8.9282" calcext:value-type="float">
            <text:p>8.9282</text:p>
          </table:table-cell>
          <table:table-cell table:formula="of:=[.C64]/[.$C$3]" office:value-type="float" office:value="0.607195321001088" calcext:value-type="float">
            <text:p>0.607195321001088</text:p>
          </table:table-cell>
          <table:table-cell office:value-type="float" office:value="8.4156" calcext:value-type="float">
            <text:p>8.4156</text:p>
          </table:table-cell>
          <table:table-cell table:formula="of:=[.E64]/[.$E$3]" office:value-type="float" office:value="0.57287950987066" calcext:value-type="float">
            <text:p>0.57287950987066</text:p>
          </table:table-cell>
          <table:table-cell office:value-type="float" office:value="8.5148" calcext:value-type="float">
            <text:p>8.5148</text:p>
          </table:table-cell>
          <table:table-cell table:formula="of:=[.G64]/[.$G$3]" office:value-type="float" office:value="0.579356331224059" calcext:value-type="float">
            <text:p>0.579356331224059</text:p>
          </table:table-cell>
          <table:table-cell office:value-type="float" office:value="9.5637" calcext:value-type="float">
            <text:p>9.5637</text:p>
          </table:table-cell>
          <table:table-cell table:formula="of:=[.I64]/[.$I$3]" office:value-type="float" office:value="0.650370622237334" calcext:value-type="float">
            <text:p>0.650370622237334</text:p>
          </table:table-cell>
          <table:table-cell office:value-type="float" office:value="9.6912" calcext:value-type="float">
            <text:p>9.6912</text:p>
          </table:table-cell>
          <table:table-cell table:formula="of:=[.K64]/[.$K$3]" office:value-type="float" office:value="0.658682797525997" calcext:value-type="float">
            <text:p>0.658682797525997</text:p>
          </table:table-cell>
          <table:table-cell table:formula="of:=AVERAGE([.A64];[.E64];[.I64])" office:value-type="float" office:value="8.93203333333333" calcext:value-type="float">
            <text:p>8.93203333333333</text:p>
          </table:table-cell>
          <table:table-cell table:formula="of:=AVERAGE([.B64];[.F64];[.J64])" office:value-type="float" office:value="0.607718291524148" calcext:value-type="float">
            <text:p>0.607718291524148</text:p>
          </table:table-cell>
          <table:table-cell table:formula="of:=AVERAGE([.C64];[.G64];[.K64])" office:value-type="float" office:value="9.04473333333333" calcext:value-type="float">
            <text:p>9.04473333333333</text:p>
          </table:table-cell>
          <table:table-cell table:formula="of:=AVERAGE([.D64];[.H64];[.L64])" office:value-type="float" office:value="0.615078149917048" calcext:value-type="float">
            <text:p>0.615078149917048</text:p>
          </table:table-cell>
        </table:table-row>
        <table:table-row table:style-name="ro1">
          <table:table-cell office:value-type="float" office:value="8.7487" calcext:value-type="float">
            <text:p>8.7487</text:p>
          </table:table-cell>
          <table:table-cell table:formula="of:=[.A65]/[.$A$3]" office:value-type="float" office:value="0.595271143770838" calcext:value-type="float">
            <text:p>0.595271143770838</text:p>
          </table:table-cell>
          <table:table-cell office:value-type="float" office:value="8.8612" calcext:value-type="float">
            <text:p>8.8612</text:p>
          </table:table-cell>
          <table:table-cell table:formula="of:=[.C65]/[.$C$3]" office:value-type="float" office:value="0.602638737758433" calcext:value-type="float">
            <text:p>0.602638737758433</text:p>
          </table:table-cell>
          <table:table-cell office:value-type="float" office:value="8.3538" calcext:value-type="float">
            <text:p>8.3538</text:p>
          </table:table-cell>
          <table:table-cell table:formula="of:=[.E65]/[.$E$3]" office:value-type="float" office:value="0.568672566371681" calcext:value-type="float">
            <text:p>0.568672566371681</text:p>
          </table:table-cell>
          <table:table-cell office:value-type="float" office:value="8.4553" calcext:value-type="float">
            <text:p>8.4553</text:p>
          </table:table-cell>
          <table:table-cell table:formula="of:=[.G65]/[.$G$3]" office:value-type="float" office:value="0.575307885963122" calcext:value-type="float">
            <text:p>0.575307885963122</text:p>
          </table:table-cell>
          <table:table-cell office:value-type="float" office:value="9.4865" calcext:value-type="float">
            <text:p>9.4865</text:p>
          </table:table-cell>
          <table:table-cell table:formula="of:=[.I65]/[.$I$3]" office:value-type="float" office:value="0.645120707242435" calcext:value-type="float">
            <text:p>0.645120707242435</text:p>
          </table:table-cell>
          <table:table-cell office:value-type="float" office:value="9.6149" calcext:value-type="float">
            <text:p>9.6149</text:p>
          </table:table-cell>
          <table:table-cell table:formula="of:=[.K65]/[.$K$3]" office:value-type="float" office:value="0.653496907496772" calcext:value-type="float">
            <text:p>0.653496907496772</text:p>
          </table:table-cell>
          <table:table-cell table:formula="of:=AVERAGE([.A65];[.E65];[.I65])" office:value-type="float" office:value="8.863" calcext:value-type="float">
            <text:p>8.863</text:p>
          </table:table-cell>
          <table:table-cell table:formula="of:=AVERAGE([.B65];[.F65];[.J65])" office:value-type="float" office:value="0.603021472461651" calcext:value-type="float">
            <text:p>0.603021472461651</text:p>
          </table:table-cell>
          <table:table-cell table:formula="of:=AVERAGE([.C65];[.G65];[.K65])" office:value-type="float" office:value="8.97713333333333" calcext:value-type="float">
            <text:p>8.97713333333333</text:p>
          </table:table-cell>
          <table:table-cell table:formula="of:=AVERAGE([.D65];[.H65];[.L65])" office:value-type="float" office:value="0.610481177072775" calcext:value-type="float">
            <text:p>0.610481177072775</text:p>
          </table:table-cell>
        </table:table-row>
        <table:table-row table:style-name="ro1">
          <table:table-cell office:value-type="float" office:value="8.6855" calcext:value-type="float">
            <text:p>8.6855</text:p>
          </table:table-cell>
          <table:table-cell table:formula="of:=[.A66]/[.$A$3]" office:value-type="float" office:value="0.590970946451657" calcext:value-type="float">
            <text:p>0.590970946451657</text:p>
          </table:table-cell>
          <table:table-cell office:value-type="float" office:value="8.8009" calcext:value-type="float">
            <text:p>8.8009</text:p>
          </table:table-cell>
          <table:table-cell table:formula="of:=[.C66]/[.$C$3]" office:value-type="float" office:value="0.598537812840043" calcext:value-type="float">
            <text:p>0.598537812840043</text:p>
          </table:table-cell>
          <table:table-cell office:value-type="float" office:value="8.2956" calcext:value-type="float">
            <text:p>8.2956</text:p>
          </table:table-cell>
          <table:table-cell table:formula="of:=[.E66]/[.$E$3]" office:value-type="float" office:value="0.564710687542546" calcext:value-type="float">
            <text:p>0.564710687542546</text:p>
          </table:table-cell>
          <table:table-cell office:value-type="float" office:value="8.4007" calcext:value-type="float">
            <text:p>8.4007</text:p>
          </table:table-cell>
          <table:table-cell table:formula="of:=[.G66]/[.$G$3]" office:value-type="float" office:value="0.571592842076614" calcext:value-type="float">
            <text:p>0.571592842076614</text:p>
          </table:table-cell>
          <table:table-cell office:value-type="float" office:value="9.4124" calcext:value-type="float">
            <text:p>9.4124</text:p>
          </table:table-cell>
          <table:table-cell table:formula="of:=[.I66]/[.$I$3]" office:value-type="float" office:value="0.640081604896294" calcext:value-type="float">
            <text:p>0.640081604896294</text:p>
          </table:table-cell>
          <table:table-cell office:value-type="float" office:value="9.544" calcext:value-type="float">
            <text:p>9.544</text:p>
          </table:table-cell>
          <table:table-cell table:formula="of:=[.K66]/[.$K$3]" office:value-type="float" office:value="0.648678039828723" calcext:value-type="float">
            <text:p>0.648678039828723</text:p>
          </table:table-cell>
          <table:table-cell table:formula="of:=AVERAGE([.A66];[.E66];[.I66])" office:value-type="float" office:value="8.79783333333333" calcext:value-type="float">
            <text:p>8.79783333333333</text:p>
          </table:table-cell>
          <table:table-cell table:formula="of:=AVERAGE([.B66];[.F66];[.J66])" office:value-type="float" office:value="0.598587746296832" calcext:value-type="float">
            <text:p>0.598587746296832</text:p>
          </table:table-cell>
          <table:table-cell table:formula="of:=AVERAGE([.C66];[.G66];[.K66])" office:value-type="float" office:value="8.9152" calcext:value-type="float">
            <text:p>8.9152</text:p>
          </table:table-cell>
          <table:table-cell table:formula="of:=AVERAGE([.D66];[.H66];[.L66])" office:value-type="float" office:value="0.606269564915127" calcext:value-type="float">
            <text:p>0.606269564915127</text:p>
          </table:table-cell>
        </table:table-row>
        <table:table-row table:style-name="ro1">
          <table:table-cell office:value-type="float" office:value="8.6231" calcext:value-type="float">
            <text:p>8.6231</text:p>
          </table:table-cell>
          <table:table-cell table:formula="of:=[.A67]/[.$A$3]" office:value-type="float" office:value="0.586725182009934" calcext:value-type="float">
            <text:p>0.586725182009934</text:p>
          </table:table-cell>
          <table:table-cell office:value-type="float" office:value="8.7417" calcext:value-type="float">
            <text:p>8.7417</text:p>
          </table:table-cell>
          <table:table-cell table:formula="of:=[.C67]/[.$C$3]" office:value-type="float" office:value="0.59451169749728" calcext:value-type="float">
            <text:p>0.59451169749728</text:p>
          </table:table-cell>
          <table:table-cell office:value-type="float" office:value="8.239" calcext:value-type="float">
            <text:p>8.239</text:p>
          </table:table-cell>
          <table:table-cell table:formula="of:=[.E67]/[.$E$3]" office:value-type="float" office:value="0.560857726344452" calcext:value-type="float">
            <text:p>0.560857726344452</text:p>
          </table:table-cell>
          <table:table-cell office:value-type="float" office:value="8.348" calcext:value-type="float">
            <text:p>8.348</text:p>
          </table:table-cell>
          <table:table-cell table:formula="of:=[.G67]/[.$G$3]" office:value-type="float" office:value="0.56800707627407" calcext:value-type="float">
            <text:p>0.56800707627407</text:p>
          </table:table-cell>
          <table:table-cell office:value-type="float" office:value="9.3401" calcext:value-type="float">
            <text:p>9.3401</text:p>
          </table:table-cell>
          <table:table-cell table:formula="of:=[.I67]/[.$I$3]" office:value-type="float" office:value="0.635164909894594" calcext:value-type="float">
            <text:p>0.635164909894594</text:p>
          </table:table-cell>
          <table:table-cell office:value-type="float" office:value="9.4751" calcext:value-type="float">
            <text:p>9.4751</text:p>
          </table:table-cell>
          <table:table-cell table:formula="of:=[.K67]/[.$K$3]" office:value-type="float" office:value="0.643995106368518" calcext:value-type="float">
            <text:p>0.643995106368518</text:p>
          </table:table-cell>
          <table:table-cell table:formula="of:=AVERAGE([.A67];[.E67];[.I67])" office:value-type="float" office:value="8.73406666666667" calcext:value-type="float">
            <text:p>8.73406666666667</text:p>
          </table:table-cell>
          <table:table-cell table:formula="of:=AVERAGE([.B67];[.F67];[.J67])" office:value-type="float" office:value="0.59424927274966" calcext:value-type="float">
            <text:p>0.59424927274966</text:p>
          </table:table-cell>
          <table:table-cell table:formula="of:=AVERAGE([.C67];[.G67];[.K67])" office:value-type="float" office:value="8.85493333333333" calcext:value-type="float">
            <text:p>8.85493333333333</text:p>
          </table:table-cell>
          <table:table-cell table:formula="of:=AVERAGE([.D67];[.H67];[.L67])" office:value-type="float" office:value="0.602171293379956" calcext:value-type="float">
            <text:p>0.602171293379956</text:p>
          </table:table-cell>
        </table:table-row>
        <table:table-row table:style-name="ro1">
          <table:table-cell office:value-type="float" office:value="8.5647" calcext:value-type="float">
            <text:p>8.5647</text:p>
          </table:table-cell>
          <table:table-cell table:formula="of:=[.A68]/[.$A$3]" office:value-type="float" office:value="0.582751581955501" calcext:value-type="float">
            <text:p>0.582751581955501</text:p>
          </table:table-cell>
          <table:table-cell office:value-type="float" office:value="8.6875" calcext:value-type="float">
            <text:p>8.6875</text:p>
          </table:table-cell>
          <table:table-cell table:formula="of:=[.C68]/[.$C$3]" office:value-type="float" office:value="0.590825625680087" calcext:value-type="float">
            <text:p>0.590825625680087</text:p>
          </table:table-cell>
          <table:table-cell office:value-type="float" office:value="8.1856" calcext:value-type="float">
            <text:p>8.1856</text:p>
          </table:table-cell>
          <table:table-cell table:formula="of:=[.E68]/[.$E$3]" office:value-type="float" office:value="0.557222600408441" calcext:value-type="float">
            <text:p>0.557222600408441</text:p>
          </table:table-cell>
          <table:table-cell office:value-type="float" office:value="8.2992" calcext:value-type="float">
            <text:p>8.2992</text:p>
          </table:table-cell>
          <table:table-cell table:formula="of:=[.G68]/[.$G$3]" office:value-type="float" office:value="0.564686670749133" calcext:value-type="float">
            <text:p>0.564686670749133</text:p>
          </table:table-cell>
          <table:table-cell office:value-type="float" office:value="9.2728" calcext:value-type="float">
            <text:p>9.2728</text:p>
          </table:table-cell>
          <table:table-cell table:formula="of:=[.I68]/[.$I$3]" office:value-type="float" office:value="0.630588235294118" calcext:value-type="float">
            <text:p>0.630588235294118</text:p>
          </table:table-cell>
          <table:table-cell office:value-type="float" office:value="9.412" calcext:value-type="float">
            <text:p>9.412</text:p>
          </table:table-cell>
          <table:table-cell table:formula="of:=[.K68]/[.$K$3]" office:value-type="float" office:value="0.639706382111058" calcext:value-type="float">
            <text:p>0.639706382111058</text:p>
          </table:table-cell>
          <table:table-cell table:formula="of:=AVERAGE([.A68];[.E68];[.I68])" office:value-type="float" office:value="8.67436666666667" calcext:value-type="float">
            <text:p>8.67436666666667</text:p>
          </table:table-cell>
          <table:table-cell table:formula="of:=AVERAGE([.B68];[.F68];[.J68])" office:value-type="float" office:value="0.590187472552687" calcext:value-type="float">
            <text:p>0.590187472552687</text:p>
          </table:table-cell>
          <table:table-cell table:formula="of:=AVERAGE([.C68];[.G68];[.K68])" office:value-type="float" office:value="8.79956666666667" calcext:value-type="float">
            <text:p>8.79956666666667</text:p>
          </table:table-cell>
          <table:table-cell table:formula="of:=AVERAGE([.D68];[.H68];[.L68])" office:value-type="float" office:value="0.598406226180093" calcext:value-type="float">
            <text:p>0.598406226180093</text:p>
          </table:table-cell>
        </table:table-row>
        <table:table-row table:style-name="ro1">
          <table:table-cell office:value-type="float" office:value="8.5078" calcext:value-type="float">
            <text:p>8.5078</text:p>
          </table:table-cell>
          <table:table-cell table:formula="of:=[.A69]/[.$A$3]" office:value-type="float" office:value="0.578880043546302" calcext:value-type="float">
            <text:p>0.578880043546302</text:p>
          </table:table-cell>
          <table:table-cell office:value-type="float" office:value="8.6349" calcext:value-type="float">
            <text:p>8.6349</text:p>
          </table:table-cell>
          <table:table-cell table:formula="of:=[.C69]/[.$C$3]" office:value-type="float" office:value="0.587248367791077" calcext:value-type="float">
            <text:p>0.587248367791077</text:p>
          </table:table-cell>
          <table:table-cell office:value-type="float" office:value="8.134" calcext:value-type="float">
            <text:p>8.134</text:p>
          </table:table-cell>
          <table:table-cell table:formula="of:=[.E69]/[.$E$3]" office:value-type="float" office:value="0.553710006807352" calcext:value-type="float">
            <text:p>0.553710006807352</text:p>
          </table:table-cell>
          <table:table-cell office:value-type="float" office:value="8.2526" calcext:value-type="float">
            <text:p>8.2526</text:p>
          </table:table-cell>
          <table:table-cell table:formula="of:=[.G69]/[.$G$3]" office:value-type="float" office:value="0.561515955637205" calcext:value-type="float">
            <text:p>0.561515955637205</text:p>
          </table:table-cell>
          <table:table-cell office:value-type="float" office:value="9.2058" calcext:value-type="float">
            <text:p>9.2058</text:p>
          </table:table-cell>
          <table:table-cell table:formula="of:=[.I69]/[.$I$3]" office:value-type="float" office:value="0.626031961917715" calcext:value-type="float">
            <text:p>0.626031961917715</text:p>
          </table:table-cell>
          <table:table-cell office:value-type="float" office:value="9.3494" calcext:value-type="float">
            <text:p>9.3494</text:p>
          </table:table-cell>
          <table:table-cell table:formula="of:=[.K69]/[.$K$3]" office:value-type="float" office:value="0.63545164140556" calcext:value-type="float">
            <text:p>0.63545164140556</text:p>
          </table:table-cell>
          <table:table-cell table:formula="of:=AVERAGE([.A69];[.E69];[.I69])" office:value-type="float" office:value="8.61586666666667" calcext:value-type="float">
            <text:p>8.61586666666667</text:p>
          </table:table-cell>
          <table:table-cell table:formula="of:=AVERAGE([.B69];[.F69];[.J69])" office:value-type="float" office:value="0.58620733742379" calcext:value-type="float">
            <text:p>0.58620733742379</text:p>
          </table:table-cell>
          <table:table-cell table:formula="of:=AVERAGE([.C69];[.G69];[.K69])" office:value-type="float" office:value="8.74563333333333" calcext:value-type="float">
            <text:p>8.74563333333333</text:p>
          </table:table-cell>
          <table:table-cell table:formula="of:=AVERAGE([.D69];[.H69];[.L69])" office:value-type="float" office:value="0.594738654944614" calcext:value-type="float">
            <text:p>0.594738654944614</text:p>
          </table:table-cell>
        </table:table-row>
        <table:table-row table:style-name="ro1">
          <table:table-cell office:value-type="float" office:value="8.4544" calcext:value-type="float">
            <text:p>8.4544</text:p>
          </table:table-cell>
          <table:table-cell table:formula="of:=[.A70]/[.$A$3]" office:value-type="float" office:value="0.575246648975982" calcext:value-type="float">
            <text:p>0.575246648975982</text:p>
          </table:table-cell>
          <table:table-cell office:value-type="float" office:value="8.5862" calcext:value-type="float">
            <text:p>8.5862</text:p>
          </table:table-cell>
          <table:table-cell table:formula="of:=[.C70]/[.$C$3]" office:value-type="float" office:value="0.583936343852013" calcext:value-type="float">
            <text:p>0.583936343852013</text:p>
          </table:table-cell>
          <table:table-cell office:value-type="float" office:value="8.0847" calcext:value-type="float">
            <text:p>8.0847</text:p>
          </table:table-cell>
          <table:table-cell table:formula="of:=[.E70]/[.$E$3]" office:value-type="float" office:value="0.550353982300885" calcext:value-type="float">
            <text:p>0.550353982300885</text:p>
          </table:table-cell>
          <table:table-cell office:value-type="float" office:value="8.2089" calcext:value-type="float">
            <text:p>8.2089</text:p>
          </table:table-cell>
          <table:table-cell table:formula="of:=[.G70]/[.$G$3]" office:value-type="float" office:value="0.558542559706063" calcext:value-type="float">
            <text:p>0.558542559706063</text:p>
          </table:table-cell>
          <table:table-cell office:value-type="float" office:value="9.1451" calcext:value-type="float">
            <text:p>9.1451</text:p>
          </table:table-cell>
          <table:table-cell table:formula="of:=[.I70]/[.$I$3]" office:value-type="float" office:value="0.621904114246855" calcext:value-type="float">
            <text:p>0.621904114246855</text:p>
          </table:table-cell>
          <table:table-cell office:value-type="float" office:value="9.2933" calcext:value-type="float">
            <text:p>9.2933</text:p>
          </table:table-cell>
          <table:table-cell table:formula="of:=[.K70]/[.$K$3]" office:value-type="float" office:value="0.631638686875552" calcext:value-type="float">
            <text:p>0.631638686875552</text:p>
          </table:table-cell>
          <table:table-cell table:formula="of:=AVERAGE([.A70];[.E70];[.I70])" office:value-type="float" office:value="8.5614" calcext:value-type="float">
            <text:p>8.5614</text:p>
          </table:table-cell>
          <table:table-cell table:formula="of:=AVERAGE([.B70];[.F70];[.J70])" office:value-type="float" office:value="0.58250158184124" calcext:value-type="float">
            <text:p>0.58250158184124</text:p>
          </table:table-cell>
          <table:table-cell table:formula="of:=AVERAGE([.C70];[.G70];[.K70])" office:value-type="float" office:value="8.69613333333333" calcext:value-type="float">
            <text:p>8.69613333333333</text:p>
          </table:table-cell>
          <table:table-cell table:formula="of:=AVERAGE([.D70];[.H70];[.L70])" office:value-type="float" office:value="0.591372530144543" calcext:value-type="float">
            <text:p>0.591372530144543</text:p>
          </table:table-cell>
        </table:table-row>
        <table:table-row table:style-name="ro1">
          <table:table-cell office:value-type="float" office:value="8.4025" calcext:value-type="float">
            <text:p>8.4025</text:p>
          </table:table-cell>
          <table:table-cell table:formula="of:=[.A71]/[.$A$3]" office:value-type="float" office:value="0.571715316050895" calcext:value-type="float">
            <text:p>0.571715316050895</text:p>
          </table:table-cell>
          <table:table-cell office:value-type="float" office:value="8.5394" calcext:value-type="float">
            <text:p>8.5394</text:p>
          </table:table-cell>
          <table:table-cell table:formula="of:=[.C71]/[.$C$3]" office:value-type="float" office:value="0.580753536452666" calcext:value-type="float">
            <text:p>0.580753536452666</text:p>
          </table:table-cell>
          <table:table-cell office:value-type="float" office:value="8.0373" calcext:value-type="float">
            <text:p>8.0373</text:p>
          </table:table-cell>
          <table:table-cell table:formula="of:=[.E71]/[.$E$3]" office:value-type="float" office:value="0.54712729748128" calcext:value-type="float">
            <text:p>0.54712729748128</text:p>
          </table:table-cell>
          <table:table-cell office:value-type="float" office:value="8.1675" calcext:value-type="float">
            <text:p>8.1675</text:p>
          </table:table-cell>
          <table:table-cell table:formula="of:=[.G71]/[.$G$3]" office:value-type="float" office:value="0.555725658297612" calcext:value-type="float">
            <text:p>0.555725658297612</text:p>
          </table:table-cell>
          <table:table-cell office:value-type="float" office:value="9.0839" calcext:value-type="float">
            <text:p>9.0839</text:p>
          </table:table-cell>
          <table:table-cell table:formula="of:=[.I71]/[.$I$3]" office:value-type="float" office:value="0.617742264535872" calcext:value-type="float">
            <text:p>0.617742264535872</text:p>
          </table:table-cell>
          <table:table-cell office:value-type="float" office:value="9.2373" calcext:value-type="float">
            <text:p>9.2373</text:p>
          </table:table-cell>
          <table:table-cell table:formula="of:=[.K71]/[.$K$3]" office:value-type="float" office:value="0.627832529055937" calcext:value-type="float">
            <text:p>0.627832529055937</text:p>
          </table:table-cell>
          <table:table-cell table:formula="of:=AVERAGE([.A71];[.E71];[.I71])" office:value-type="float" office:value="8.5079" calcext:value-type="float">
            <text:p>8.5079</text:p>
          </table:table-cell>
          <table:table-cell table:formula="of:=AVERAGE([.B71];[.F71];[.J71])" office:value-type="float" office:value="0.578861626022682" calcext:value-type="float">
            <text:p>0.578861626022682</text:p>
          </table:table-cell>
          <table:table-cell table:formula="of:=AVERAGE([.C71];[.G71];[.K71])" office:value-type="float" office:value="8.64806666666667" calcext:value-type="float">
            <text:p>8.64806666666667</text:p>
          </table:table-cell>
          <table:table-cell table:formula="of:=AVERAGE([.D71];[.H71];[.L71])" office:value-type="float" office:value="0.588103907935405" calcext:value-type="float">
            <text:p>0.588103907935405</text:p>
          </table:table-cell>
        </table:table-row>
        <table:table-row table:style-name="ro1">
          <table:table-cell office:value-type="float" office:value="8.3526" calcext:value-type="float">
            <text:p>8.3526</text:p>
          </table:table-cell>
          <table:table-cell table:formula="of:=[.A72]/[.$A$3]" office:value-type="float" office:value="0.568320065319453" calcext:value-type="float">
            <text:p>0.568320065319453</text:p>
          </table:table-cell>
          <table:table-cell office:value-type="float" office:value="8.4957" calcext:value-type="float">
            <text:p>8.4957</text:p>
          </table:table-cell>
          <table:table-cell table:formula="of:=[.C72]/[.$C$3]" office:value-type="float" office:value="0.577781556039173" calcext:value-type="float">
            <text:p>0.577781556039173</text:p>
          </table:table-cell>
          <table:table-cell office:value-type="float" office:value="7.9915" calcext:value-type="float">
            <text:p>7.9915</text:p>
          </table:table-cell>
          <table:table-cell table:formula="of:=[.E72]/[.$E$3]" office:value-type="float" office:value="0.544009530292716" calcext:value-type="float">
            <text:p>0.544009530292716</text:p>
          </table:table-cell>
          <table:table-cell office:value-type="float" office:value="8.1284" calcext:value-type="float">
            <text:p>8.1284</text:p>
          </table:table-cell>
          <table:table-cell table:formula="of:=[.G72]/[.$G$3]" office:value-type="float" office:value="0.553065251411853" calcext:value-type="float">
            <text:p>0.553065251411853</text:p>
          </table:table-cell>
          <table:table-cell office:value-type="float" office:value="9.027" calcext:value-type="float">
            <text:p>9.027</text:p>
          </table:table-cell>
          <table:table-cell table:formula="of:=[.I72]/[.$I$3]" office:value-type="float" office:value="0.613872832369942" calcext:value-type="float">
            <text:p>0.613872832369942</text:p>
          </table:table-cell>
          <table:table-cell office:value-type="float" office:value="9.1867" calcext:value-type="float">
            <text:p>9.1867</text:p>
          </table:table-cell>
          <table:table-cell table:formula="of:=[.K72]/[.$K$3]" office:value-type="float" office:value="0.624393393597499" calcext:value-type="float">
            <text:p>0.624393393597499</text:p>
          </table:table-cell>
          <table:table-cell table:formula="of:=AVERAGE([.A72];[.E72];[.I72])" office:value-type="float" office:value="8.45703333333333" calcext:value-type="float">
            <text:p>8.45703333333333</text:p>
          </table:table-cell>
          <table:table-cell table:formula="of:=AVERAGE([.B72];[.F72];[.J72])" office:value-type="float" office:value="0.57540080932737" calcext:value-type="float">
            <text:p>0.57540080932737</text:p>
          </table:table-cell>
          <table:table-cell table:formula="of:=AVERAGE([.C72];[.G72];[.K72])" office:value-type="float" office:value="8.6036" calcext:value-type="float">
            <text:p>8.6036</text:p>
          </table:table-cell>
          <table:table-cell table:formula="of:=AVERAGE([.D72];[.H72];[.L72])" office:value-type="float" office:value="0.585080067016175" calcext:value-type="float">
            <text:p>0.585080067016175</text:p>
          </table:table-cell>
        </table:table-row>
        <table:table-row table:style-name="ro1">
          <table:table-cell office:value-type="float" office:value="8.3044" calcext:value-type="float">
            <text:p>8.3044</text:p>
          </table:table-cell>
          <table:table-cell table:formula="of:=[.A73]/[.$A$3]" office:value-type="float" office:value="0.565040484452609" calcext:value-type="float">
            <text:p>0.565040484452609</text:p>
          </table:table-cell>
          <table:table-cell office:value-type="float" office:value="8.4541" calcext:value-type="float">
            <text:p>8.4541</text:p>
          </table:table-cell>
          <table:table-cell table:formula="of:=[.C73]/[.$C$3]" office:value-type="float" office:value="0.57495239390642" calcext:value-type="float">
            <text:p>0.57495239390642</text:p>
          </table:table-cell>
          <table:table-cell office:value-type="float" office:value="7.9479" calcext:value-type="float">
            <text:p>7.9479</text:p>
          </table:table-cell>
          <table:table-cell table:formula="of:=[.E73]/[.$E$3]" office:value-type="float" office:value="0.541041524846835" calcext:value-type="float">
            <text:p>0.541041524846835</text:p>
          </table:table-cell>
          <table:table-cell office:value-type="float" office:value="8.0917" calcext:value-type="float">
            <text:p>8.0917</text:p>
          </table:table-cell>
          <table:table-cell table:formula="of:=[.G73]/[.$G$3]" office:value-type="float" office:value="0.550568143158468" calcext:value-type="float">
            <text:p>0.550568143158468</text:p>
          </table:table-cell>
          <table:table-cell office:value-type="float" office:value="8.9701" calcext:value-type="float">
            <text:p>8.9701</text:p>
          </table:table-cell>
          <table:table-cell table:formula="of:=[.I73]/[.$I$3]" office:value-type="float" office:value="0.610003400204012" calcext:value-type="float">
            <text:p>0.610003400204012</text:p>
          </table:table-cell>
          <table:table-cell office:value-type="float" office:value="9.1364" calcext:value-type="float">
            <text:p>9.1364</text:p>
          </table:table-cell>
          <table:table-cell table:formula="of:=[.K73]/[.$K$3]" office:value-type="float" office:value="0.620974648270237" calcext:value-type="float">
            <text:p>0.620974648270237</text:p>
          </table:table-cell>
          <table:table-cell table:formula="of:=AVERAGE([.A73];[.E73];[.I73])" office:value-type="float" office:value="8.40746666666667" calcext:value-type="float">
            <text:p>8.40746666666667</text:p>
          </table:table-cell>
          <table:table-cell table:formula="of:=AVERAGE([.B73];[.F73];[.J73])" office:value-type="float" office:value="0.572028469834485" calcext:value-type="float">
            <text:p>0.572028469834485</text:p>
          </table:table-cell>
          <table:table-cell table:formula="of:=AVERAGE([.C73];[.G73];[.K73])" office:value-type="float" office:value="8.56073333333333" calcext:value-type="float">
            <text:p>8.56073333333333</text:p>
          </table:table-cell>
          <table:table-cell table:formula="of:=AVERAGE([.D73];[.H73];[.L73])" office:value-type="float" office:value="0.582165061778375" calcext:value-type="float">
            <text:p>0.582165061778375</text:p>
          </table:table-cell>
        </table:table-row>
        <table:table-row table:style-name="ro1">
          <table:table-cell office:value-type="float" office:value="8.2578" calcext:value-type="float">
            <text:p>8.2578</text:p>
          </table:table-cell>
          <table:table-cell table:formula="of:=[.A74]/[.$A$3]" office:value-type="float" office:value="0.561869769340682" calcext:value-type="float">
            <text:p>0.561869769340682</text:p>
          </table:table-cell>
          <table:table-cell office:value-type="float" office:value="8.4149" calcext:value-type="float">
            <text:p>8.4149</text:p>
          </table:table-cell>
          <table:table-cell table:formula="of:=[.C74]/[.$C$3]" office:value-type="float" office:value="0.572286452665941" calcext:value-type="float">
            <text:p>0.572286452665941</text:p>
          </table:table-cell>
          <table:table-cell office:value-type="float" office:value="7.9055" calcext:value-type="float">
            <text:p>7.9055</text:p>
          </table:table-cell>
          <table:table-cell table:formula="of:=[.E74]/[.$E$3]" office:value-type="float" office:value="0.538155207624234" calcext:value-type="float">
            <text:p>0.538155207624234</text:p>
          </table:table-cell>
          <table:table-cell office:value-type="float" office:value="8.0567" calcext:value-type="float">
            <text:p>8.0567</text:p>
          </table:table-cell>
          <table:table-cell table:formula="of:=[.G74]/[.$G$3]" office:value-type="float" office:value="0.548186704769681" calcext:value-type="float">
            <text:p>0.548186704769681</text:p>
          </table:table-cell>
          <table:table-cell office:value-type="float" office:value="8.918" calcext:value-type="float">
            <text:p>8.918</text:p>
          </table:table-cell>
          <table:table-cell table:formula="of:=[.I74]/[.$I$3]" office:value-type="float" office:value="0.606460387623257" calcext:value-type="float">
            <text:p>0.606460387623257</text:p>
          </table:table-cell>
          <table:table-cell office:value-type="float" office:value="9.0909" calcext:value-type="float">
            <text:p>9.0909</text:p>
          </table:table-cell>
          <table:table-cell table:formula="of:=[.K74]/[.$K$3]" office:value-type="float" office:value="0.6178821450418" calcext:value-type="float">
            <text:p>0.6178821450418</text:p>
          </table:table-cell>
          <table:table-cell table:formula="of:=AVERAGE([.A74];[.E74];[.I74])" office:value-type="float" office:value="8.36043333333333" calcext:value-type="float">
            <text:p>8.36043333333333</text:p>
          </table:table-cell>
          <table:table-cell table:formula="of:=AVERAGE([.B74];[.F74];[.J74])" office:value-type="float" office:value="0.568828454862724" calcext:value-type="float">
            <text:p>0.568828454862724</text:p>
          </table:table-cell>
          <table:table-cell table:formula="of:=AVERAGE([.C74];[.G74];[.K74])" office:value-type="float" office:value="8.52083333333333" calcext:value-type="float">
            <text:p>8.52083333333333</text:p>
          </table:table-cell>
          <table:table-cell table:formula="of:=AVERAGE([.D74];[.H74];[.L74])" office:value-type="float" office:value="0.579451767492474" calcext:value-type="float">
            <text:p>0.579451767492474</text:p>
          </table:table-cell>
        </table:table-row>
        <table:table-row table:style-name="ro1">
          <table:table-cell office:value-type="float" office:value="8.2133" calcext:value-type="float">
            <text:p>8.2133</text:p>
          </table:table-cell>
          <table:table-cell table:formula="of:=[.A75]/[.$A$3]" office:value-type="float" office:value="0.558841940532081" calcext:value-type="float">
            <text:p>0.558841940532081</text:p>
          </table:table-cell>
          <table:table-cell office:value-type="float" office:value="8.3778" calcext:value-type="float">
            <text:p>8.3778</text:p>
          </table:table-cell>
          <table:table-cell table:formula="of:=[.C75]/[.$C$3]" office:value-type="float" office:value="0.569763329706202" calcext:value-type="float">
            <text:p>0.569763329706202</text:p>
          </table:table-cell>
          <table:table-cell office:value-type="float" office:value="7.8656" calcext:value-type="float">
            <text:p>7.8656</text:p>
          </table:table-cell>
          <table:table-cell table:formula="of:=[.E75]/[.$E$3]" office:value-type="float" office:value="0.535439074200136" calcext:value-type="float">
            <text:p>0.535439074200136</text:p>
          </table:table-cell>
          <table:table-cell office:value-type="float" office:value="8.0241" calcext:value-type="float">
            <text:p>8.0241</text:p>
          </table:table-cell>
          <table:table-cell table:formula="of:=[.G75]/[.$G$3]" office:value-type="float" office:value="0.545968565013268" calcext:value-type="float">
            <text:p>0.545968565013268</text:p>
          </table:table-cell>
          <table:table-cell office:value-type="float" office:value="8.8661" calcext:value-type="float">
            <text:p>8.8661</text:p>
          </table:table-cell>
          <table:table-cell table:formula="of:=[.I75]/[.$I$3]" office:value-type="float" office:value="0.602930975858552" calcext:value-type="float">
            <text:p>0.602930975858552</text:p>
          </table:table-cell>
          <table:table-cell office:value-type="float" office:value="9.0457" calcext:value-type="float">
            <text:p>9.0457</text:p>
          </table:table-cell>
          <table:table-cell table:formula="of:=[.K75]/[.$K$3]" office:value-type="float" office:value="0.614810031944539" calcext:value-type="float">
            <text:p>0.614810031944539</text:p>
          </table:table-cell>
          <table:table-cell table:formula="of:=AVERAGE([.A75];[.E75];[.I75])" office:value-type="float" office:value="8.315" calcext:value-type="float">
            <text:p>8.315</text:p>
          </table:table-cell>
          <table:table-cell table:formula="of:=AVERAGE([.B75];[.F75];[.J75])" office:value-type="float" office:value="0.565737330196923" calcext:value-type="float">
            <text:p>0.565737330196923</text:p>
          </table:table-cell>
          <table:table-cell table:formula="of:=AVERAGE([.C75];[.G75];[.K75])" office:value-type="float" office:value="8.48253333333333" calcext:value-type="float">
            <text:p>8.48253333333333</text:p>
          </table:table-cell>
          <table:table-cell table:formula="of:=AVERAGE([.D75];[.H75];[.L75])" office:value-type="float" office:value="0.576847308888003" calcext:value-type="float">
            <text:p>0.576847308888003</text:p>
          </table:table-cell>
        </table:table-row>
        <table:table-row table:style-name="ro1">
          <table:table-cell office:value-type="float" office:value="8.1711" calcext:value-type="float">
            <text:p>8.1711</text:p>
          </table:table-cell>
          <table:table-cell table:formula="of:=[.A76]/[.$A$3]" office:value-type="float" office:value="0.555970606246173" calcext:value-type="float">
            <text:p>0.555970606246173</text:p>
          </table:table-cell>
          <table:table-cell office:value-type="float" office:value="8.3428" calcext:value-type="float">
            <text:p>8.3428</text:p>
          </table:table-cell>
          <table:table-cell table:formula="of:=[.C76]/[.$C$3]" office:value-type="float" office:value="0.567383025027204" calcext:value-type="float">
            <text:p>0.567383025027204</text:p>
          </table:table-cell>
          <table:table-cell office:value-type="float" office:value="7.8268" calcext:value-type="float">
            <text:p>7.8268</text:p>
          </table:table-cell>
          <table:table-cell table:formula="of:=[.E76]/[.$E$3]" office:value-type="float" office:value="0.532797821647379" calcext:value-type="float">
            <text:p>0.532797821647379</text:p>
          </table:table-cell>
          <table:table-cell office:value-type="float" office:value="7.993" calcext:value-type="float">
            <text:p>7.993</text:p>
          </table:table-cell>
          <table:table-cell table:formula="of:=[.G76]/[.$G$3]" office:value-type="float" office:value="0.543852486902089" calcext:value-type="float">
            <text:p>0.543852486902089</text:p>
          </table:table-cell>
          <table:table-cell office:value-type="float" office:value="8.8187" calcext:value-type="float">
            <text:p>8.8187</text:p>
          </table:table-cell>
          <table:table-cell table:formula="of:=[.I76]/[.$I$3]" office:value-type="float" office:value="0.599707582454947" calcext:value-type="float">
            <text:p>0.599707582454947</text:p>
          </table:table-cell>
          <table:table-cell office:value-type="float" office:value="9.0049" calcext:value-type="float">
            <text:p>9.0049</text:p>
          </table:table-cell>
          <table:table-cell table:formula="of:=[.K76]/[.$K$3]" office:value-type="float" office:value="0.612036974104533" calcext:value-type="float">
            <text:p>0.612036974104533</text:p>
          </table:table-cell>
          <table:table-cell table:formula="of:=AVERAGE([.A76];[.E76];[.I76])" office:value-type="float" office:value="8.2722" calcext:value-type="float">
            <text:p>8.2722</text:p>
          </table:table-cell>
          <table:table-cell table:formula="of:=AVERAGE([.B76];[.F76];[.J76])" office:value-type="float" office:value="0.562825336782833" calcext:value-type="float">
            <text:p>0.562825336782833</text:p>
          </table:table-cell>
          <table:table-cell table:formula="of:=AVERAGE([.C76];[.G76];[.K76])" office:value-type="float" office:value="8.4469" calcext:value-type="float">
            <text:p>8.4469</text:p>
          </table:table-cell>
          <table:table-cell table:formula="of:=AVERAGE([.D76];[.H76];[.L76])" office:value-type="float" office:value="0.574424162011275" calcext:value-type="float">
            <text:p>0.574424162011275</text:p>
          </table:table-cell>
        </table:table-row>
        <table:table-row table:style-name="ro1">
          <table:table-cell office:value-type="float" office:value="8.1305" calcext:value-type="float">
            <text:p>8.1305</text:p>
          </table:table-cell>
          <table:table-cell table:formula="of:=[.A77]/[.$A$3]" office:value-type="float" office:value="0.55320813771518" calcext:value-type="float">
            <text:p>0.55320813771518</text:p>
          </table:table-cell>
          <table:table-cell office:value-type="float" office:value="8.3097" calcext:value-type="float">
            <text:p>8.3097</text:p>
          </table:table-cell>
          <table:table-cell table:formula="of:=[.C77]/[.$C$3]" office:value-type="float" office:value="0.565131936887922" calcext:value-type="float">
            <text:p>0.565131936887922</text:p>
          </table:table-cell>
          <table:table-cell office:value-type="float" office:value="7.7899" calcext:value-type="float">
            <text:p>7.7899</text:p>
          </table:table-cell>
          <table:table-cell table:formula="of:=[.E77]/[.$E$3]" office:value-type="float" office:value="0.530285908781484" calcext:value-type="float">
            <text:p>0.530285908781484</text:p>
          </table:table-cell>
          <table:table-cell office:value-type="float" office:value="7.964" calcext:value-type="float">
            <text:p>7.964</text:p>
          </table:table-cell>
          <table:table-cell table:formula="of:=[.G77]/[.$G$3]" office:value-type="float" office:value="0.541879295094237" calcext:value-type="float">
            <text:p>0.541879295094237</text:p>
          </table:table-cell>
          <table:table-cell office:value-type="float" office:value="8.771" calcext:value-type="float">
            <text:p>8.771</text:p>
          </table:table-cell>
          <table:table-cell table:formula="of:=[.I77]/[.$I$3]" office:value-type="float" office:value="0.59646378782727" calcext:value-type="float">
            <text:p>0.59646378782727</text:p>
          </table:table-cell>
          <table:table-cell office:value-type="float" office:value="8.9643" calcext:value-type="float">
            <text:p>8.9643</text:p>
          </table:table-cell>
          <table:table-cell table:formula="of:=[.K77]/[.$K$3]" office:value-type="float" office:value="0.609277509685312" calcext:value-type="float">
            <text:p>0.609277509685312</text:p>
          </table:table-cell>
          <table:table-cell table:formula="of:=AVERAGE([.A77];[.E77];[.I77])" office:value-type="float" office:value="8.23046666666667" calcext:value-type="float">
            <text:p>8.23046666666667</text:p>
          </table:table-cell>
          <table:table-cell table:formula="of:=AVERAGE([.B77];[.F77];[.J77])" office:value-type="float" office:value="0.559985944774645" calcext:value-type="float">
            <text:p>0.559985944774645</text:p>
          </table:table-cell>
          <table:table-cell table:formula="of:=AVERAGE([.C77];[.G77];[.K77])" office:value-type="float" office:value="8.41266666666667" calcext:value-type="float">
            <text:p>8.41266666666667</text:p>
          </table:table-cell>
          <table:table-cell table:formula="of:=AVERAGE([.D77];[.H77];[.L77])" office:value-type="float" office:value="0.57209624722249" calcext:value-type="float">
            <text:p>0.57209624722249</text:p>
          </table:table-cell>
        </table:table-row>
        <table:table-row table:style-name="ro1">
          <table:table-cell office:value-type="float" office:value="8.0919" calcext:value-type="float">
            <text:p>8.0919</text:p>
          </table:table-cell>
          <table:table-cell table:formula="of:=[.A78]/[.$A$3]" office:value-type="float" office:value="0.550581751377832" calcext:value-type="float">
            <text:p>0.550581751377832</text:p>
          </table:table-cell>
          <table:table-cell office:value-type="float" office:value="8.2785" calcext:value-type="float">
            <text:p>8.2785</text:p>
          </table:table-cell>
          <table:table-cell table:formula="of:=[.C78]/[.$C$3]" office:value-type="float" office:value="0.563010065288357" calcext:value-type="float">
            <text:p>0.563010065288357</text:p>
          </table:table-cell>
          <table:table-cell office:value-type="float" office:value="7.754" calcext:value-type="float">
            <text:p>7.754</text:p>
          </table:table-cell>
          <table:table-cell table:formula="of:=[.E78]/[.$E$3]" office:value-type="float" office:value="0.52784206943499" calcext:value-type="float">
            <text:p>0.52784206943499</text:p>
          </table:table-cell>
          <table:table-cell office:value-type="float" office:value="7.9364" calcext:value-type="float">
            <text:p>7.9364</text:p>
          </table:table-cell>
          <table:table-cell table:formula="of:=[.G78]/[.$G$3]" office:value-type="float" office:value="0.540001360821937" calcext:value-type="float">
            <text:p>0.540001360821937</text:p>
          </table:table-cell>
          <table:table-cell office:value-type="float" office:value="8.7269" calcext:value-type="float">
            <text:p>8.7269</text:p>
          </table:table-cell>
          <table:table-cell table:formula="of:=[.I78]/[.$I$3]" office:value-type="float" office:value="0.593464807888473" calcext:value-type="float">
            <text:p>0.593464807888473</text:p>
          </table:table-cell>
          <table:table-cell office:value-type="float" office:value="8.9278" calcext:value-type="float">
            <text:p>8.9278</text:p>
          </table:table-cell>
          <table:table-cell table:formula="of:=[.K78]/[.$K$3]" office:value-type="float" office:value="0.60679671039217" calcext:value-type="float">
            <text:p>0.60679671039217</text:p>
          </table:table-cell>
          <table:table-cell table:formula="of:=AVERAGE([.A78];[.E78];[.I78])" office:value-type="float" office:value="8.19093333333333" calcext:value-type="float">
            <text:p>8.19093333333333</text:p>
          </table:table-cell>
          <table:table-cell table:formula="of:=AVERAGE([.B78];[.F78];[.J78])" office:value-type="float" office:value="0.557296209567098" calcext:value-type="float">
            <text:p>0.557296209567098</text:p>
          </table:table-cell>
          <table:table-cell table:formula="of:=AVERAGE([.C78];[.G78];[.K78])" office:value-type="float" office:value="8.3809" calcext:value-type="float">
            <text:p>8.3809</text:p>
          </table:table-cell>
          <table:table-cell table:formula="of:=AVERAGE([.D78];[.H78];[.L78])" office:value-type="float" office:value="0.569936045500821" calcext:value-type="float">
            <text:p>0.569936045500821</text:p>
          </table:table-cell>
        </table:table-row>
        <table:table-row table:style-name="ro1">
          <table:table-cell office:value-type="float" office:value="8.0545" calcext:value-type="float">
            <text:p>8.0545</text:p>
          </table:table-cell>
          <table:table-cell table:formula="of:=[.A79]/[.$A$3]" office:value-type="float" office:value="0.548037014356672" calcext:value-type="float">
            <text:p>0.548037014356672</text:p>
          </table:table-cell>
          <table:table-cell office:value-type="float" office:value="8.2489" calcext:value-type="float">
            <text:p>8.2489</text:p>
          </table:table-cell>
          <table:table-cell table:formula="of:=[.C79]/[.$C$3]" office:value-type="float" office:value="0.560997007616975" calcext:value-type="float">
            <text:p>0.560997007616975</text:p>
          </table:table-cell>
          <table:table-cell office:value-type="float" office:value="7.7198" calcext:value-type="float">
            <text:p>7.7198</text:p>
          </table:table-cell>
          <table:table-cell table:formula="of:=[.E79]/[.$E$3]" office:value-type="float" office:value="0.525513955071477" calcext:value-type="float">
            <text:p>0.525513955071477</text:p>
          </table:table-cell>
          <table:table-cell office:value-type="float" office:value="7.9106" calcext:value-type="float">
            <text:p>7.9106</text:p>
          </table:table-cell>
          <table:table-cell table:formula="of:=[.G79]/[.$G$3]" office:value-type="float" office:value="0.538245900523916" calcext:value-type="float">
            <text:p>0.538245900523916</text:p>
          </table:table-cell>
          <table:table-cell office:value-type="float" office:value="8.6825" calcext:value-type="float">
            <text:p>8.6825</text:p>
          </table:table-cell>
          <table:table-cell table:formula="of:=[.I79]/[.$I$3]" office:value-type="float" office:value="0.590445426725603" calcext:value-type="float">
            <text:p>0.590445426725603</text:p>
          </table:table-cell>
          <table:table-cell office:value-type="float" office:value="8.8913" calcext:value-type="float">
            <text:p>8.8913</text:p>
          </table:table-cell>
          <table:table-cell table:formula="of:=[.K79]/[.$K$3]" office:value-type="float" office:value="0.604315911099028" calcext:value-type="float">
            <text:p>0.604315911099028</text:p>
          </table:table-cell>
          <table:table-cell table:formula="of:=AVERAGE([.A79];[.E79];[.I79])" office:value-type="float" office:value="8.15226666666667" calcext:value-type="float">
            <text:p>8.15226666666667</text:p>
          </table:table-cell>
          <table:table-cell table:formula="of:=AVERAGE([.B79];[.F79];[.J79])" office:value-type="float" office:value="0.554665465384584" calcext:value-type="float">
            <text:p>0.554665465384584</text:p>
          </table:table-cell>
          <table:table-cell table:formula="of:=AVERAGE([.C79];[.G79];[.K79])" office:value-type="float" office:value="8.35026666666667" calcext:value-type="float">
            <text:p>8.35026666666667</text:p>
          </table:table-cell>
          <table:table-cell table:formula="of:=AVERAGE([.D79];[.H79];[.L79])" office:value-type="float" office:value="0.56785293974664" calcext:value-type="float">
            <text:p>0.56785293974664</text:p>
          </table:table-cell>
        </table:table-row>
        <table:table-row table:style-name="ro1">
          <table:table-cell office:value-type="float" office:value="8.0185" calcext:value-type="float">
            <text:p>8.0185</text:p>
          </table:table-cell>
          <table:table-cell table:formula="of:=[.A80]/[.$A$3]" office:value-type="float" office:value="0.545587534871062" calcext:value-type="float">
            <text:p>0.545587534871062</text:p>
          </table:table-cell>
          <table:table-cell office:value-type="float" office:value="8.2213" calcext:value-type="float">
            <text:p>8.2213</text:p>
          </table:table-cell>
          <table:table-cell table:formula="of:=[.C80]/[.$C$3]" office:value-type="float" office:value="0.559119967355821" calcext:value-type="float">
            <text:p>0.559119967355821</text:p>
          </table:table-cell>
          <table:table-cell office:value-type="float" office:value="7.6867" calcext:value-type="float">
            <text:p>7.6867</text:p>
          </table:table-cell>
          <table:table-cell table:formula="of:=[.E80]/[.$E$3]" office:value-type="float" office:value="0.523260721579306" calcext:value-type="float">
            <text:p>0.523260721579306</text:p>
          </table:table-cell>
          <table:table-cell office:value-type="float" office:value="7.8862" calcext:value-type="float">
            <text:p>7.8862</text:p>
          </table:table-cell>
          <table:table-cell table:formula="of:=[.G80]/[.$G$3]" office:value-type="float" office:value="0.536585697761448" calcext:value-type="float">
            <text:p>0.536585697761448</text:p>
          </table:table-cell>
          <table:table-cell office:value-type="float" office:value="8.6417" calcext:value-type="float">
            <text:p>8.6417</text:p>
          </table:table-cell>
          <table:table-cell table:formula="of:=[.I80]/[.$I$3]" office:value-type="float" office:value="0.587670860251615" calcext:value-type="float">
            <text:p>0.587670860251615</text:p>
          </table:table-cell>
          <table:table-cell office:value-type="float" office:value="8.8588" calcext:value-type="float">
            <text:p>8.8588</text:p>
          </table:table-cell>
          <table:table-cell table:formula="of:=[.K80]/[.$K$3]" office:value-type="float" office:value="0.602106980221573" calcext:value-type="float">
            <text:p>0.602106980221573</text:p>
          </table:table-cell>
          <table:table-cell table:formula="of:=AVERAGE([.A80];[.E80];[.I80])" office:value-type="float" office:value="8.11563333333333" calcext:value-type="float">
            <text:p>8.11563333333333</text:p>
          </table:table-cell>
          <table:table-cell table:formula="of:=AVERAGE([.B80];[.F80];[.J80])" office:value-type="float" office:value="0.552173038900661" calcext:value-type="float">
            <text:p>0.552173038900661</text:p>
          </table:table-cell>
          <table:table-cell table:formula="of:=AVERAGE([.C80];[.G80];[.K80])" office:value-type="float" office:value="8.3221" calcext:value-type="float">
            <text:p>8.3221</text:p>
          </table:table-cell>
          <table:table-cell table:formula="of:=AVERAGE([.D80];[.H80];[.L80])" office:value-type="float" office:value="0.565937548446281" calcext:value-type="float">
            <text:p>0.565937548446281</text:p>
          </table:table-cell>
        </table:table-row>
        <table:table-row table:style-name="ro1">
          <table:table-cell office:value-type="float" office:value="7.9836" calcext:value-type="float">
            <text:p>7.9836</text:p>
          </table:table-cell>
          <table:table-cell table:formula="of:=[.A81]/[.$A$3]" office:value-type="float" office:value="0.543212900591958" calcext:value-type="float">
            <text:p>0.543212900591958</text:p>
          </table:table-cell>
          <table:table-cell office:value-type="float" office:value="8.1949" calcext:value-type="float">
            <text:p>8.1949</text:p>
          </table:table-cell>
          <table:table-cell table:formula="of:=[.C81]/[.$C$3]" office:value-type="float" office:value="0.557324537540805" calcext:value-type="float">
            <text:p>0.557324537540805</text:p>
          </table:table-cell>
          <table:table-cell office:value-type="float" office:value="7.6552" calcext:value-type="float">
            <text:p>7.6552</text:p>
          </table:table-cell>
          <table:table-cell table:formula="of:=[.E81]/[.$E$3]" office:value-type="float" office:value="0.521116405718176" calcext:value-type="float">
            <text:p>0.521116405718176</text:p>
          </table:table-cell>
          <table:table-cell office:value-type="float" office:value="7.8634" calcext:value-type="float">
            <text:p>7.8634</text:p>
          </table:table-cell>
          <table:table-cell table:formula="of:=[.G81]/[.$G$3]" office:value-type="float" office:value="0.535034360753895" calcext:value-type="float">
            <text:p>0.535034360753895</text:p>
          </table:table-cell>
          <table:table-cell office:value-type="float" office:value="8.6006" calcext:value-type="float">
            <text:p>8.6006</text:p>
          </table:table-cell>
          <table:table-cell table:formula="of:=[.I81]/[.$I$3]" office:value-type="float" office:value="0.584875892553553" calcext:value-type="float">
            <text:p>0.584875892553553</text:p>
          </table:table-cell>
          <table:table-cell office:value-type="float" office:value="8.826" calcext:value-type="float">
            <text:p>8.826</text:p>
          </table:table-cell>
          <table:table-cell table:formula="of:=[.K81]/[.$K$3]" office:value-type="float" office:value="0.599877659212941" calcext:value-type="float">
            <text:p>0.599877659212941</text:p>
          </table:table-cell>
          <table:table-cell table:formula="of:=AVERAGE([.A81];[.E81];[.I81])" office:value-type="float" office:value="8.0798" calcext:value-type="float">
            <text:p>8.0798</text:p>
          </table:table-cell>
          <table:table-cell table:formula="of:=AVERAGE([.B81];[.F81];[.J81])" office:value-type="float" office:value="0.549735066287895" calcext:value-type="float">
            <text:p>0.549735066287895</text:p>
          </table:table-cell>
          <table:table-cell table:formula="of:=AVERAGE([.C81];[.G81];[.K81])" office:value-type="float" office:value="8.29476666666667" calcext:value-type="float">
            <text:p>8.29476666666667</text:p>
          </table:table-cell>
          <table:table-cell table:formula="of:=AVERAGE([.D81];[.H81];[.L81])" office:value-type="float" office:value="0.564078852502547" calcext:value-type="float">
            <text:p>0.564078852502547</text:p>
          </table:table-cell>
        </table:table-row>
        <table:table-row table:style-name="ro1">
          <table:table-cell office:value-type="float" office:value="7.9502" calcext:value-type="float">
            <text:p>7.9502</text:p>
          </table:table-cell>
          <table:table-cell table:formula="of:=[.A82]/[.$A$3]" office:value-type="float" office:value="0.540940327958087" calcext:value-type="float">
            <text:p>0.540940327958087</text:p>
          </table:table-cell>
          <table:table-cell office:value-type="float" office:value="8.1705" calcext:value-type="float">
            <text:p>8.1705</text:p>
          </table:table-cell>
          <table:table-cell table:formula="of:=[.C82]/[.$C$3]" office:value-type="float" office:value="0.555665125136017" calcext:value-type="float">
            <text:p>0.555665125136017</text:p>
          </table:table-cell>
          <table:table-cell office:value-type="float" office:value="7.6249" calcext:value-type="float">
            <text:p>7.6249</text:p>
          </table:table-cell>
          <table:table-cell table:formula="of:=[.E82]/[.$E$3]" office:value-type="float" office:value="0.519053778080327" calcext:value-type="float">
            <text:p>0.519053778080327</text:p>
          </table:table-cell>
          <table:table-cell office:value-type="float" office:value="7.842" calcext:value-type="float">
            <text:p>7.842</text:p>
          </table:table-cell>
          <table:table-cell table:formula="of:=[.G82]/[.$G$3]" office:value-type="float" office:value="0.533578281281894" calcext:value-type="float">
            <text:p>0.533578281281894</text:p>
          </table:table-cell>
          <table:table-cell office:value-type="float" office:value="8.563" calcext:value-type="float">
            <text:p>8.563</text:p>
          </table:table-cell>
          <table:table-cell table:formula="of:=[.I82]/[.$I$3]" office:value-type="float" office:value="0.582318939136348" calcext:value-type="float">
            <text:p>0.582318939136348</text:p>
          </table:table-cell>
          <table:table-cell office:value-type="float" office:value="8.7971" calcext:value-type="float">
            <text:p>8.7971</text:p>
          </table:table-cell>
          <table:table-cell table:formula="of:=[.K82]/[.$K$3]" office:value-type="float" office:value="0.597913409909604" calcext:value-type="float">
            <text:p>0.597913409909604</text:p>
          </table:table-cell>
          <table:table-cell table:formula="of:=AVERAGE([.A82];[.E82];[.I82])" office:value-type="float" office:value="8.04603333333333" calcext:value-type="float">
            <text:p>8.04603333333333</text:p>
          </table:table-cell>
          <table:table-cell table:formula="of:=AVERAGE([.B82];[.F82];[.J82])" office:value-type="float" office:value="0.547437681724921" calcext:value-type="float">
            <text:p>0.547437681724921</text:p>
          </table:table-cell>
          <table:table-cell table:formula="of:=AVERAGE([.C82];[.G82];[.K82])" office:value-type="float" office:value="8.26986666666667" calcext:value-type="float">
            <text:p>8.26986666666667</text:p>
          </table:table-cell>
          <table:table-cell table:formula="of:=AVERAGE([.D82];[.H82];[.L82])" office:value-type="float" office:value="0.562385605442505" calcext:value-type="float">
            <text:p>0.562385605442505</text:p>
          </table:table-cell>
        </table:table-row>
        <table:table-row table:style-name="ro1">
          <table:table-cell office:value-type="float" office:value="7.9177" calcext:value-type="float">
            <text:p>7.9177</text:p>
          </table:table-cell>
          <table:table-cell table:formula="of:=[.A83]/[.$A$3]" office:value-type="float" office:value="0.538728992311356" calcext:value-type="float">
            <text:p>0.538728992311356</text:p>
          </table:table-cell>
          <table:table-cell office:value-type="float" office:value="8.147" calcext:value-type="float">
            <text:p>8.147</text:p>
          </table:table-cell>
          <table:table-cell table:formula="of:=[.C83]/[.$C$3]" office:value-type="float" office:value="0.554066920565832" calcext:value-type="float">
            <text:p>0.554066920565832</text:p>
          </table:table-cell>
          <table:table-cell office:value-type="float" office:value="7.5956" calcext:value-type="float">
            <text:p>7.5956</text:p>
          </table:table-cell>
          <table:table-cell table:formula="of:=[.E83]/[.$E$3]" office:value-type="float" office:value="0.517059223961879" calcext:value-type="float">
            <text:p>0.517059223961879</text:p>
          </table:table-cell>
          <table:table-cell office:value-type="float" office:value="7.8217" calcext:value-type="float">
            <text:p>7.8217</text:p>
          </table:table-cell>
          <table:table-cell table:formula="of:=[.G83]/[.$G$3]" office:value-type="float" office:value="0.532197047016398" calcext:value-type="float">
            <text:p>0.532197047016398</text:p>
          </table:table-cell>
          <table:table-cell office:value-type="float" office:value="8.5251" calcext:value-type="float">
            <text:p>8.5251</text:p>
          </table:table-cell>
          <table:table-cell table:formula="of:=[.I83]/[.$I$3]" office:value-type="float" office:value="0.57974158449507" calcext:value-type="float">
            <text:p>0.57974158449507</text:p>
          </table:table-cell>
          <table:table-cell office:value-type="float" office:value="8.7678" calcext:value-type="float">
            <text:p>8.7678</text:p>
          </table:table-cell>
          <table:table-cell table:formula="of:=[.K83]/[.$K$3]" office:value-type="float" office:value="0.595921973764698" calcext:value-type="float">
            <text:p>0.595921973764698</text:p>
          </table:table-cell>
          <table:table-cell table:formula="of:=AVERAGE([.A83];[.E83];[.I83])" office:value-type="float" office:value="8.0128" calcext:value-type="float">
            <text:p>8.0128</text:p>
          </table:table-cell>
          <table:table-cell table:formula="of:=AVERAGE([.B83];[.F83];[.J83])" office:value-type="float" office:value="0.545176600256102" calcext:value-type="float">
            <text:p>0.545176600256102</text:p>
          </table:table-cell>
          <table:table-cell table:formula="of:=AVERAGE([.C83];[.G83];[.K83])" office:value-type="float" office:value="8.2455" calcext:value-type="float">
            <text:p>8.2455</text:p>
          </table:table-cell>
          <table:table-cell table:formula="of:=AVERAGE([.D83];[.H83];[.L83])" office:value-type="float" office:value="0.560728647115643" calcext:value-type="float">
            <text:p>0.560728647115643</text:p>
          </table:table-cell>
        </table:table-row>
        <table:table-row table:style-name="ro1">
          <table:table-cell office:value-type="float" office:value="7.8872" calcext:value-type="float">
            <text:p>7.8872</text:p>
          </table:table-cell>
          <table:table-cell table:formula="of:=[.A84]/[.$A$3]" office:value-type="float" office:value="0.53665373885827" calcext:value-type="float">
            <text:p>0.53665373885827</text:p>
          </table:table-cell>
          <table:table-cell office:value-type="float" office:value="8.1257" calcext:value-type="float">
            <text:p>8.1257</text:p>
          </table:table-cell>
          <table:table-cell table:formula="of:=[.C84]/[.$C$3]" office:value-type="float" office:value="0.552618335146899" calcext:value-type="float">
            <text:p>0.552618335146899</text:p>
          </table:table-cell>
          <table:table-cell office:value-type="float" office:value="7.5677" calcext:value-type="float">
            <text:p>7.5677</text:p>
          </table:table-cell>
          <table:table-cell table:formula="of:=[.E84]/[.$E$3]" office:value-type="float" office:value="0.515159972770592" calcext:value-type="float">
            <text:p>0.515159972770592</text:p>
          </table:table-cell>
          <table:table-cell office:value-type="float" office:value="7.8031" calcext:value-type="float">
            <text:p>7.8031</text:p>
          </table:table-cell>
          <table:table-cell table:formula="of:=[.G84]/[.$G$3]" office:value-type="float" office:value="0.5309314826155" calcext:value-type="float">
            <text:p>0.5309314826155</text:p>
          </table:table-cell>
          <table:table-cell office:value-type="float" office:value="8.4905" calcext:value-type="float">
            <text:p>8.4905</text:p>
          </table:table-cell>
          <table:table-cell table:formula="of:=[.I84]/[.$I$3]" office:value-type="float" office:value="0.577388643318599" calcext:value-type="float">
            <text:p>0.577388643318599</text:p>
          </table:table-cell>
          <table:table-cell office:value-type="float" office:value="8.742" calcext:value-type="float">
            <text:p>8.742</text:p>
          </table:table-cell>
          <table:table-cell table:formula="of:=[.K84]/[.$K$3]" office:value-type="float" office:value="0.594168422483518" calcext:value-type="float">
            <text:p>0.594168422483518</text:p>
          </table:table-cell>
          <table:table-cell table:formula="of:=AVERAGE([.A84];[.E84];[.I84])" office:value-type="float" office:value="7.9818" calcext:value-type="float">
            <text:p>7.9818</text:p>
          </table:table-cell>
          <table:table-cell table:formula="of:=AVERAGE([.B84];[.F84];[.J84])" office:value-type="float" office:value="0.543067451649154" calcext:value-type="float">
            <text:p>0.543067451649154</text:p>
          </table:table-cell>
          <table:table-cell table:formula="of:=AVERAGE([.C84];[.G84];[.K84])" office:value-type="float" office:value="8.2236" calcext:value-type="float">
            <text:p>8.2236</text:p>
          </table:table-cell>
          <table:table-cell table:formula="of:=AVERAGE([.D84];[.H84];[.L84])" office:value-type="float" office:value="0.559239413415305" calcext:value-type="float">
            <text:p>0.559239413415305</text:p>
          </table:table-cell>
        </table:table-row>
        <table:table-row table:style-name="ro1">
          <table:table-cell office:value-type="float" office:value="7.8571" calcext:value-type="float">
            <text:p>7.8571</text:p>
          </table:table-cell>
          <table:table-cell table:formula="of:=[.A85]/[.$A$3]" office:value-type="float" office:value="0.534605701843914" calcext:value-type="float">
            <text:p>0.534605701843914</text:p>
          </table:table-cell>
          <table:table-cell office:value-type="float" office:value="8.1048" calcext:value-type="float">
            <text:p>8.1048</text:p>
          </table:table-cell>
          <table:table-cell table:formula="of:=[.C85]/[.$C$3]" office:value-type="float" office:value="0.551196953210011" calcext:value-type="float">
            <text:p>0.551196953210011</text:p>
          </table:table-cell>
          <table:table-cell office:value-type="float" office:value="7.5405" calcext:value-type="float">
            <text:p>7.5405</text:p>
          </table:table-cell>
          <table:table-cell table:formula="of:=[.E85]/[.$E$3]" office:value-type="float" office:value="0.513308373042886" calcext:value-type="float">
            <text:p>0.513308373042886</text:p>
          </table:table-cell>
          <table:table-cell office:value-type="float" office:value="7.7852" calcext:value-type="float">
            <text:p>7.7852</text:p>
          </table:table-cell>
          <table:table-cell table:formula="of:=[.G85]/[.$G$3]" office:value-type="float" office:value="0.529713546982377" calcext:value-type="float">
            <text:p>0.529713546982377</text:p>
          </table:table-cell>
          <table:table-cell office:value-type="float" office:value="8.4561" calcext:value-type="float">
            <text:p>8.4561</text:p>
          </table:table-cell>
          <table:table-cell table:formula="of:=[.I85]/[.$I$3]" office:value-type="float" office:value="0.575049302958177" calcext:value-type="float">
            <text:p>0.575049302958177</text:p>
          </table:table-cell>
          <table:table-cell office:value-type="float" office:value="8.7165" calcext:value-type="float">
            <text:p>8.7165</text:p>
          </table:table-cell>
          <table:table-cell table:formula="of:=[.K85]/[.$K$3]" office:value-type="float" office:value="0.592435261333515" calcext:value-type="float">
            <text:p>0.592435261333515</text:p>
          </table:table-cell>
          <table:table-cell table:formula="of:=AVERAGE([.A85];[.E85];[.I85])" office:value-type="float" office:value="7.95123333333333" calcext:value-type="float">
            <text:p>7.95123333333333</text:p>
          </table:table-cell>
          <table:table-cell table:formula="of:=AVERAGE([.B85];[.F85];[.J85])" office:value-type="float" office:value="0.540987792614992" calcext:value-type="float">
            <text:p>0.540987792614992</text:p>
          </table:table-cell>
          <table:table-cell table:formula="of:=AVERAGE([.C85];[.G85];[.K85])" office:value-type="float" office:value="8.20216666666667" calcext:value-type="float">
            <text:p>8.20216666666667</text:p>
          </table:table-cell>
          <table:table-cell table:formula="of:=AVERAGE([.D85];[.H85];[.L85])" office:value-type="float" office:value="0.557781920508634" calcext:value-type="float">
            <text:p>0.557781920508634</text:p>
          </table:table-cell>
        </table:table-row>
        <table:table-row table:style-name="ro1">
          <table:table-cell office:value-type="float" office:value="7.8293" calcext:value-type="float">
            <text:p>7.8293</text:p>
          </table:table-cell>
          <table:table-cell table:formula="of:=[.A86]/[.$A$3]" office:value-type="float" office:value="0.532714159352249" calcext:value-type="float">
            <text:p>0.532714159352249</text:p>
          </table:table-cell>
          <table:table-cell office:value-type="float" office:value="8.0863" calcext:value-type="float">
            <text:p>8.0863</text:p>
          </table:table-cell>
          <table:table-cell table:formula="of:=[.C86]/[.$C$3]" office:value-type="float" office:value="0.549938792165397" calcext:value-type="float">
            <text:p>0.549938792165397</text:p>
          </table:table-cell>
          <table:table-cell office:value-type="float" office:value="7.5149" calcext:value-type="float">
            <text:p>7.5149</text:p>
          </table:table-cell>
          <table:table-cell table:formula="of:=[.E86]/[.$E$3]" office:value-type="float" office:value="0.511565690946222" calcext:value-type="float">
            <text:p>0.511565690946222</text:p>
          </table:table-cell>
          <table:table-cell office:value-type="float" office:value="7.7693" calcext:value-type="float">
            <text:p>7.7693</text:p>
          </table:table-cell>
          <table:table-cell table:formula="of:=[.G86]/[.$G$3]" office:value-type="float" office:value="0.5286316935429" calcext:value-type="float">
            <text:p>0.5286316935429</text:p>
          </table:table-cell>
          <table:table-cell office:value-type="float" office:value="8.4243" calcext:value-type="float">
            <text:p>8.4243</text:p>
          </table:table-cell>
          <table:table-cell table:formula="of:=[.I86]/[.$I$3]" office:value-type="float" office:value="0.572886773206392" calcext:value-type="float">
            <text:p>0.572886773206392</text:p>
          </table:table-cell>
          <table:table-cell office:value-type="float" office:value="8.6931" calcext:value-type="float">
            <text:p>8.6931</text:p>
          </table:table-cell>
          <table:table-cell table:formula="of:=[.K86]/[.$K$3]" office:value-type="float" office:value="0.590844831101747" calcext:value-type="float">
            <text:p>0.590844831101747</text:p>
          </table:table-cell>
          <table:table-cell table:formula="of:=AVERAGE([.A86];[.E86];[.I86])" office:value-type="float" office:value="7.92283333333333" calcext:value-type="float">
            <text:p>7.92283333333333</text:p>
          </table:table-cell>
          <table:table-cell table:formula="of:=AVERAGE([.B86];[.F86];[.J86])" office:value-type="float" office:value="0.539055541168288" calcext:value-type="float">
            <text:p>0.539055541168288</text:p>
          </table:table-cell>
          <table:table-cell table:formula="of:=AVERAGE([.C86];[.G86];[.K86])" office:value-type="float" office:value="8.1829" calcext:value-type="float">
            <text:p>8.1829</text:p>
          </table:table-cell>
          <table:table-cell table:formula="of:=AVERAGE([.D86];[.H86];[.L86])" office:value-type="float" office:value="0.556471772270015" calcext:value-type="float">
            <text:p>0.556471772270015</text:p>
          </table:table-cell>
        </table:table-row>
        <table:table-row table:style-name="ro1">
          <table:table-cell office:value-type="float" office:value="7.8016" calcext:value-type="float">
            <text:p>7.8016</text:p>
          </table:table-cell>
          <table:table-cell table:formula="of:=[.A87]/[.$A$3]" office:value-type="float" office:value="0.530829420970266" calcext:value-type="float">
            <text:p>0.530829420970266</text:p>
          </table:table-cell>
          <table:table-cell office:value-type="float" office:value="8.0679" calcext:value-type="float">
            <text:p>8.0679</text:p>
          </table:table-cell>
          <table:table-cell table:formula="of:=[.C87]/[.$C$3]" office:value-type="float" office:value="0.548687431991295" calcext:value-type="float">
            <text:p>0.548687431991295</text:p>
          </table:table-cell>
          <table:table-cell office:value-type="float" office:value="7.4896" calcext:value-type="float">
            <text:p>7.4896</text:p>
          </table:table-cell>
          <table:table-cell table:formula="of:=[.E87]/[.$E$3]" office:value-type="float" office:value="0.509843430905378" calcext:value-type="float">
            <text:p>0.509843430905378</text:p>
          </table:table-cell>
          <table:table-cell office:value-type="float" office:value="7.7538" calcext:value-type="float">
            <text:p>7.7538</text:p>
          </table:table-cell>
          <table:table-cell table:formula="of:=[.G87]/[.$G$3]" office:value-type="float" office:value="0.527577056542151" calcext:value-type="float">
            <text:p>0.527577056542151</text:p>
          </table:table-cell>
          <table:table-cell office:value-type="float" office:value="8.3933" calcext:value-type="float">
            <text:p>8.3933</text:p>
          </table:table-cell>
          <table:table-cell table:formula="of:=[.I87]/[.$I$3]" office:value-type="float" office:value="0.570778646718803" calcext:value-type="float">
            <text:p>0.570778646718803</text:p>
          </table:table-cell>
          <table:table-cell office:value-type="float" office:value="8.6708" calcext:value-type="float">
            <text:p>8.6708</text:p>
          </table:table-cell>
          <table:table-cell table:formula="of:=[.K87]/[.$K$3]" office:value-type="float" office:value="0.589329164684293" calcext:value-type="float">
            <text:p>0.589329164684293</text:p>
          </table:table-cell>
          <table:table-cell table:formula="of:=AVERAGE([.A87];[.E87];[.I87])" office:value-type="float" office:value="7.89483333333333" calcext:value-type="float">
            <text:p>7.89483333333333</text:p>
          </table:table-cell>
          <table:table-cell table:formula="of:=AVERAGE([.B87];[.F87];[.J87])" office:value-type="float" office:value="0.537150499531482" calcext:value-type="float">
            <text:p>0.537150499531482</text:p>
          </table:table-cell>
          <table:table-cell table:formula="of:=AVERAGE([.C87];[.G87];[.K87])" office:value-type="float" office:value="8.16416666666667" calcext:value-type="float">
            <text:p>8.16416666666667</text:p>
          </table:table-cell>
          <table:table-cell table:formula="of:=AVERAGE([.D87];[.H87];[.L87])" office:value-type="float" office:value="0.555197884405913" calcext:value-type="float">
            <text:p>0.555197884405913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table:formula="of:=[.A88]/[.$A$3]" office:value-type="float" office:value="0.529087568891611" calcext:value-type="float">
            <text:p>0.529087568891611</text:p>
          </table:table-cell>
          <table:table-cell office:value-type="float" office:value="8.0524" calcext:value-type="float">
            <text:p>8.0524</text:p>
          </table:table-cell>
          <table:table-cell table:formula="of:=[.C88]/[.$C$3]" office:value-type="float" office:value="0.547633297062024" calcext:value-type="float">
            <text:p>0.547633297062024</text:p>
          </table:table-cell>
          <table:table-cell office:value-type="float" office:value="7.4659" calcext:value-type="float">
            <text:p>7.4659</text:p>
          </table:table-cell>
          <table:table-cell table:formula="of:=[.E88]/[.$E$3]" office:value-type="float" office:value="0.508230088495575" calcext:value-type="float">
            <text:p>0.508230088495575</text:p>
          </table:table-cell>
          <table:table-cell office:value-type="float" office:value="7.7403" calcext:value-type="float">
            <text:p>7.7403</text:p>
          </table:table-cell>
          <table:table-cell table:formula="of:=[.G88]/[.$G$3]" office:value-type="float" office:value="0.526658501735048" calcext:value-type="float">
            <text:p>0.526658501735048</text:p>
          </table:table-cell>
          <table:table-cell office:value-type="float" office:value="8.3636" calcext:value-type="float">
            <text:p>8.3636</text:p>
          </table:table-cell>
          <table:table-cell table:formula="of:=[.I88]/[.$I$3]" office:value-type="float" office:value="0.568758925535532" calcext:value-type="float">
            <text:p>0.568758925535532</text:p>
          </table:table-cell>
          <table:table-cell office:value-type="float" office:value="8.65" calcext:value-type="float">
            <text:p>8.65</text:p>
          </table:table-cell>
          <table:table-cell table:formula="of:=[.K88]/[.$K$3]" office:value-type="float" office:value="0.587915448922721" calcext:value-type="float">
            <text:p>0.587915448922721</text:p>
          </table:table-cell>
          <table:table-cell table:formula="of:=AVERAGE([.A88];[.E88];[.I88])" office:value-type="float" office:value="7.8685" calcext:value-type="float">
            <text:p>7.8685</text:p>
          </table:table-cell>
          <table:table-cell table:formula="of:=AVERAGE([.B88];[.F88];[.J88])" office:value-type="float" office:value="0.535358860974239" calcext:value-type="float">
            <text:p>0.535358860974239</text:p>
          </table:table-cell>
          <table:table-cell table:formula="of:=AVERAGE([.C88];[.G88];[.K88])" office:value-type="float" office:value="8.14756666666667" calcext:value-type="float">
            <text:p>8.14756666666667</text:p>
          </table:table-cell>
          <table:table-cell table:formula="of:=AVERAGE([.D88];[.H88];[.L88])" office:value-type="float" office:value="0.554069082573264" calcext:value-type="float">
            <text:p>0.554069082573264</text:p>
          </table:table-cell>
        </table:table-row>
        <table:table-row table:style-name="ro1">
          <table:table-cell office:value-type="float" office:value="7.7504" calcext:value-type="float">
            <text:p>7.7504</text:p>
          </table:table-cell>
          <table:table-cell table:formula="of:=[.A89]/[.$A$3]" office:value-type="float" office:value="0.527345716812955" calcext:value-type="float">
            <text:p>0.527345716812955</text:p>
          </table:table-cell>
          <table:table-cell office:value-type="float" office:value="8.0369" calcext:value-type="float">
            <text:p>8.0369</text:p>
          </table:table-cell>
          <table:table-cell table:formula="of:=[.C89]/[.$C$3]" office:value-type="float" office:value="0.546579162132753" calcext:value-type="float">
            <text:p>0.546579162132753</text:p>
          </table:table-cell>
          <table:table-cell office:value-type="float" office:value="7.4424" calcext:value-type="float">
            <text:p>7.4424</text:p>
          </table:table-cell>
          <table:table-cell table:formula="of:=[.E89]/[.$E$3]" office:value-type="float" office:value="0.506630360789653" calcext:value-type="float">
            <text:p>0.506630360789653</text:p>
          </table:table-cell>
          <table:table-cell office:value-type="float" office:value="7.7272" calcext:value-type="float">
            <text:p>7.7272</text:p>
          </table:table-cell>
          <table:table-cell table:formula="of:=[.G89]/[.$G$3]" office:value-type="float" office:value="0.525767163366673" calcext:value-type="float">
            <text:p>0.525767163366673</text:p>
          </table:table-cell>
          <table:table-cell office:value-type="float" office:value="8.335" calcext:value-type="float">
            <text:p>8.335</text:p>
          </table:table-cell>
          <table:table-cell table:formula="of:=[.I89]/[.$I$3]" office:value-type="float" office:value="0.56681400884053" calcext:value-type="float">
            <text:p>0.56681400884053</text:p>
          </table:table-cell>
          <table:table-cell office:value-type="float" office:value="8.6306" calcext:value-type="float">
            <text:p>8.6306</text:p>
          </table:table-cell>
          <table:table-cell table:formula="of:=[.K89]/[.$K$3]" office:value-type="float" office:value="0.58659688710664" calcext:value-type="float">
            <text:p>0.58659688710664</text:p>
          </table:table-cell>
          <table:table-cell table:formula="of:=AVERAGE([.A89];[.E89];[.I89])" office:value-type="float" office:value="7.8426" calcext:value-type="float">
            <text:p>7.8426</text:p>
          </table:table-cell>
          <table:table-cell table:formula="of:=AVERAGE([.B89];[.F89];[.J89])" office:value-type="float" office:value="0.533596695481046" calcext:value-type="float">
            <text:p>0.533596695481046</text:p>
          </table:table-cell>
          <table:table-cell table:formula="of:=AVERAGE([.C89];[.G89];[.K89])" office:value-type="float" office:value="8.13156666666667" calcext:value-type="float">
            <text:p>8.13156666666667</text:p>
          </table:table-cell>
          <table:table-cell table:formula="of:=AVERAGE([.D89];[.H89];[.L89])" office:value-type="float" office:value="0.552981070868689" calcext:value-type="float">
            <text:p>0.552981070868689</text:p>
          </table:table-cell>
        </table:table-row>
        <table:table-row table:style-name="ro1">
          <table:table-cell office:value-type="float" office:value="7.7268" calcext:value-type="float">
            <text:p>7.7268</text:p>
          </table:table-cell>
          <table:table-cell table:formula="of:=[.A90]/[.$A$3]" office:value-type="float" office:value="0.525739946927944" calcext:value-type="float">
            <text:p>0.525739946927944</text:p>
          </table:table-cell>
          <table:table-cell office:value-type="float" office:value="8.0237" calcext:value-type="float">
            <text:p>8.0237</text:p>
          </table:table-cell>
          <table:table-cell table:formula="of:=[.C90]/[.$C$3]" office:value-type="float" office:value="0.545681447225245" calcext:value-type="float">
            <text:p>0.545681447225245</text:p>
          </table:table-cell>
          <table:table-cell office:value-type="float" office:value="7.4208" calcext:value-type="float">
            <text:p>7.4208</text:p>
          </table:table-cell>
          <table:table-cell table:formula="of:=[.E90]/[.$E$3]" office:value-type="float" office:value="0.505159972770592" calcext:value-type="float">
            <text:p>0.505159972770592</text:p>
          </table:table-cell>
          <table:table-cell office:value-type="float" office:value="7.7161" calcext:value-type="float">
            <text:p>7.7161</text:p>
          </table:table-cell>
          <table:table-cell table:formula="of:=[.G90]/[.$G$3]" office:value-type="float" office:value="0.525011907191944" calcext:value-type="float">
            <text:p>0.525011907191944</text:p>
          </table:table-cell>
          <table:table-cell office:value-type="float" office:value="8.3071" calcext:value-type="float">
            <text:p>8.3071</text:p>
          </table:table-cell>
          <table:table-cell table:formula="of:=[.I90]/[.$I$3]" office:value-type="float" office:value="0.5649166950017" calcext:value-type="float">
            <text:p>0.5649166950017</text:p>
          </table:table-cell>
          <table:table-cell office:value-type="float" office:value="8.6123" calcext:value-type="float">
            <text:p>8.6123</text:p>
          </table:table-cell>
          <table:table-cell table:formula="of:=[.K90]/[.$K$3]" office:value-type="float" office:value="0.585353089104873" calcext:value-type="float">
            <text:p>0.585353089104873</text:p>
          </table:table-cell>
          <table:table-cell table:formula="of:=AVERAGE([.A90];[.E90];[.I90])" office:value-type="float" office:value="7.81823333333333" calcext:value-type="float">
            <text:p>7.81823333333333</text:p>
          </table:table-cell>
          <table:table-cell table:formula="of:=AVERAGE([.B90];[.F90];[.J90])" office:value-type="float" office:value="0.531938871566746" calcext:value-type="float">
            <text:p>0.531938871566746</text:p>
          </table:table-cell>
          <table:table-cell table:formula="of:=AVERAGE([.C90];[.G90];[.K90])" office:value-type="float" office:value="8.11736666666667" calcext:value-type="float">
            <text:p>8.11736666666667</text:p>
          </table:table-cell>
          <table:table-cell table:formula="of:=AVERAGE([.D90];[.H90];[.L90])" office:value-type="float" office:value="0.552015481174021" calcext:value-type="float">
            <text:p>0.552015481174021</text:p>
          </table:table-cell>
        </table:table-row>
        <table:table-row table:style-name="ro1">
          <table:table-cell office:value-type="float" office:value="7.7038" calcext:value-type="float">
            <text:p>7.7038</text:p>
          </table:table-cell>
          <table:table-cell table:formula="of:=[.A91]/[.$A$3]" office:value-type="float" office:value="0.524175001701027" calcext:value-type="float">
            <text:p>0.524175001701027</text:p>
          </table:table-cell>
          <table:table-cell office:value-type="float" office:value="8.0113" calcext:value-type="float">
            <text:p>8.0113</text:p>
          </table:table-cell>
          <table:table-cell table:formula="of:=[.C91]/[.$C$3]" office:value-type="float" office:value="0.544838139281828" calcext:value-type="float">
            <text:p>0.544838139281828</text:p>
          </table:table-cell>
          <table:table-cell office:value-type="float" office:value="7.3998" calcext:value-type="float">
            <text:p>7.3998</text:p>
          </table:table-cell>
          <table:table-cell table:formula="of:=[.E91]/[.$E$3]" office:value-type="float" office:value="0.503730428863172" calcext:value-type="float">
            <text:p>0.503730428863172</text:p>
          </table:table-cell>
          <table:table-cell office:value-type="float" office:value="7.7055" calcext:value-type="float">
            <text:p>7.7055</text:p>
          </table:table-cell>
          <table:table-cell table:formula="of:=[.G91]/[.$G$3]" office:value-type="float" office:value="0.524290671565626" calcext:value-type="float">
            <text:p>0.524290671565626</text:p>
          </table:table-cell>
          <table:table-cell office:value-type="float" office:value="8.2806" calcext:value-type="float">
            <text:p>8.2806</text:p>
          </table:table-cell>
          <table:table-cell table:formula="of:=[.I91]/[.$I$3]" office:value-type="float" office:value="0.563114586875213" calcext:value-type="float">
            <text:p>0.563114586875213</text:p>
          </table:table-cell>
          <table:table-cell office:value-type="float" office:value="8.596" calcext:value-type="float">
            <text:p>8.596</text:p>
          </table:table-cell>
          <table:table-cell table:formula="of:=[.K91]/[.$K$3]" office:value-type="float" office:value="0.58424522531095" calcext:value-type="float">
            <text:p>0.58424522531095</text:p>
          </table:table-cell>
          <table:table-cell table:formula="of:=AVERAGE([.A91];[.E91];[.I91])" office:value-type="float" office:value="7.79473333333333" calcext:value-type="float">
            <text:p>7.79473333333333</text:p>
          </table:table-cell>
          <table:table-cell table:formula="of:=AVERAGE([.B91];[.F91];[.J91])" office:value-type="float" office:value="0.530340005813137" calcext:value-type="float">
            <text:p>0.530340005813137</text:p>
          </table:table-cell>
          <table:table-cell table:formula="of:=AVERAGE([.C91];[.G91];[.K91])" office:value-type="float" office:value="8.10426666666667" calcext:value-type="float">
            <text:p>8.10426666666667</text:p>
          </table:table-cell>
          <table:table-cell table:formula="of:=AVERAGE([.D91];[.H91];[.L91])" office:value-type="float" office:value="0.551124678719468" calcext:value-type="float">
            <text:p>0.551124678719468</text:p>
          </table:table-cell>
        </table:table-row>
        <table:table-row table:style-name="ro1">
          <table:table-cell office:value-type="float" office:value="7.6824" calcext:value-type="float">
            <text:p>7.6824</text:p>
          </table:table-cell>
          <table:table-cell table:formula="of:=[.A92]/[.$A$3]" office:value-type="float" office:value="0.522718922229026" calcext:value-type="float">
            <text:p>0.522718922229026</text:p>
          </table:table-cell>
          <table:table-cell office:value-type="float" office:value="8.0006" calcext:value-type="float">
            <text:p>8.0006</text:p>
          </table:table-cell>
          <table:table-cell table:formula="of:=[.C92]/[.$C$3]" office:value-type="float" office:value="0.544110446137106" calcext:value-type="float">
            <text:p>0.544110446137106</text:p>
          </table:table-cell>
          <table:table-cell office:value-type="float" office:value="7.3803" calcext:value-type="float">
            <text:p>7.3803</text:p>
          </table:table-cell>
          <table:table-cell table:formula="of:=[.E92]/[.$E$3]" office:value-type="float" office:value="0.502402995234854" calcext:value-type="float">
            <text:p>0.502402995234854</text:p>
          </table:table-cell>
          <table:table-cell office:value-type="float" office:value="7.6964" calcext:value-type="float">
            <text:p>7.6964</text:p>
          </table:table-cell>
          <table:table-cell table:formula="of:=[.G92]/[.$G$3]" office:value-type="float" office:value="0.523671497584541" calcext:value-type="float">
            <text:p>0.523671497584541</text:p>
          </table:table-cell>
          <table:table-cell office:value-type="float" office:value="8.2547" calcext:value-type="float">
            <text:p>8.2547</text:p>
          </table:table-cell>
          <table:table-cell table:formula="of:=[.I92]/[.$I$3]" office:value-type="float" office:value="0.561353281196872" calcext:value-type="float">
            <text:p>0.561353281196872</text:p>
          </table:table-cell>
          <table:table-cell office:value-type="float" office:value="8.5801" calcext:value-type="float">
            <text:p>8.5801</text:p>
          </table:table-cell>
          <table:table-cell table:formula="of:=[.K92]/[.$K$3]" office:value-type="float" office:value="0.583164548358594" calcext:value-type="float">
            <text:p>0.583164548358594</text:p>
          </table:table-cell>
          <table:table-cell table:formula="of:=AVERAGE([.A92];[.E92];[.I92])" office:value-type="float" office:value="7.77246666666667" calcext:value-type="float">
            <text:p>7.77246666666667</text:p>
          </table:table-cell>
          <table:table-cell table:formula="of:=AVERAGE([.B92];[.F92];[.J92])" office:value-type="float" office:value="0.528825066220251" calcext:value-type="float">
            <text:p>0.528825066220251</text:p>
          </table:table-cell>
          <table:table-cell table:formula="of:=AVERAGE([.C92];[.G92];[.K92])" office:value-type="float" office:value="8.09236666666667" calcext:value-type="float">
            <text:p>8.09236666666667</text:p>
          </table:table-cell>
          <table:table-cell table:formula="of:=AVERAGE([.D92];[.H92];[.L92])" office:value-type="float" office:value="0.55031549736008" calcext:value-type="float">
            <text:p>0.55031549736008</text:p>
          </table:table-cell>
        </table:table-row>
        <table:table-row table:style-name="ro1">
          <table:table-cell office:value-type="float" office:value="7.6624" calcext:value-type="float">
            <text:p>7.6624</text:p>
          </table:table-cell>
          <table:table-cell table:formula="of:=[.A93]/[.$A$3]" office:value-type="float" office:value="0.521358100292577" calcext:value-type="float">
            <text:p>0.521358100292577</text:p>
          </table:table-cell>
          <table:table-cell office:value-type="float" office:value="7.9912" calcext:value-type="float">
            <text:p>7.9912</text:p>
          </table:table-cell>
          <table:table-cell table:formula="of:=[.C93]/[.$C$3]" office:value-type="float" office:value="0.543471164309032" calcext:value-type="float">
            <text:p>0.543471164309032</text:p>
          </table:table-cell>
          <table:table-cell office:value-type="float" office:value="7.3618" calcext:value-type="float">
            <text:p>7.3618</text:p>
          </table:table-cell>
          <table:table-cell table:formula="of:=[.E93]/[.$E$3]" office:value-type="float" office:value="0.501143635125936" calcext:value-type="float">
            <text:p>0.501143635125936</text:p>
          </table:table-cell>
          <table:table-cell office:value-type="float" office:value="7.6885" calcext:value-type="float">
            <text:p>7.6885</text:p>
          </table:table-cell>
          <table:table-cell table:formula="of:=[.G93]/[.$G$3]" office:value-type="float" office:value="0.523133972919643" calcext:value-type="float">
            <text:p>0.523133972919643</text:p>
          </table:table-cell>
          <table:table-cell office:value-type="float" office:value="8.2315" calcext:value-type="float">
            <text:p>8.2315</text:p>
          </table:table-cell>
          <table:table-cell table:formula="of:=[.I93]/[.$I$3]" office:value-type="float" office:value="0.559775586535192" calcext:value-type="float">
            <text:p>0.559775586535192</text:p>
          </table:table-cell>
          <table:table-cell office:value-type="float" office:value="8.567" calcext:value-type="float">
            <text:p>8.567</text:p>
          </table:table-cell>
          <table:table-cell table:formula="of:=[.K93]/[.$K$3]" office:value-type="float" office:value="0.58227417929722" calcext:value-type="float">
            <text:p>0.58227417929722</text:p>
          </table:table-cell>
          <table:table-cell table:formula="of:=AVERAGE([.A93];[.E93];[.I93])" office:value-type="float" office:value="7.7519" calcext:value-type="float">
            <text:p>7.7519</text:p>
          </table:table-cell>
          <table:table-cell table:formula="of:=AVERAGE([.B93];[.F93];[.J93])" office:value-type="float" office:value="0.527425773984568" calcext:value-type="float">
            <text:p>0.527425773984568</text:p>
          </table:table-cell>
          <table:table-cell table:formula="of:=AVERAGE([.C93];[.G93];[.K93])" office:value-type="float" office:value="8.08223333333333" calcext:value-type="float">
            <text:p>8.08223333333333</text:p>
          </table:table-cell>
          <table:table-cell table:formula="of:=AVERAGE([.D93];[.H93];[.L93])" office:value-type="float" office:value="0.549626438841965" calcext:value-type="float">
            <text:p>0.549626438841965</text:p>
          </table:table-cell>
        </table:table-row>
        <table:table-row table:style-name="ro1">
          <table:table-cell office:value-type="float" office:value="7.6431" calcext:value-type="float">
            <text:p>7.6431</text:p>
          </table:table-cell>
          <table:table-cell table:formula="of:=[.A94]/[.$A$3]" office:value-type="float" office:value="0.520044907123903" calcext:value-type="float">
            <text:p>0.520044907123903</text:p>
          </table:table-cell>
          <table:table-cell office:value-type="float" office:value="7.9826" calcext:value-type="float">
            <text:p>7.9826</text:p>
          </table:table-cell>
          <table:table-cell table:formula="of:=[.C94]/[.$C$3]" office:value-type="float" office:value="0.542886289445049" calcext:value-type="float">
            <text:p>0.542886289445049</text:p>
          </table:table-cell>
          <table:table-cell office:value-type="float" office:value="7.3439" calcext:value-type="float">
            <text:p>7.3439</text:p>
          </table:table-cell>
          <table:table-cell table:formula="of:=[.E94]/[.$E$3]" office:value-type="float" office:value="0.499925119128659" calcext:value-type="float">
            <text:p>0.499925119128659</text:p>
          </table:table-cell>
          <table:table-cell office:value-type="float" office:value="7.6811" calcext:value-type="float">
            <text:p>7.6811</text:p>
          </table:table-cell>
          <table:table-cell table:formula="of:=[.G94]/[.$G$3]" office:value-type="float" office:value="0.522630468803157" calcext:value-type="float">
            <text:p>0.522630468803157</text:p>
          </table:table-cell>
          <table:table-cell office:value-type="float" office:value="8.208" calcext:value-type="float">
            <text:p>8.208</text:p>
          </table:table-cell>
          <table:table-cell table:formula="of:=[.I94]/[.$I$3]" office:value-type="float" office:value="0.558177490649439" calcext:value-type="float">
            <text:p>0.558177490649439</text:p>
          </table:table-cell>
          <table:table-cell office:value-type="float" office:value="8.5536" calcext:value-type="float">
            <text:p>8.5536</text:p>
          </table:table-cell>
          <table:table-cell table:formula="of:=[.K94]/[.$K$3]" office:value-type="float" office:value="0.581363420104669" calcext:value-type="float">
            <text:p>0.581363420104669</text:p>
          </table:table-cell>
          <table:table-cell table:formula="of:=AVERAGE([.A94];[.E94];[.I94])" office:value-type="float" office:value="7.73166666666667" calcext:value-type="float">
            <text:p>7.73166666666667</text:p>
          </table:table-cell>
          <table:table-cell table:formula="of:=AVERAGE([.B94];[.F94];[.J94])" office:value-type="float" office:value="0.526049172300667" calcext:value-type="float">
            <text:p>0.526049172300667</text:p>
          </table:table-cell>
          <table:table-cell table:formula="of:=AVERAGE([.C94];[.G94];[.K94])" office:value-type="float" office:value="8.07243333333333" calcext:value-type="float">
            <text:p>8.07243333333333</text:p>
          </table:table-cell>
          <table:table-cell table:formula="of:=AVERAGE([.D94];[.H94];[.L94])" office:value-type="float" office:value="0.548960059450959" calcext:value-type="float">
            <text:p>0.548960059450959</text:p>
          </table:table-cell>
        </table:table-row>
        <table:table-row table:style-name="ro1">
          <table:table-cell office:value-type="float" office:value="7.6256" calcext:value-type="float">
            <text:p>7.6256</text:p>
          </table:table-cell>
          <table:table-cell table:formula="of:=[.A95]/[.$A$3]" office:value-type="float" office:value="0.518854187929509" calcext:value-type="float">
            <text:p>0.518854187929509</text:p>
          </table:table-cell>
          <table:table-cell office:value-type="float" office:value="7.976" calcext:value-type="float">
            <text:p>7.976</text:p>
          </table:table-cell>
          <table:table-cell table:formula="of:=[.C95]/[.$C$3]" office:value-type="float" office:value="0.542437431991295" calcext:value-type="float">
            <text:p>0.542437431991295</text:p>
          </table:table-cell>
          <table:table-cell office:value-type="float" office:value="7.3277" calcext:value-type="float">
            <text:p>7.3277</text:p>
          </table:table-cell>
          <table:table-cell table:formula="of:=[.E95]/[.$E$3]" office:value-type="float" office:value="0.498822328114364" calcext:value-type="float">
            <text:p>0.498822328114364</text:p>
          </table:table-cell>
          <table:table-cell office:value-type="float" office:value="7.6757" calcext:value-type="float">
            <text:p>7.6757</text:p>
          </table:table-cell>
          <table:table-cell table:formula="of:=[.G95]/[.$G$3]" office:value-type="float" office:value="0.522263046880316" calcext:value-type="float">
            <text:p>0.522263046880316</text:p>
          </table:table-cell>
          <table:table-cell office:value-type="float" office:value="8.1879" calcext:value-type="float">
            <text:p>8.1879</text:p>
          </table:table-cell>
          <table:table-cell table:formula="of:=[.I95]/[.$I$3]" office:value-type="float" office:value="0.556810608636518" calcext:value-type="float">
            <text:p>0.556810608636518</text:p>
          </table:table-cell>
          <table:table-cell office:value-type="float" office:value="8.5435" calcext:value-type="float">
            <text:p>8.5435</text:p>
          </table:table-cell>
          <table:table-cell table:formula="of:=[.K95]/[.$K$3]" office:value-type="float" office:value="0.58067695235506" calcext:value-type="float">
            <text:p>0.58067695235506</text:p>
          </table:table-cell>
          <table:table-cell table:formula="of:=AVERAGE([.A95];[.E95];[.I95])" office:value-type="float" office:value="7.71373333333333" calcext:value-type="float">
            <text:p>7.71373333333333</text:p>
          </table:table-cell>
          <table:table-cell table:formula="of:=AVERAGE([.B95];[.F95];[.J95])" office:value-type="float" office:value="0.52482904156013" calcext:value-type="float">
            <text:p>0.52482904156013</text:p>
          </table:table-cell>
          <table:table-cell table:formula="of:=AVERAGE([.C95];[.G95];[.K95])" office:value-type="float" office:value="8.06506666666667" calcext:value-type="float">
            <text:p>8.06506666666667</text:p>
          </table:table-cell>
          <table:table-cell table:formula="of:=AVERAGE([.D95];[.H95];[.L95])" office:value-type="float" office:value="0.548459143742224" calcext:value-type="float">
            <text:p>0.548459143742224</text:p>
          </table:table-cell>
        </table:table-row>
        <table:table-row table:style-name="ro1">
          <table:table-cell office:value-type="float" office:value="7.608" calcext:value-type="float">
            <text:p>7.608</text:p>
          </table:table-cell>
          <table:table-cell table:formula="of:=[.A96]/[.$A$3]" office:value-type="float" office:value="0.517656664625434" calcext:value-type="float">
            <text:p>0.517656664625434</text:p>
          </table:table-cell>
          <table:table-cell office:value-type="float" office:value="7.9695" calcext:value-type="float">
            <text:p>7.9695</text:p>
          </table:table-cell>
          <table:table-cell table:formula="of:=[.C96]/[.$C$3]" office:value-type="float" office:value="0.541995375408052" calcext:value-type="float">
            <text:p>0.541995375408052</text:p>
          </table:table-cell>
          <table:table-cell office:value-type="float" office:value="7.3116" calcext:value-type="float">
            <text:p>7.3116</text:p>
          </table:table-cell>
          <table:table-cell table:formula="of:=[.E96]/[.$E$3]" office:value-type="float" office:value="0.497726344452008" calcext:value-type="float">
            <text:p>0.497726344452008</text:p>
          </table:table-cell>
          <table:table-cell office:value-type="float" office:value="7.6702" calcext:value-type="float">
            <text:p>7.6702</text:p>
          </table:table-cell>
          <table:table-cell table:formula="of:=[.G96]/[.$G$3]" office:value-type="float" office:value="0.521888820847792" calcext:value-type="float">
            <text:p>0.521888820847792</text:p>
          </table:table-cell>
          <table:table-cell office:value-type="float" office:value="8.1678" calcext:value-type="float">
            <text:p>8.1678</text:p>
          </table:table-cell>
          <table:table-cell table:formula="of:=[.I96]/[.$I$3]" office:value-type="float" office:value="0.555443726623597" calcext:value-type="float">
            <text:p>0.555443726623597</text:p>
          </table:table-cell>
          <table:table-cell office:value-type="float" office:value="8.5336" calcext:value-type="float">
            <text:p>8.5336</text:p>
          </table:table-cell>
          <table:table-cell table:formula="of:=[.K96]/[.$K$3]" office:value-type="float" office:value="0.580004078026235" calcext:value-type="float">
            <text:p>0.580004078026235</text:p>
          </table:table-cell>
          <table:table-cell table:formula="of:=AVERAGE([.A96];[.E96];[.I96])" office:value-type="float" office:value="7.6958" calcext:value-type="float">
            <text:p>7.6958</text:p>
          </table:table-cell>
          <table:table-cell table:formula="of:=AVERAGE([.B96];[.F96];[.J96])" office:value-type="float" office:value="0.523608911900346" calcext:value-type="float">
            <text:p>0.523608911900346</text:p>
          </table:table-cell>
          <table:table-cell table:formula="of:=AVERAGE([.C96];[.G96];[.K96])" office:value-type="float" office:value="8.05776666666667" calcext:value-type="float">
            <text:p>8.05776666666667</text:p>
          </table:table-cell>
          <table:table-cell table:formula="of:=AVERAGE([.D96];[.H96];[.L96])" office:value-type="float" office:value="0.547962758094027" calcext:value-type="float">
            <text:p>0.547962758094027</text:p>
          </table:table-cell>
        </table:table-row>
        <table:table-row table:style-name="ro1">
          <table:table-cell office:value-type="float" office:value="7.5928" calcext:value-type="float">
            <text:p>7.5928</text:p>
          </table:table-cell>
          <table:table-cell table:formula="of:=[.A97]/[.$A$3]" office:value-type="float" office:value="0.516622439953732" calcext:value-type="float">
            <text:p>0.516622439953732</text:p>
          </table:table-cell>
          <table:table-cell office:value-type="float" office:value="7.9654" calcext:value-type="float">
            <text:p>7.9654</text:p>
          </table:table-cell>
          <table:table-cell table:formula="of:=[.C97]/[.$C$3]" office:value-type="float" office:value="0.541716539717084" calcext:value-type="float">
            <text:p>0.541716539717084</text:p>
          </table:table-cell>
          <table:table-cell office:value-type="float" office:value="7.2975" calcext:value-type="float">
            <text:p>7.2975</text:p>
          </table:table-cell>
          <table:table-cell table:formula="of:=[.E97]/[.$E$3]" office:value-type="float" office:value="0.496766507828455" calcext:value-type="float">
            <text:p>0.496766507828455</text:p>
          </table:table-cell>
          <table:table-cell office:value-type="float" office:value="7.6667" calcext:value-type="float">
            <text:p>7.6667</text:p>
          </table:table-cell>
          <table:table-cell table:formula="of:=[.G97]/[.$G$3]" office:value-type="float" office:value="0.521650677008913" calcext:value-type="float">
            <text:p>0.521650677008913</text:p>
          </table:table-cell>
          <table:table-cell office:value-type="float" office:value="8.1492" calcext:value-type="float">
            <text:p>8.1492</text:p>
          </table:table-cell>
          <table:table-cell table:formula="of:=[.I97]/[.$I$3]" office:value-type="float" office:value="0.554178850731044" calcext:value-type="float">
            <text:p>0.554178850731044</text:p>
          </table:table-cell>
          <table:table-cell office:value-type="float" office:value="8.5251" calcext:value-type="float">
            <text:p>8.5251</text:p>
          </table:table-cell>
          <table:table-cell table:formula="of:=[.K97]/[.$K$3]" office:value-type="float" office:value="0.579426357642901" calcext:value-type="float">
            <text:p>0.579426357642901</text:p>
          </table:table-cell>
          <table:table-cell table:formula="of:=AVERAGE([.A97];[.E97];[.I97])" office:value-type="float" office:value="7.67983333333333" calcext:value-type="float">
            <text:p>7.67983333333333</text:p>
          </table:table-cell>
          <table:table-cell table:formula="of:=AVERAGE([.B97];[.F97];[.J97])" office:value-type="float" office:value="0.52252259950441" calcext:value-type="float">
            <text:p>0.52252259950441</text:p>
          </table:table-cell>
          <table:table-cell table:formula="of:=AVERAGE([.C97];[.G97];[.K97])" office:value-type="float" office:value="8.0524" calcext:value-type="float">
            <text:p>8.0524</text:p>
          </table:table-cell>
          <table:table-cell table:formula="of:=AVERAGE([.D97];[.H97];[.L97])" office:value-type="float" office:value="0.547597858122966" calcext:value-type="float">
            <text:p>0.547597858122966</text:p>
          </table:table-cell>
        </table:table-row>
        <table:table-row table:style-name="ro1">
          <table:table-cell office:value-type="float" office:value="7.5776" calcext:value-type="float">
            <text:p>7.5776</text:p>
          </table:table-cell>
          <table:table-cell table:formula="of:=[.A98]/[.$A$3]" office:value-type="float" office:value="0.51558821528203" calcext:value-type="float">
            <text:p>0.51558821528203</text:p>
          </table:table-cell>
          <table:table-cell office:value-type="float" office:value="7.9614" calcext:value-type="float">
            <text:p>7.9614</text:p>
          </table:table-cell>
          <table:table-cell table:formula="of:=[.C98]/[.$C$3]" office:value-type="float" office:value="0.541444504896627" calcext:value-type="float">
            <text:p>0.541444504896627</text:p>
          </table:table-cell>
          <table:table-cell office:value-type="float" office:value="7.2838" calcext:value-type="float">
            <text:p>7.2838</text:p>
          </table:table-cell>
          <table:table-cell table:formula="of:=[.E98]/[.$E$3]" office:value-type="float" office:value="0.495833900612662" calcext:value-type="float">
            <text:p>0.495833900612662</text:p>
          </table:table-cell>
          <table:table-cell office:value-type="float" office:value="7.6635" calcext:value-type="float">
            <text:p>7.6635</text:p>
          </table:table-cell>
          <table:table-cell table:formula="of:=[.G98]/[.$G$3]" office:value-type="float" office:value="0.521432945499081" calcext:value-type="float">
            <text:p>0.521432945499081</text:p>
          </table:table-cell>
          <table:table-cell office:value-type="float" office:value="8.1318" calcext:value-type="float">
            <text:p>8.1318</text:p>
          </table:table-cell>
          <table:table-cell table:formula="of:=[.I98]/[.$I$3]" office:value-type="float" office:value="0.552995579734784" calcext:value-type="float">
            <text:p>0.552995579734784</text:p>
          </table:table-cell>
          <table:table-cell office:value-type="float" office:value="8.5182" calcext:value-type="float">
            <text:p>8.5182</text:p>
          </table:table-cell>
          <table:table-cell table:formula="of:=[.K98]/[.$K$3]" office:value-type="float" office:value="0.578957384625841" calcext:value-type="float">
            <text:p>0.578957384625841</text:p>
          </table:table-cell>
          <table:table-cell table:formula="of:=AVERAGE([.A98];[.E98];[.I98])" office:value-type="float" office:value="7.6644" calcext:value-type="float">
            <text:p>7.6644</text:p>
          </table:table-cell>
          <table:table-cell table:formula="of:=AVERAGE([.B98];[.F98];[.J98])" office:value-type="float" office:value="0.521472565209825" calcext:value-type="float">
            <text:p>0.521472565209825</text:p>
          </table:table-cell>
          <table:table-cell table:formula="of:=AVERAGE([.C98];[.G98];[.K98])" office:value-type="float" office:value="8.0477" calcext:value-type="float">
            <text:p>8.0477</text:p>
          </table:table-cell>
          <table:table-cell table:formula="of:=AVERAGE([.D98];[.H98];[.L98])" office:value-type="float" office:value="0.547278278340516" calcext:value-type="float">
            <text:p>0.547278278340516</text:p>
          </table:table-cell>
        </table:table-row>
        <table:table-row table:style-name="ro1">
          <table:table-cell office:value-type="float" office:value="7.5642" calcext:value-type="float">
            <text:p>7.5642</text:p>
          </table:table-cell>
          <table:table-cell table:formula="of:=[.A99]/[.$A$3]" office:value-type="float" office:value="0.514676464584609" calcext:value-type="float">
            <text:p>0.514676464584609</text:p>
          </table:table-cell>
          <table:table-cell office:value-type="float" office:value="7.9589" calcext:value-type="float">
            <text:p>7.9589</text:p>
          </table:table-cell>
          <table:table-cell table:formula="of:=[.C99]/[.$C$3]" office:value-type="float" office:value="0.541274483133841" calcext:value-type="float">
            <text:p>0.541274483133841</text:p>
          </table:table-cell>
          <table:table-cell office:value-type="float" office:value="7.2712" calcext:value-type="float">
            <text:p>7.2712</text:p>
          </table:table-cell>
          <table:table-cell table:formula="of:=[.E99]/[.$E$3]" office:value-type="float" office:value="0.49497617426821" calcext:value-type="float">
            <text:p>0.49497617426821</text:p>
          </table:table-cell>
          <table:table-cell office:value-type="float" office:value="7.6613" calcext:value-type="float">
            <text:p>7.6613</text:p>
          </table:table-cell>
          <table:table-cell table:formula="of:=[.G99]/[.$G$3]" office:value-type="float" office:value="0.521283255086072" calcext:value-type="float">
            <text:p>0.521283255086072</text:p>
          </table:table-cell>
          <table:table-cell office:value-type="float" office:value="8.1149" calcext:value-type="float">
            <text:p>8.1149</text:p>
          </table:table-cell>
          <table:table-cell table:formula="of:=[.I99]/[.$I$3]" office:value-type="float" office:value="0.551846310778647" calcext:value-type="float">
            <text:p>0.551846310778647</text:p>
          </table:table-cell>
          <table:table-cell office:value-type="float" office:value="8.5116" calcext:value-type="float">
            <text:p>8.5116</text:p>
          </table:table-cell>
          <table:table-cell table:formula="of:=[.K99]/[.$K$3]" office:value-type="float" office:value="0.578508801739958" calcext:value-type="float">
            <text:p>0.578508801739958</text:p>
          </table:table-cell>
          <table:table-cell table:formula="of:=AVERAGE([.A99];[.E99];[.I99])" office:value-type="float" office:value="7.6501" calcext:value-type="float">
            <text:p>7.6501</text:p>
          </table:table-cell>
          <table:table-cell table:formula="of:=AVERAGE([.B99];[.F99];[.J99])" office:value-type="float" office:value="0.520499649877155" calcext:value-type="float">
            <text:p>0.520499649877155</text:p>
          </table:table-cell>
          <table:table-cell table:formula="of:=AVERAGE([.C99];[.G99];[.K99])" office:value-type="float" office:value="8.04393333333333" calcext:value-type="float">
            <text:p>8.04393333333333</text:p>
          </table:table-cell>
          <table:table-cell table:formula="of:=AVERAGE([.D99];[.H99];[.L99])" office:value-type="float" office:value="0.547022179986624" calcext:value-type="float">
            <text:p>0.547022179986624</text:p>
          </table:table-cell>
        </table:table-row>
        <table:table-row table:style-name="ro1">
          <table:table-cell office:value-type="float" office:value="7.5519" calcext:value-type="float">
            <text:p>7.5519</text:p>
          </table:table-cell>
          <table:table-cell table:formula="of:=[.A100]/[.$A$3]" office:value-type="float" office:value="0.513839559093693" calcext:value-type="float">
            <text:p>0.513839559093693</text:p>
          </table:table-cell>
          <table:table-cell office:value-type="float" office:value="7.9573" calcext:value-type="float">
            <text:p>7.9573</text:p>
          </table:table-cell>
          <table:table-cell table:formula="of:=[.C100]/[.$C$3]" office:value-type="float" office:value="0.541165669205658" calcext:value-type="float">
            <text:p>0.541165669205658</text:p>
          </table:table-cell>
          <table:table-cell office:value-type="float" office:value="7.2599" calcext:value-type="float">
            <text:p>7.2599</text:p>
          </table:table-cell>
          <table:table-cell table:formula="of:=[.E100]/[.$E$3]" office:value-type="float" office:value="0.494206943498979" calcext:value-type="float">
            <text:p>0.494206943498979</text:p>
          </table:table-cell>
          <table:table-cell office:value-type="float" office:value="7.6602" calcext:value-type="float">
            <text:p>7.6602</text:p>
          </table:table-cell>
          <table:table-cell table:formula="of:=[.G100]/[.$G$3]" office:value-type="float" office:value="0.521208409879567" calcext:value-type="float">
            <text:p>0.521208409879567</text:p>
          </table:table-cell>
          <table:table-cell office:value-type="float" office:value="8.1" calcext:value-type="float">
            <text:p>8.1</text:p>
          </table:table-cell>
          <table:table-cell table:formula="of:=[.I100]/[.$I$3]" office:value-type="float" office:value="0.550833049982999" calcext:value-type="float">
            <text:p>0.550833049982999</text:p>
          </table:table-cell>
          <table:table-cell office:value-type="float" office:value="8.5074" calcext:value-type="float">
            <text:p>8.5074</text:p>
          </table:table-cell>
          <table:table-cell table:formula="of:=[.K100]/[.$K$3]" office:value-type="float" office:value="0.578223339903487" calcext:value-type="float">
            <text:p>0.578223339903487</text:p>
          </table:table-cell>
          <table:table-cell table:formula="of:=AVERAGE([.A100];[.E100];[.I100])" office:value-type="float" office:value="7.63726666666667" calcext:value-type="float">
            <text:p>7.63726666666667</text:p>
          </table:table-cell>
          <table:table-cell table:formula="of:=AVERAGE([.B100];[.F100];[.J100])" office:value-type="float" office:value="0.519626517525223" calcext:value-type="float">
            <text:p>0.519626517525223</text:p>
          </table:table-cell>
          <table:table-cell table:formula="of:=AVERAGE([.C100];[.G100];[.K100])" office:value-type="float" office:value="8.04163333333333" calcext:value-type="float">
            <text:p>8.04163333333333</text:p>
          </table:table-cell>
          <table:table-cell table:formula="of:=AVERAGE([.D100];[.H100];[.L100])" office:value-type="float" office:value="0.546865806329571" calcext:value-type="float">
            <text:p>0.546865806329571</text:p>
          </table:table-cell>
        </table:table-row>
        <table:table-row table:style-name="ro1">
          <table:table-cell office:value-type="float" office:value="7.5402" calcext:value-type="float">
            <text:p>7.5402</text:p>
          </table:table-cell>
          <table:table-cell table:formula="of:=[.A101]/[.$A$3]" office:value-type="float" office:value="0.51304347826087" calcext:value-type="float">
            <text:p>0.51304347826087</text:p>
          </table:table-cell>
          <table:table-cell office:value-type="float" office:value="7.9562" calcext:value-type="float">
            <text:p>7.9562</text:p>
          </table:table-cell>
          <table:table-cell table:formula="of:=[.C101]/[.$C$3]" office:value-type="float" office:value="0.541090859630033" calcext:value-type="float">
            <text:p>0.541090859630033</text:p>
          </table:table-cell>
          <table:table-cell office:value-type="float" office:value="7.2485" calcext:value-type="float">
            <text:p>7.2485</text:p>
          </table:table-cell>
          <table:table-cell table:formula="of:=[.E101]/[.$E$3]" office:value-type="float" office:value="0.493430905377808" calcext:value-type="float">
            <text:p>0.493430905377808</text:p>
          </table:table-cell>
          <table:table-cell office:value-type="float" office:value="7.659" calcext:value-type="float">
            <text:p>7.659</text:p>
          </table:table-cell>
          <table:table-cell table:formula="of:=[.G101]/[.$G$3]" office:value-type="float" office:value="0.52112676056338" calcext:value-type="float">
            <text:p>0.52112676056338</text:p>
          </table:table-cell>
          <table:table-cell office:value-type="float" office:value="8.0847" calcext:value-type="float">
            <text:p>8.0847</text:p>
          </table:table-cell>
          <table:table-cell table:formula="of:=[.I101]/[.$I$3]" office:value-type="float" office:value="0.549792587555253" calcext:value-type="float">
            <text:p>0.549792587555253</text:p>
          </table:table-cell>
          <table:table-cell office:value-type="float" office:value="8.5027" calcext:value-type="float">
            <text:p>8.5027</text:p>
          </table:table-cell>
          <table:table-cell table:formula="of:=[.K101]/[.$K$3]" office:value-type="float" office:value="0.577903894515055" calcext:value-type="float">
            <text:p>0.577903894515055</text:p>
          </table:table-cell>
          <table:table-cell table:formula="of:=AVERAGE([.A101];[.E101];[.I101])" office:value-type="float" office:value="7.62446666666667" calcext:value-type="float">
            <text:p>7.62446666666667</text:p>
          </table:table-cell>
          <table:table-cell table:formula="of:=AVERAGE([.B101];[.F101];[.J101])" office:value-type="float" office:value="0.518755657064644" calcext:value-type="float">
            <text:p>0.518755657064644</text:p>
          </table:table-cell>
          <table:table-cell table:formula="of:=AVERAGE([.C101];[.G101];[.K101])" office:value-type="float" office:value="8.0393" calcext:value-type="float">
            <text:p>8.0393</text:p>
          </table:table-cell>
          <table:table-cell table:formula="of:=AVERAGE([.D101];[.H101];[.L101])" office:value-type="float" office:value="0.546707171569489" calcext:value-type="float">
            <text:p>0.546707171569489</text:p>
          </table:table-cell>
        </table:table-row>
        <table:table-row table:style-name="ro1">
          <table:table-cell office:value-type="float" office:value="7.5306" calcext:value-type="float">
            <text:p>7.5306</text:p>
          </table:table-cell>
          <table:table-cell table:formula="of:=[.A102]/[.$A$3]" office:value-type="float" office:value="0.512390283731374" calcext:value-type="float">
            <text:p>0.512390283731374</text:p>
          </table:table-cell>
          <table:table-cell office:value-type="float" office:value="7.9567" calcext:value-type="float">
            <text:p>7.9567</text:p>
          </table:table-cell>
          <table:table-cell table:formula="of:=[.C102]/[.$C$3]" office:value-type="float" office:value="0.54112486398259" calcext:value-type="float">
            <text:p>0.54112486398259</text:p>
          </table:table-cell>
          <table:table-cell office:value-type="float" office:value="7.2395" calcext:value-type="float">
            <text:p>7.2395</text:p>
          </table:table-cell>
          <table:table-cell table:formula="of:=[.E102]/[.$E$3]" office:value-type="float" office:value="0.492818243703199" calcext:value-type="float">
            <text:p>0.492818243703199</text:p>
          </table:table-cell>
          <table:table-cell office:value-type="float" office:value="7.6598" calcext:value-type="float">
            <text:p>7.6598</text:p>
          </table:table-cell>
          <table:table-cell table:formula="of:=[.G102]/[.$G$3]" office:value-type="float" office:value="0.521181193440838" calcext:value-type="float">
            <text:p>0.521181193440838</text:p>
          </table:table-cell>
          <table:table-cell office:value-type="float" office:value="8.0722" calcext:value-type="float">
            <text:p>8.0722</text:p>
          </table:table-cell>
          <table:table-cell table:formula="of:=[.I102]/[.$I$3]" office:value-type="float" office:value="0.548942536552193" calcext:value-type="float">
            <text:p>0.548942536552193</text:p>
          </table:table-cell>
          <table:table-cell office:value-type="float" office:value="8.5008" calcext:value-type="float">
            <text:p>8.5008</text:p>
          </table:table-cell>
          <table:table-cell table:formula="of:=[.K102]/[.$K$3]" office:value-type="float" office:value="0.577774757017604" calcext:value-type="float">
            <text:p>0.577774757017604</text:p>
          </table:table-cell>
          <table:table-cell table:formula="of:=AVERAGE([.A102];[.E102];[.I102])" office:value-type="float" office:value="7.6141" calcext:value-type="float">
            <text:p>7.6141</text:p>
          </table:table-cell>
          <table:table-cell table:formula="of:=AVERAGE([.B102];[.F102];[.J102])" office:value-type="float" office:value="0.518050354662255" calcext:value-type="float">
            <text:p>0.518050354662255</text:p>
          </table:table-cell>
          <table:table-cell table:formula="of:=AVERAGE([.C102];[.G102];[.K102])" office:value-type="float" office:value="8.0391" calcext:value-type="float">
            <text:p>8.0391</text:p>
          </table:table-cell>
          <table:table-cell table:formula="of:=AVERAGE([.D102];[.H102];[.L102])" office:value-type="float" office:value="0.546693604813677" calcext:value-type="float">
            <text:p>0.546693604813677</text:p>
          </table:table-cell>
        </table:table-row>
        <table:table-row table:style-name="ro1">
          <table:table-cell office:value-type="float" office:value="7.521" calcext:value-type="float">
            <text:p>7.521</text:p>
          </table:table-cell>
          <table:table-cell table:formula="of:=[.A103]/[.$A$3]" office:value-type="float" office:value="0.511737089201878" calcext:value-type="float">
            <text:p>0.511737089201878</text:p>
          </table:table-cell>
          <table:table-cell office:value-type="float" office:value="7.9573" calcext:value-type="float">
            <text:p>7.9573</text:p>
          </table:table-cell>
          <table:table-cell table:formula="of:=[.C103]/[.$C$3]" office:value-type="float" office:value="0.541165669205658" calcext:value-type="float">
            <text:p>0.541165669205658</text:p>
          </table:table-cell>
          <table:table-cell office:value-type="float" office:value="7.2299" calcext:value-type="float">
            <text:p>7.2299</text:p>
          </table:table-cell>
          <table:table-cell table:formula="of:=[.E103]/[.$E$3]" office:value-type="float" office:value="0.49216473791695" calcext:value-type="float">
            <text:p>0.49216473791695</text:p>
          </table:table-cell>
          <table:table-cell office:value-type="float" office:value="7.6602" calcext:value-type="float">
            <text:p>7.6602</text:p>
          </table:table-cell>
          <table:table-cell table:formula="of:=[.G103]/[.$G$3]" office:value-type="float" office:value="0.521208409879567" calcext:value-type="float">
            <text:p>0.521208409879567</text:p>
          </table:table-cell>
          <table:table-cell office:value-type="float" office:value="8.0597" calcext:value-type="float">
            <text:p>8.0597</text:p>
          </table:table-cell>
          <table:table-cell table:formula="of:=[.I103]/[.$I$3]" office:value-type="float" office:value="0.548092485549133" calcext:value-type="float">
            <text:p>0.548092485549133</text:p>
          </table:table-cell>
          <table:table-cell office:value-type="float" office:value="8.4991" calcext:value-type="float">
            <text:p>8.4991</text:p>
          </table:table-cell>
          <table:table-cell table:formula="of:=[.K103]/[.$K$3]" office:value-type="float" office:value="0.577659212940937" calcext:value-type="float">
            <text:p>0.577659212940937</text:p>
          </table:table-cell>
          <table:table-cell table:formula="of:=AVERAGE([.A103];[.E103];[.I103])" office:value-type="float" office:value="7.60353333333333" calcext:value-type="float">
            <text:p>7.60353333333333</text:p>
          </table:table-cell>
          <table:table-cell table:formula="of:=AVERAGE([.B103];[.F103];[.J103])" office:value-type="float" office:value="0.517331437555987" calcext:value-type="float">
            <text:p>0.517331437555987</text:p>
          </table:table-cell>
          <table:table-cell table:formula="of:=AVERAGE([.C103];[.G103];[.K103])" office:value-type="float" office:value="8.03886666666667" calcext:value-type="float">
            <text:p>8.03886666666667</text:p>
          </table:table-cell>
          <table:table-cell table:formula="of:=AVERAGE([.D103];[.H103];[.L103])" office:value-type="float" office:value="0.546677764008721" calcext:value-type="float">
            <text:p>0.5466777640087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 style:data-style-name="N2" text:time-value="21:31:46.4217176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07:00:12.612923414</meta:creation-date>
    <dc:date>2019-05-26T21:33:40.241554866</dc:date>
    <meta:editing-duration>PT39M16S</meta:editing-duration>
    <meta:editing-cycles>7</meta:editing-cycles>
    <meta:generator>LibreOffice/6.2.0.3$MacOSX_X86_64 LibreOffice_project/98c6a8a1c6c7b144ce3cc729e34964b47ce25d62</meta:generator>
    <meta:document-statistic meta:table-count="1" meta:cell-count="1636" meta:object-count="0"/>
  </office:meta>
</office:document-meta>
</file>